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4"/>
    <style:style style:name="ce2" style:family="table-cell" style:parent-style-name="Default" style:data-style-name="N126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1pt" svg:height="255.09pt" svg:x="64.03pt" svg:y="358.44pt">
            <loext:p draw:notify-on-update-of-ranges="Sheet1.A16:Sheet1.A27 Sheet1.B15:Sheet1.B15 Sheet1.B16:Sheet1.B27 Sheet1.A16:Sheet1.A27 Sheet1.C15:Sheet1.C15 Sheet1.C16:Sheet1.C27 Sheet1.A16:Sheet1.A27 Sheet1.D15:Sheet1.D15 Sheet1.D16:Sheet1.D27 Sheet1.A16:Sheet1.A27 Sheet1.E15:Sheet1.E15 Sheet1.E16:Sheet1.E27 Sheet1.A16:Sheet1.A27 Sheet1.F15:Sheet1.F15 Sheet1.F16:Sheet1.F27 Sheet1.A16:Sheet1.A27 Sheet1.G15:Sheet1.G15 Sheet1.G16:Sheet1.G27 Sheet1.A16:Sheet1.A27 Sheet1.H15:Sheet1.H15 Sheet1.H16:Sheet1.H27 Sheet1.A16:Sheet1.A27 Sheet1.I15:Sheet1.I15 Sheet1.I16:Sheet1.I27 Sheet1.A16:Sheet1.A27 Sheet1.J15:Sheet1.J15 Sheet1.J16:Sheet1.J27 Sheet1.A16:Sheet1.A27 Sheet1.K15:Sheet1.K15 Sheet1.K16:Sheet1.K27 Sheet1.A16:Sheet1.A27 Sheet1.L15:Sheet1.L15 Sheet1.L16:Sheet1.L27 Sheet1.A16:Sheet1.A27 Sheet1.M15:Sheet1.M15 Sheet1.M16:Sheet1.M27 Sheet1.A16:Sheet1.A27 Sheet1.N15:Sheet1.N15 Sheet1.N16:Sheet1.N27 Sheet1.A16:Sheet1.A27 Sheet1.O15:Sheet1.O15 Sheet1.O16:Sheet1.O2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576.03pt" svg:y="358.44pt">
            <loext:p draw:notify-on-update-of-ranges="Sheet1.A16:Sheet1.A27 Sheet1.B15:Sheet1.B15 Sheet1.B16:Sheet1.B27 Sheet1.A16:Sheet1.A27 Sheet1.C15:Sheet1.C15 Sheet1.C16:Sheet1.C27 Sheet1.A16:Sheet1.A27 Sheet1.D15:Sheet1.D15 Sheet1.D16:Sheet1.D27 Sheet1.A16:Sheet1.A27 Sheet1.E15:Sheet1.E15 Sheet1.E16:Sheet1.E27 Sheet1.A16:Sheet1.A27 Sheet1.F15:Sheet1.F15 Sheet1.F16:Sheet1.F27 Sheet1.A16:Sheet1.A27 Sheet1.G15:Sheet1.G15 Sheet1.G16:Sheet1.G27 Sheet1.A16:Sheet1.A27 Sheet1.H15:Sheet1.H15 Sheet1.H16:Sheet1.H27 Sheet1.A16:Sheet1.A27 Sheet1.I15:Sheet1.I15 Sheet1.I16:Sheet1.I27 Sheet1.A16:Sheet1.A27 Sheet1.J15:Sheet1.J15 Sheet1.J16:Sheet1.J27 Sheet1.A16:Sheet1.A27 Sheet1.K15:Sheet1.K15 Sheet1.K16:Sheet1.K27 Sheet1.A16:Sheet1.A27 Sheet1.L15:Sheet1.L15 Sheet1.L16:Sheet1.L27 Sheet1.A16:Sheet1.A27 Sheet1.M15:Sheet1.M15 Sheet1.M16:Sheet1.M27 Sheet1.A16:Sheet1.A27 Sheet1.N15:Sheet1.N15 Sheet1.N16:Sheet1.N27 Sheet1.A16:Sheet1.A27 Sheet1.O15:Sheet1.O15 Sheet1.O16:Sheet1.O27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53.51pt" svg:height="255.09pt" svg:x="64.03pt" svg:y="806.43pt">
            <loext:p draw:notify-on-update-of-ranges="Sheet1.A51:Sheet1.A62 Sheet1.B49:Sheet1.B50 Sheet1.B51:Sheet1.B62 Sheet1.A51:Sheet1.A62 Sheet1.C49:Sheet1.C50 Sheet1.C51:Sheet1.C62 Sheet1.A51:Sheet1.A62 Sheet1.D49:Sheet1.D50 Sheet1.D51:Sheet1.D62 Sheet1.A51:Sheet1.A62 Sheet1.E49:Sheet1.E50 Sheet1.E51:Sheet1.E62 Sheet1.A51:Sheet1.A62 Sheet1.F49:Sheet1.F50 Sheet1.F51:Sheet1.F62 Sheet1.A51:Sheet1.A62 Sheet1.G49:Sheet1.G50 Sheet1.G51:Sheet1.G62 Sheet1.A51:Sheet1.A62 Sheet1.H49:Sheet1.H50 Sheet1.H51:Sheet1.H62 Sheet1.A51:Sheet1.A62 Sheet1.I49:Sheet1.I50 Sheet1.I51:Sheet1.I62 Sheet1.A51:Sheet1.A62 Sheet1.J49:Sheet1.J50 Sheet1.J51:Sheet1.J62 Sheet1.A51:Sheet1.A62 Sheet1.K49:Sheet1.K50 Sheet1.K51:Sheet1.K62 Sheet1.A51:Sheet1.A62 Sheet1.L49:Sheet1.L50 Sheet1.L51:Sheet1.L62 Sheet1.A51:Sheet1.A62 Sheet1.M49:Sheet1.M50 Sheet1.M51:Sheet1.M62 Sheet1.A51:Sheet1.A62 Sheet1.N49:Sheet1.N50 Sheet1.N51:Sheet1.N62 Sheet1.A51:Sheet1.A62 Sheet1.O49:Sheet1.O50 Sheet1.O51:Sheet1.O62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360pt" svg:height="254.89pt" svg:x="576.03pt" svg:y="806.43pt">
            <loext:p draw:notify-on-update-of-ranges="Sheet1.A51:Sheet1.A62 Sheet1.B49:Sheet1.B50 Sheet1.B51:Sheet1.B62 Sheet1.A51:Sheet1.A62 Sheet1.C49:Sheet1.C50 Sheet1.C51:Sheet1.C62 Sheet1.A51:Sheet1.A62 Sheet1.D49:Sheet1.D50 Sheet1.D51:Sheet1.D62 Sheet1.A51:Sheet1.A62 Sheet1.E49:Sheet1.E50 Sheet1.E51:Sheet1.E62 Sheet1.A51:Sheet1.A62 Sheet1.F49:Sheet1.F50 Sheet1.F51:Sheet1.F62 Sheet1.A51:Sheet1.A62 Sheet1.G49:Sheet1.G50 Sheet1.G51:Sheet1.G62 Sheet1.A51:Sheet1.A62 Sheet1.H49:Sheet1.H50 Sheet1.H51:Sheet1.H62 Sheet1.A51:Sheet1.A62 Sheet1.I49:Sheet1.I50 Sheet1.I51:Sheet1.I62 Sheet1.A51:Sheet1.A62 Sheet1.J49:Sheet1.J50 Sheet1.J51:Sheet1.J62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17" table:default-cell-style-name="Default"/>
        <table:table-row table:style-name="ro1">
          <table:table-cell/>
          <table:table-cell office:value-type="string" calcext:value-type="string">
            <text:p>0-body</text:p>
          </table:table-cell>
          <table:table-cell office:value-type="string" calcext:value-type="string">
            <text:p>1-body</text:p>
          </table:table-cell>
          <table:table-cell office:value-type="string" calcext:value-type="string">
            <text:p>2-body</text:p>
          </table:table-cell>
          <table:table-cell office:value-type="string" calcext:value-type="string">
            <text:p>3-body</text:p>
          </table:table-cell>
          <table:table-cell office:value-type="string" calcext:value-type="string">
            <text:p>4-body</text:p>
          </table:table-cell>
          <table:table-cell office:value-type="string" calcext:value-type="string">
            <text:p>5-body</text:p>
          </table:table-cell>
          <table:table-cell office:value-type="string" calcext:value-type="string">
            <text:p>6-body</text:p>
          </table:table-cell>
          <table:table-cell office:value-type="string" calcext:value-type="string">
            <text:p>7-body</text:p>
          </table:table-cell>
          <table:table-cell office:value-type="string" calcext:value-type="string">
            <text:p>8-body</text:p>
          </table:table-cell>
          <table:table-cell office:value-type="string" calcext:value-type="string">
            <text:p>Exact</text:p>
          </table:table-cell>
          <table:table-cell/>
          <table:table-cell office:value-type="string" calcext:value-type="string">
            <text:p>NB0(2)</text:p>
          </table:table-cell>
          <table:table-cell office:value-type="string" calcext:value-type="string">
            <text:p>NB1(2)</text:p>
          </table:table-cell>
          <table:table-cell office:value-type="string" calcext:value-type="string">
            <text:p>NB2(2)</text:p>
          </table:table-cell>
          <table:table-cell office:value-type="string" calcext:value-type="string">
            <text:p>NB3(2)</text:p>
          </table:table-cell>
          <table:table-cell office:value-type="string" calcext:value-type="string">
            <text:p>NB4(2)</text:p>
          </table:table-cell>
        </table:table-row>
        <table:table-row table:style-name="ro1">
          <table:table-cell table:formula="of:=1/64" office:value-type="float" office:value="0.015625" calcext:value-type="float">
            <text:p>0.015625</text:p>
          </table:table-cell>
          <table:table-cell table:number-columns-repeated="2" office:value-type="float" office:value="-18" calcext:value-type="float">
            <text:p>-18</text:p>
          </table:table-cell>
          <table:table-cell office:value-type="float" office:value="-18.00202774" calcext:value-type="float">
            <text:p>-18.00202774</text:p>
          </table:table-cell>
          <table:table-cell office:value-type="float" office:value="-18.00202777" calcext:value-type="float">
            <text:p>-18.00202777</text:p>
          </table:table-cell>
          <table:table-cell table:number-columns-repeated="6" office:value-type="float" office:value="-18.00202853" calcext:value-type="float">
            <text:p>-18.00202853</text:p>
          </table:table-cell>
          <table:table-cell/>
          <table:table-cell table:number-columns-repeated="2" office:value-type="float" office:value="-18.00201416" calcext:value-type="float">
            <text:p>-18.00201416</text:p>
          </table:table-cell>
          <table:table-cell table:number-columns-repeated="3" office:value-type="float" office:value="-18.00202853" calcext:value-type="float">
            <text:p>-18.00202853</text:p>
          </table:table-cell>
        </table:table-row>
        <table:table-row table:style-name="ro1">
          <table:table-cell table:formula="of:=[.A2]*2" office:value-type="float" office:value="0.03125" calcext:value-type="float">
            <text:p>0.03125</text:p>
          </table:table-cell>
          <table:table-cell table:number-columns-repeated="2" office:value-type="float" office:value="-18" calcext:value-type="float">
            <text:p>-18</text:p>
          </table:table-cell>
          <table:table-cell office:value-type="float" office:value="-18.00815926" calcext:value-type="float">
            <text:p>-18.00815926</text:p>
          </table:table-cell>
          <table:table-cell office:value-type="float" office:value="-18.00815971" calcext:value-type="float">
            <text:p>-18.00815971</text:p>
          </table:table-cell>
          <table:table-cell table:number-columns-repeated="6" office:value-type="float" office:value="-18.00817213" calcext:value-type="float">
            <text:p>-18.00817213</text:p>
          </table:table-cell>
          <table:table-cell/>
          <table:table-cell table:number-columns-repeated="2" office:value-type="float" office:value="-18.00805664" calcext:value-type="float">
            <text:p>-18.00805664</text:p>
          </table:table-cell>
          <table:table-cell office:value-type="float" office:value="-18.00817191" calcext:value-type="float">
            <text:p>-18.00817191</text:p>
          </table:table-cell>
          <table:table-cell office:value-type="float" office:value="-18.00817192" calcext:value-type="float">
            <text:p>-18.00817192</text:p>
          </table:table-cell>
          <table:table-cell office:value-type="float" office:value="-18.00817213" calcext:value-type="float">
            <text:p>-18.00817213</text:p>
          </table:table-cell>
        </table:table-row>
        <table:table-row table:style-name="ro1">
          <table:table-cell table:formula="of:=[.A3]*2" office:value-type="float" office:value="0.0625" calcext:value-type="float">
            <text:p>0.0625</text:p>
          </table:table-cell>
          <table:table-cell table:number-columns-repeated="2" office:value-type="float" office:value="-18" calcext:value-type="float">
            <text:p>-18</text:p>
          </table:table-cell>
          <table:table-cell office:value-type="float" office:value="-18.03294513" calcext:value-type="float">
            <text:p>-18.03294513</text:p>
          </table:table-cell>
          <table:table-cell office:value-type="float" office:value="-18.03295265" calcext:value-type="float">
            <text:p>-18.03295265</text:p>
          </table:table-cell>
          <table:table-cell office:value-type="float" office:value="-18.03315783" calcext:value-type="float">
            <text:p>-18.03315783</text:p>
          </table:table-cell>
          <table:table-cell office:value-type="float" office:value="-18.03315789" calcext:value-type="float">
            <text:p>-18.03315789</text:p>
          </table:table-cell>
          <table:table-cell table:number-columns-repeated="4" office:value-type="float" office:value="-18.03315833" calcext:value-type="float">
            <text:p>-18.03315833</text:p>
          </table:table-cell>
          <table:table-cell/>
          <table:table-cell table:number-columns-repeated="2" office:value-type="float" office:value="-18.03222656" calcext:value-type="float">
            <text:p>-18.03222656</text:p>
          </table:table-cell>
          <table:table-cell office:value-type="float" office:value="-18.03314973" calcext:value-type="float">
            <text:p>-18.03314973</text:p>
          </table:table-cell>
          <table:table-cell office:value-type="float" office:value="-18.03315025" calcext:value-type="float">
            <text:p>-18.03315025</text:p>
          </table:table-cell>
          <table:table-cell office:value-type="float" office:value="-18.03315831" calcext:value-type="float">
            <text:p>-18.03315831</text:p>
          </table:table-cell>
        </table:table-row>
        <table:table-row table:style-name="ro1">
          <table:table-cell table:formula="of:=[.A4]*2" office:value-type="float" office:value="0.125" calcext:value-type="float">
            <text:p>0.125</text:p>
          </table:table-cell>
          <table:table-cell table:number-columns-repeated="2" office:value-type="float" office:value="-18" calcext:value-type="float">
            <text:p>-18</text:p>
          </table:table-cell>
          <table:table-cell office:value-type="float" office:value="-18.13289196" calcext:value-type="float">
            <text:p>-18.13289196</text:p>
          </table:table-cell>
          <table:table-cell office:value-type="float" office:value="-18.13302032" calcext:value-type="float">
            <text:p>-18.13302032</text:p>
          </table:table-cell>
          <table:table-cell office:value-type="float" office:value="-18.13643138" calcext:value-type="float">
            <text:p>-18.13643138</text:p>
          </table:table-cell>
          <table:table-cell office:value-type="float" office:value="-18.13643613" calcext:value-type="float">
            <text:p>-18.13643613</text:p>
          </table:table-cell>
          <table:table-cell office:value-type="float" office:value="-18.13646805" calcext:value-type="float">
            <text:p>-18.13646805</text:p>
          </table:table-cell>
          <table:table-cell office:value-type="float" office:value="-18.13646809" calcext:value-type="float">
            <text:p>-18.13646809</text:p>
          </table:table-cell>
          <table:table-cell table:number-columns-repeated="2" office:value-type="float" office:value="-18.13646821" calcext:value-type="float">
            <text:p>-18.13646821</text:p>
          </table:table-cell>
          <table:table-cell/>
          <table:table-cell table:number-columns-repeated="2" office:value-type="float" office:value="-18.12890625" calcext:value-type="float">
            <text:p>-18.12890625</text:p>
          </table:table-cell>
          <table:table-cell office:value-type="float" office:value="-18.13611159" calcext:value-type="float">
            <text:p>-18.13611159</text:p>
          </table:table-cell>
          <table:table-cell office:value-type="float" office:value="-18.1361328" calcext:value-type="float">
            <text:p>-18.1361328</text:p>
          </table:table-cell>
          <table:table-cell office:value-type="float" office:value="-18.13646514" calcext:value-type="float">
            <text:p>-18.13646514</text:p>
          </table:table-cell>
        </table:table-row>
        <table:table-row table:style-name="ro1">
          <table:table-cell table:formula="of:=[.A5]*2" office:value-type="float" office:value="0.25" calcext:value-type="float">
            <text:p>0.25</text:p>
          </table:table-cell>
          <table:table-cell table:number-columns-repeated="2" office:value-type="float" office:value="-18" calcext:value-type="float">
            <text:p>-18</text:p>
          </table:table-cell>
          <table:table-cell office:value-type="float" office:value="-18.51944651" calcext:value-type="float">
            <text:p>-18.51944651</text:p>
          </table:table-cell>
          <table:table-cell office:value-type="float" office:value="-18.52143953" calcext:value-type="float">
            <text:p>-18.52143953</text:p>
          </table:table-cell>
          <table:table-cell office:value-type="float" office:value="-18.57430777" calcext:value-type="float">
            <text:p>-18.57430777</text:p>
          </table:table-cell>
          <table:table-cell office:value-type="float" office:value="-18.57468275" calcext:value-type="float">
            <text:p>-18.57468275</text:p>
          </table:table-cell>
          <table:table-cell office:value-type="float" office:value="-18.57704943" calcext:value-type="float">
            <text:p>-18.57704943</text:p>
          </table:table-cell>
          <table:table-cell office:value-type="float" office:value="-18.57706716" calcext:value-type="float">
            <text:p>-18.57706716</text:p>
          </table:table-cell>
          <table:table-cell office:value-type="float" office:value="-18.57710892" calcext:value-type="float">
            <text:p>-18.57710892</text:p>
          </table:table-cell>
          <table:table-cell office:value-type="float" office:value="-18.57710947" calcext:value-type="float">
            <text:p>-18.57710947</text:p>
          </table:table-cell>
          <table:table-cell/>
          <table:table-cell table:number-columns-repeated="2" office:value-type="float" office:value="-18.515625" calcext:value-type="float">
            <text:p>-18.515625</text:p>
          </table:table-cell>
          <table:table-cell office:value-type="float" office:value="-18.56279635" calcext:value-type="float">
            <text:p>-18.56279635</text:p>
          </table:table-cell>
          <table:table-cell office:value-type="float" office:value="-18.5635596" calcext:value-type="float">
            <text:p>-18.5635596</text:p>
          </table:table-cell>
          <table:table-cell office:value-type="float" office:value="-18.5765314" calcext:value-type="float">
            <text:p>-18.5765314</text:p>
          </table:table-cell>
        </table:table-row>
        <table:table-row table:style-name="ro1">
          <table:table-cell table:formula="of:=[.A6]*2" office:value-type="float" office:value="0.5" calcext:value-type="float">
            <text:p>0.5</text:p>
          </table:table-cell>
          <table:table-cell table:number-columns-repeated="2" office:value-type="float" office:value="-18" calcext:value-type="float">
            <text:p>-18</text:p>
          </table:table-cell>
          <table:table-cell office:value-type="float" office:value="-19.79821323" calcext:value-type="float">
            <text:p>-19.79821323</text:p>
          </table:table-cell>
          <table:table-cell office:value-type="float" office:value="-19.8188212" calcext:value-type="float">
            <text:p>-19.8188212</text:p>
          </table:table-cell>
          <table:table-cell office:value-type="float" office:value="-20.37551826" calcext:value-type="float">
            <text:p>-20.37551826</text:p>
          </table:table-cell>
          <table:table-cell office:value-type="float" office:value="-20.3935321" calcext:value-type="float">
            <text:p>-20.3935321</text:p>
          </table:table-cell>
          <table:table-cell office:value-type="float" office:value="-20.5126176" calcext:value-type="float">
            <text:p>-20.5126176</text:p>
          </table:table-cell>
          <table:table-cell office:value-type="float" office:value="-20.51778848" calcext:value-type="float">
            <text:p>-20.51778848</text:p>
          </table:table-cell>
          <table:table-cell office:value-type="float" office:value="-20.52976683" calcext:value-type="float">
            <text:p>-20.52976683</text:p>
          </table:table-cell>
          <table:table-cell office:value-type="float" office:value="-20.5306956" calcext:value-type="float">
            <text:p>-20.5306956</text:p>
          </table:table-cell>
          <table:table-cell/>
          <table:table-cell table:number-columns-repeated="2" office:value-type="float" office:value="-20.0625" calcext:value-type="float">
            <text:p>-20.0625</text:p>
          </table:table-cell>
          <table:table-cell office:value-type="float" office:value="-20.16860257" calcext:value-type="float">
            <text:p>-20.16860257</text:p>
          </table:table-cell>
          <table:table-cell office:value-type="float" office:value="-20.18240375" calcext:value-type="float">
            <text:p>-20.18240375</text:p>
          </table:table-cell>
          <table:table-cell office:value-type="float" office:value="-20.45612569" calcext:value-type="float">
            <text:p>-20.45612569</text:p>
          </table:table-cell>
        </table:table-row>
        <table:table-row table:style-name="ro1">
          <table:table-cell table:formula="of:=[.A7]*2" office:value-type="float" office:value="1" calcext:value-type="float">
            <text:p>1</text:p>
          </table:table-cell>
          <table:table-cell table:number-columns-repeated="2" office:value-type="float" office:value="-18" calcext:value-type="float">
            <text:p>-18</text:p>
          </table:table-cell>
          <table:table-cell office:value-type="float" office:value="-23.09213719" calcext:value-type="float">
            <text:p>-23.09213719</text:p>
          </table:table-cell>
          <table:table-cell office:value-type="float" office:value="-23.20560581" calcext:value-type="float">
            <text:p>-23.20560581</text:p>
          </table:table-cell>
          <table:table-cell office:value-type="float" office:value="-25.91830505" calcext:value-type="float">
            <text:p>-25.91830505</text:p>
          </table:table-cell>
          <table:table-cell office:value-type="float" office:value="-26.11133285" calcext:value-type="float">
            <text:p>-26.11133285</text:p>
          </table:table-cell>
          <table:table-cell office:value-type="float" office:value="-27.43169266" calcext:value-type="float">
            <text:p>-27.43169266</text:p>
          </table:table-cell>
          <table:table-cell office:value-type="float" office:value="-27.60170741" calcext:value-type="float">
            <text:p>-27.60170741</text:p>
          </table:table-cell>
          <table:table-cell office:value-type="float" office:value="-28.07142194" calcext:value-type="float">
            <text:p>-28.07142194</text:p>
          </table:table-cell>
          <table:table-cell office:value-type="float" office:value="-28.25829373" calcext:value-type="float">
            <text:p>-28.25829373</text:p>
          </table:table-cell>
          <table:table-cell/>
          <table:table-cell table:number-columns-repeated="2" office:value-type="float" office:value="-26.25" calcext:value-type="float">
            <text:p>-26.25</text:p>
          </table:table-cell>
          <table:table-cell office:value-type="float" office:value="-24.82097976" calcext:value-type="float">
            <text:p>-24.82097976</text:p>
          </table:table-cell>
          <table:table-cell office:value-type="float" office:value="-24.90752872" calcext:value-type="float">
            <text:p>-24.90752872</text:p>
          </table:table-cell>
          <table:table-cell office:value-type="float" office:value="-26.61490585" calcext:value-type="float">
            <text:p>-26.61490585</text:p>
          </table:table-cell>
        </table:table-row>
        <table:table-row table:style-name="ro1">
          <table:table-cell table:formula="of:=[.A8]*2" office:value-type="float" office:value="2" calcext:value-type="float">
            <text:p>2</text:p>
          </table:table-cell>
          <table:table-cell table:number-columns-repeated="2" office:value-type="float" office:value="-18" calcext:value-type="float">
            <text:p>-18</text:p>
          </table:table-cell>
          <table:table-cell office:value-type="float" office:value="-30.24056667" calcext:value-type="float">
            <text:p>-30.24056667</text:p>
          </table:table-cell>
          <table:table-cell office:value-type="float" office:value="-30.62952966" calcext:value-type="float">
            <text:p>-30.62952966</text:p>
          </table:table-cell>
          <table:table-cell office:value-type="float" office:value="-38.45362441" calcext:value-type="float">
            <text:p>-38.45362441</text:p>
          </table:table-cell>
          <table:table-cell office:value-type="float" office:value="-39.20160038" calcext:value-type="float">
            <text:p>-39.20160038</text:p>
          </table:table-cell>
          <table:table-cell office:value-type="float" office:value="-43.93748855" calcext:value-type="float">
            <text:p>-43.93748855</text:p>
          </table:table-cell>
          <table:table-cell office:value-type="float" office:value="-44.8049614" calcext:value-type="float">
            <text:p>-44.8049614</text:p>
          </table:table-cell>
          <table:table-cell/>
          <table:table-cell office:value-type="float" office:value="-49.41281263" calcext:value-type="float">
            <text:p>-49.41281263</text:p>
          </table:table-cell>
          <table:table-cell/>
          <table:table-cell table:number-columns-repeated="2" office:value-type="float" office:value="-51" calcext:value-type="float">
            <text:p>-51</text:p>
          </table:table-cell>
          <table:table-cell office:value-type="float" office:value="-35.60004362" calcext:value-type="float">
            <text:p>-35.60004362</text:p>
          </table:table-cell>
          <table:table-cell office:value-type="float" office:value="-35.85921396" calcext:value-type="float">
            <text:p>-35.85921396</text:p>
          </table:table-cell>
          <table:table-cell office:value-type="float" office:value="-40.9095756" calcext:value-type="float">
            <text:p>-40.9095756</text:p>
          </table:table-cell>
        </table:table-row>
        <table:table-row table:style-name="ro1">
          <table:table-cell table:formula="of:=[.A9]*2" office:value-type="float" office:value="4" calcext:value-type="float">
            <text:p>4</text:p>
          </table:table-cell>
          <table:table-cell table:number-columns-repeated="2" office:value-type="float" office:value="-18" calcext:value-type="float">
            <text:p>-18</text:p>
          </table:table-cell>
          <table:table-cell office:value-type="float" office:value="-44.83708048" calcext:value-type="float">
            <text:p>-44.83708048</text:p>
          </table:table-cell>
          <table:table-cell office:value-type="float" office:value="-45.86315848" calcext:value-type="float">
            <text:p>-45.86315848</text:p>
          </table:table-cell>
          <table:table-cell office:value-type="float" office:value="-64.16047017" calcext:value-type="float">
            <text:p>-64.16047017</text:p>
          </table:table-cell>
          <table:table-cell office:value-type="float" office:value="-66.15405541" calcext:value-type="float">
            <text:p>-66.15405541</text:p>
          </table:table-cell>
          <table:table-cell office:value-type="float" office:value="-78.01453185" calcext:value-type="float">
            <text:p>-78.01453185</text:p>
          </table:table-cell>
          <table:table-cell office:value-type="float" office:value="-80.51229504" calcext:value-type="float">
            <text:p>-80.51229504</text:p>
          </table:table-cell>
          <table:table-cell/>
          <table:table-cell office:value-type="float" office:value="-95.5407249" calcext:value-type="float">
            <text:p>-95.5407249</text:p>
          </table:table-cell>
          <table:table-cell/>
          <table:table-cell table:number-columns-repeated="2" office:value-type="float" office:value="-150" calcext:value-type="float">
            <text:p>-150</text:p>
          </table:table-cell>
          <table:table-cell office:value-type="float" office:value="-58.26108353" calcext:value-type="float">
            <text:p>-58.26108353</text:p>
          </table:table-cell>
          <table:table-cell office:value-type="float" office:value="-58.80893545" calcext:value-type="float">
            <text:p>-58.80893545</text:p>
          </table:table-cell>
          <table:table-cell office:value-type="float" office:value="-70.43277225" calcext:value-type="float">
            <text:p>-70.43277225</text:p>
          </table:table-cell>
        </table:table-row>
        <table:table-row table:style-name="ro1">
          <table:table-cell table:formula="of:=[.A10]*2" office:value-type="float" office:value="8" calcext:value-type="float">
            <text:p>8</text:p>
          </table:table-cell>
          <table:table-cell table:number-columns-repeated="2" office:value-type="float" office:value="-18" calcext:value-type="float">
            <text:p>-18</text:p>
          </table:table-cell>
          <table:table-cell office:value-type="float" office:value="-74.17627165" calcext:value-type="float">
            <text:p>-74.17627165</text:p>
          </table:table-cell>
          <table:table-cell office:value-type="float" office:value="-76.53860625" calcext:value-type="float">
            <text:p>-76.53860625</text:p>
          </table:table-cell>
          <table:table-cell office:value-type="float" office:value="-115.85167617" calcext:value-type="float">
            <text:p>-115.85167617</text:p>
          </table:table-cell>
          <table:table-cell office:value-type="float" office:value="-120.41648304" calcext:value-type="float">
            <text:p>-120.41648304</text:p>
          </table:table-cell>
          <table:table-cell office:value-type="float" office:value="-146.60280401" calcext:value-type="float">
            <text:p>-146.60280401</text:p>
          </table:table-cell>
          <table:table-cell office:value-type="float" office:value="-152.48400637" calcext:value-type="float">
            <text:p>-152.48400637</text:p>
          </table:table-cell>
          <table:table-cell/>
          <table:table-cell office:value-type="float" office:value="-189.56850903" calcext:value-type="float">
            <text:p>-189.56850903</text:p>
          </table:table-cell>
          <table:table-cell/>
          <table:table-cell table:number-columns-repeated="2" office:value-type="float" office:value="-546" calcext:value-type="float">
            <text:p>-546</text:p>
          </table:table-cell>
          <table:table-cell office:value-type="float" office:value="-104.30882596" calcext:value-type="float">
            <text:p>-104.30882596</text:p>
          </table:table-cell>
          <table:table-cell office:value-type="float" office:value="-105.33701807" calcext:value-type="float">
            <text:p>-105.33701807</text:p>
          </table:table-cell>
          <table:table-cell office:value-type="float" office:value="-129.92118797" calcext:value-type="float">
            <text:p>-129.92118797</text:p>
          </table:table-cell>
        </table:table-row>
        <table:table-row table:style-name="ro1">
          <table:table-cell table:formula="of:=[.A11]*2" office:value-type="float" office:value="16" calcext:value-type="float">
            <text:p>16</text:p>
          </table:table-cell>
          <table:table-cell table:number-columns-repeated="2" office:value-type="float" office:value="-18" calcext:value-type="float">
            <text:p>-18</text:p>
          </table:table-cell>
          <table:table-cell office:value-type="float" office:value="-132.92572469" calcext:value-type="float">
            <text:p>-132.92572469</text:p>
          </table:table-cell>
          <table:table-cell office:value-type="float" office:value="-137.99836871" calcext:value-type="float">
            <text:p>-137.99836871</text:p>
          </table:table-cell>
          <table:table-cell office:value-type="float" office:value="-219.36272574" calcext:value-type="float">
            <text:p>-219.36272574</text:p>
          </table:table-cell>
          <table:table-cell office:value-type="float" office:value="-229.11448612" calcext:value-type="float">
            <text:p>-229.11448612</text:p>
          </table:table-cell>
          <table:table-cell office:value-type="float" office:value="-283.97509394" calcext:value-type="float">
            <text:p>-283.97509394</text:p>
          </table:table-cell>
          <table:table-cell office:value-type="float" office:value="-296.68618727" calcext:value-type="float">
            <text:p>-296.68618727</text:p>
          </table:table-cell>
          <table:table-cell/>
          <table:table-cell office:value-type="float" office:value="-378.41562378" calcext:value-type="float">
            <text:p>-378.41562378</text:p>
          </table:table-cell>
          <table:table-cell/>
          <table:table-cell table:number-columns-repeated="2" office:value-type="float" office:value="-2130" calcext:value-type="float">
            <text:p>-2130</text:p>
          </table:table-cell>
          <table:table-cell office:value-type="float" office:value="-196.83672314" calcext:value-type="float">
            <text:p>-196.83672314</text:p>
          </table:table-cell>
          <table:table-cell office:value-type="float" office:value="-198.74248575" calcext:value-type="float">
            <text:p>-198.74248575</text:p>
          </table:table-cell>
          <table:table-cell office:value-type="float" office:value="-249.11617551" calcext:value-type="float">
            <text:p>-249.11617551</text:p>
          </table:table-cell>
        </table:table-row>
        <table:table-row table:style-name="ro1">
          <table:table-cell table:formula="of:=[.A12]*2" office:value-type="float" office:value="32" calcext:value-type="float">
            <text:p>32</text:p>
          </table:table-cell>
          <table:table-cell table:number-columns-repeated="2" office:value-type="float" office:value="-18" calcext:value-type="float">
            <text:p>-18</text:p>
          </table:table-cell>
          <table:table-cell office:value-type="float" office:value="-250.45954263" calcext:value-type="float">
            <text:p>-250.45954263</text:p>
          </table:table-cell>
          <table:table-cell office:value-type="float" office:value="-260.97376515" calcext:value-type="float">
            <text:p>-260.97376515</text:p>
          </table:table-cell>
          <table:table-cell office:value-type="float" office:value="-426.44669208" calcext:value-type="float">
            <text:p>-426.44669208</text:p>
          </table:table-cell>
          <table:table-cell office:value-type="float" office:value="-446.59598329" calcext:value-type="float">
            <text:p>-446.59598329</text:p>
          </table:table-cell>
          <table:table-cell office:value-type="float" office:value="-558.81268053" calcext:value-type="float">
            <text:p>-558.81268053</text:p>
          </table:table-cell>
          <table:table-cell office:value-type="float" office:value="-585.21544908" calcext:value-type="float">
            <text:p>-585.21544908</text:p>
          </table:table-cell>
          <table:table-cell/>
          <table:table-cell office:value-type="float" office:value="-756.47937356" calcext:value-type="float">
            <text:p>-756.47937356</text:p>
          </table:table-cell>
          <table:table-cell/>
          <table:table-cell table:number-columns-repeated="2" office:value-type="float" office:value="-8466" calcext:value-type="float">
            <text:p>-8466</text:p>
          </table:table-cell>
          <table:table-cell office:value-type="float" office:value="-382.13164196" calcext:value-type="float">
            <text:p>-382.13164196</text:p>
          </table:table-cell>
          <table:table-cell office:value-type="float" office:value="-385.73851089" calcext:value-type="float">
            <text:p>-385.73851089</text:p>
          </table:table-cell>
          <table:table-cell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Delta E</text:p>
          </table:table-cell>
          <table:table-cell table:formula="of:=[.B1]" office:value-type="string" office:string-value="0-body" calcext:value-type="string">
            <text:p>0-body</text:p>
          </table:table-cell>
          <table:table-cell table:formula="of:=[.C1]" office:value-type="string" office:string-value="1-body" calcext:value-type="string">
            <text:p>1-body</text:p>
          </table:table-cell>
          <table:table-cell table:formula="of:=[.D1]" office:value-type="string" office:string-value="2-body" calcext:value-type="string">
            <text:p>2-body</text:p>
          </table:table-cell>
          <table:table-cell table:formula="of:=[.E1]" office:value-type="string" office:string-value="3-body" calcext:value-type="string">
            <text:p>3-body</text:p>
          </table:table-cell>
          <table:table-cell table:formula="of:=[.F1]" office:value-type="string" office:string-value="4-body" calcext:value-type="string">
            <text:p>4-body</text:p>
          </table:table-cell>
          <table:table-cell table:formula="of:=[.G1]" office:value-type="string" office:string-value="5-body" calcext:value-type="string">
            <text:p>5-body</text:p>
          </table:table-cell>
          <table:table-cell table:formula="of:=[.H1]" office:value-type="string" office:string-value="6-body" calcext:value-type="string">
            <text:p>6-body</text:p>
          </table:table-cell>
          <table:table-cell table:formula="of:=[.I1]" office:value-type="string" office:string-value="7-body" calcext:value-type="string">
            <text:p>7-body</text:p>
          </table:table-cell>
          <table:table-cell table:formula="of:=[.J1]" office:value-type="string" office:string-value="8-body" calcext:value-type="string">
            <text:p>8-body</text:p>
          </table:table-cell>
          <table:table-cell office:value-type="string" calcext:value-type="string">
            <text:p>NB0(2)</text:p>
          </table:table-cell>
          <table:table-cell office:value-type="string" calcext:value-type="string">
            <text:p>NB1(2)</text:p>
          </table:table-cell>
          <table:table-cell office:value-type="string" calcext:value-type="string">
            <text:p>NB2(2)</text:p>
          </table:table-cell>
          <table:table-cell office:value-type="string" calcext:value-type="string">
            <text:p>NB3(2)</text:p>
          </table:table-cell>
          <table:table-cell office:value-type="string" calcext:value-type="string">
            <text:p>NB4(2)</text:p>
          </table:table-cell>
          <table:table-cell table:number-columns-repeated="2"/>
        </table:table-row>
        <table:table-row table:style-name="ro1">
          <table:table-cell table:formula="of:=[.A2]" office:value-type="float" office:value="0.015625" calcext:value-type="float">
            <text:p>0.015625</text:p>
          </table:table-cell>
          <table:table-cell table:style-name="ce1" table:formula="of:=([.B2]-[.$B2])/([.$K2]-[.$B2])" office:value-type="float" office:value="-0" calcext:value-type="float">
            <text:p>0.0000</text:p>
          </table:table-cell>
          <table:table-cell table:style-name="ce1" table:formula="of:=([.C2]-[.$B2])/([.$K2]-[.$B2])" office:value-type="float" office:value="-0" calcext:value-type="float">
            <text:p>0.0000</text:p>
          </table:table-cell>
          <table:table-cell table:style-name="ce1" table:formula="of:=([.D2]-[.$B2])/([.$K2]-[.$B2])" office:value-type="float" office:value="0.999610555426138" calcext:value-type="float">
            <text:p>0.9996</text:p>
          </table:table-cell>
          <table:table-cell table:style-name="ce1" table:formula="of:=([.E2]-[.$B2])/([.$K2]-[.$B2])" office:value-type="float" office:value="0.999625344461786" calcext:value-type="float">
            <text:p>0.9996</text:p>
          </table:table-cell>
          <table:table-cell table:style-name="ce1" table:formula="of:=([.F2]-[.$B2])/([.$K2]-[.$B2])" office:value-type="float" office:value="1" calcext:value-type="float">
            <text:p>1.0000</text:p>
          </table:table-cell>
          <table:table-cell table:style-name="ce1" table:formula="of:=([.G2]-[.$B2])/([.$K2]-[.$B2])" office:value-type="float" office:value="1" calcext:value-type="float">
            <text:p>1.0000</text:p>
          </table:table-cell>
          <table:table-cell table:style-name="ce1" table:formula="of:=([.H2]-[.$B2])/([.$K2]-[.$B2])" office:value-type="float" office:value="1" calcext:value-type="float">
            <text:p>1.0000</text:p>
          </table:table-cell>
          <table:table-cell table:style-name="ce1" table:formula="of:=([.I2]-[.$B2])/([.$K2]-[.$B2])" office:value-type="float" office:value="1" calcext:value-type="float">
            <text:p>1.0000</text:p>
          </table:table-cell>
          <table:table-cell table:style-name="ce1" table:formula="of:=([.J2]-[.$B2])/([.$K2]-[.$B2])" office:value-type="float" office:value="1" calcext:value-type="float">
            <text:p>1.0000</text:p>
          </table:table-cell>
          <table:table-cell table:style-name="ce1" table:formula="of:=([.M2]-[.$B2])/([.$K2]-[.$B2])" office:value-type="float" office:value="0.992916052511515" calcext:value-type="float">
            <text:p>0.9929</text:p>
          </table:table-cell>
          <table:table-cell table:style-name="ce1" table:formula="of:=([.N2]-[.$B2])/([.$K2]-[.$B2])" office:value-type="float" office:value="0.992916052511515" calcext:value-type="float">
            <text:p>0.9929</text:p>
          </table:table-cell>
          <table:table-cell table:style-name="ce1" table:formula="of:=([.O2]-[.$B2])/([.$K2]-[.$B2])" office:value-type="float" office:value="1" calcext:value-type="float">
            <text:p>1.0000</text:p>
          </table:table-cell>
          <table:table-cell table:style-name="ce1" table:formula="of:=([.P2]-[.$B2])/([.$K2]-[.$B2])" office:value-type="float" office:value="1" calcext:value-type="float">
            <text:p>1.0000</text:p>
          </table:table-cell>
          <table:table-cell table:style-name="ce1" table:formula="of:=([.Q2]-[.$B2])/([.$K2]-[.$B2])" office:value-type="float" office:value="1" calcext:value-type="float">
            <text:p>1.0000</text:p>
          </table:table-cell>
          <table:table-cell table:number-columns-repeated="2"/>
        </table:table-row>
        <table:table-row table:style-name="ro1">
          <table:table-cell table:formula="of:=[.A3]" office:value-type="float" office:value="0.03125" calcext:value-type="float">
            <text:p>0.03125</text:p>
          </table:table-cell>
          <table:table-cell table:style-name="ce1" table:formula="of:=([.B3]-[.$B3])/([.$K3]-[.$B3])" office:value-type="float" office:value="-0" calcext:value-type="float">
            <text:p>0.0000</text:p>
          </table:table-cell>
          <table:table-cell table:style-name="ce1" table:formula="of:=([.C3]-[.$B3])/([.$K3]-[.$B3])" office:value-type="float" office:value="-0" calcext:value-type="float">
            <text:p>0.0000</text:p>
          </table:table-cell>
          <table:table-cell table:style-name="ce1" table:formula="of:=([.D3]-[.$B3])/([.$K3]-[.$B3])" office:value-type="float" office:value="0.998425135185189" calcext:value-type="float">
            <text:p>0.9984</text:p>
          </table:table-cell>
          <table:table-cell table:style-name="ce1" table:formula="of:=([.E3]-[.$B3])/([.$K3]-[.$B3])" office:value-type="float" office:value="0.998480200388717" calcext:value-type="float">
            <text:p>0.9985</text:p>
          </table:table-cell>
          <table:table-cell table:style-name="ce1" table:formula="of:=([.F3]-[.$B3])/([.$K3]-[.$B3])" office:value-type="float" office:value="1" calcext:value-type="float">
            <text:p>1.0000</text:p>
          </table:table-cell>
          <table:table-cell table:style-name="ce1" table:formula="of:=([.G3]-[.$B3])/([.$K3]-[.$B3])" office:value-type="float" office:value="1" calcext:value-type="float">
            <text:p>1.0000</text:p>
          </table:table-cell>
          <table:table-cell table:style-name="ce1" table:formula="of:=([.H3]-[.$B3])/([.$K3]-[.$B3])" office:value-type="float" office:value="1" calcext:value-type="float">
            <text:p>1.0000</text:p>
          </table:table-cell>
          <table:table-cell table:style-name="ce1" table:formula="of:=([.I3]-[.$B3])/([.$K3]-[.$B3])" office:value-type="float" office:value="1" calcext:value-type="float">
            <text:p>1.0000</text:p>
          </table:table-cell>
          <table:table-cell table:style-name="ce1" table:formula="of:=([.J3]-[.$B3])/([.$K3]-[.$B3])" office:value-type="float" office:value="1" calcext:value-type="float">
            <text:p>1.0000</text:p>
          </table:table-cell>
          <table:table-cell table:style-name="ce1" table:formula="of:=([.M3]-[.$B3])/([.$K3]-[.$B3])" office:value-type="float" office:value="0.985867821486086" calcext:value-type="float">
            <text:p>0.9859</text:p>
          </table:table-cell>
          <table:table-cell table:style-name="ce1" table:formula="of:=([.N3]-[.$B3])/([.$K3]-[.$B3])" office:value-type="float" office:value="0.985867821486086" calcext:value-type="float">
            <text:p>0.9859</text:p>
          </table:table-cell>
          <table:table-cell table:style-name="ce1" table:formula="of:=([.O3]-[.$B3])/([.$K3]-[.$B3])" office:value-type="float" office:value="0.999973079234314" calcext:value-type="float">
            <text:p>1.0000</text:p>
          </table:table-cell>
          <table:table-cell table:style-name="ce1" table:formula="of:=([.P3]-[.$B3])/([.$K3]-[.$B3])" office:value-type="float" office:value="0.999974302905165" calcext:value-type="float">
            <text:p>1.0000</text:p>
          </table:table-cell>
          <table:table-cell table:style-name="ce1" table:formula="of:=([.Q3]-[.$B3])/([.$K3]-[.$B3])" office:value-type="float" office:value="1" calcext:value-type="float">
            <text:p>1.0000</text:p>
          </table:table-cell>
          <table:table-cell table:number-columns-repeated="2"/>
        </table:table-row>
        <table:table-row table:style-name="ro1">
          <table:table-cell table:formula="of:=[.A4]" office:value-type="float" office:value="0.0625" calcext:value-type="float">
            <text:p>0.0625</text:p>
          </table:table-cell>
          <table:table-cell table:style-name="ce1" table:formula="of:=([.B4]-[.$B4])/([.$K4]-[.$B4])" office:value-type="float" office:value="-0" calcext:value-type="float">
            <text:p>0.0000</text:p>
          </table:table-cell>
          <table:table-cell table:style-name="ce1" table:formula="of:=([.C4]-[.$B4])/([.$K4]-[.$B4])" office:value-type="float" office:value="-0" calcext:value-type="float">
            <text:p>0.0000</text:p>
          </table:table-cell>
          <table:table-cell table:style-name="ce1" table:formula="of:=([.D4]-[.$B4])/([.$K4]-[.$B4])" office:value-type="float" office:value="0.993570243133551" calcext:value-type="float">
            <text:p>0.9936</text:p>
          </table:table-cell>
          <table:table-cell table:style-name="ce1" table:formula="of:=([.E4]-[.$B4])/([.$K4]-[.$B4])" office:value-type="float" office:value="0.993797033807175" calcext:value-type="float">
            <text:p>0.9938</text:p>
          </table:table-cell>
          <table:table-cell table:style-name="ce1" table:formula="of:=([.F4]-[.$B4])/([.$K4]-[.$B4])" office:value-type="float" office:value="0.999984920832903" calcext:value-type="float">
            <text:p>1.0000</text:p>
          </table:table-cell>
          <table:table-cell table:style-name="ce1" table:formula="of:=([.G4]-[.$B4])/([.$K4]-[.$B4])" office:value-type="float" office:value="0.999986730332894" calcext:value-type="float">
            <text:p>1.0000</text:p>
          </table:table-cell>
          <table:table-cell table:style-name="ce1" table:formula="of:=([.H4]-[.$B4])/([.$K4]-[.$B4])" office:value-type="float" office:value="1" calcext:value-type="float">
            <text:p>1.0000</text:p>
          </table:table-cell>
          <table:table-cell table:style-name="ce1" table:formula="of:=([.I4]-[.$B4])/([.$K4]-[.$B4])" office:value-type="float" office:value="1" calcext:value-type="float">
            <text:p>1.0000</text:p>
          </table:table-cell>
          <table:table-cell table:style-name="ce1" table:formula="of:=([.J4]-[.$B4])/([.$K4]-[.$B4])" office:value-type="float" office:value="1" calcext:value-type="float">
            <text:p>1.0000</text:p>
          </table:table-cell>
          <table:table-cell table:style-name="ce1" table:formula="of:=([.M4]-[.$B4])/([.$K4]-[.$B4])" office:value-type="float" office:value="0.971899368876612" calcext:value-type="float">
            <text:p>0.9719</text:p>
          </table:table-cell>
          <table:table-cell table:style-name="ce1" table:formula="of:=([.N4]-[.$B4])/([.$K4]-[.$B4])" office:value-type="float" office:value="0.971899368876612" calcext:value-type="float">
            <text:p>0.9719</text:p>
          </table:table-cell>
          <table:table-cell table:style-name="ce1" table:formula="of:=([.O4]-[.$B4])/([.$K4]-[.$B4])" office:value-type="float" office:value="0.999740638325348" calcext:value-type="float">
            <text:p>0.9997</text:p>
          </table:table-cell>
          <table:table-cell table:style-name="ce1" table:formula="of:=([.P4]-[.$B4])/([.$K4]-[.$B4])" office:value-type="float" office:value="0.999756320659073" calcext:value-type="float">
            <text:p>0.9998</text:p>
          </table:table-cell>
          <table:table-cell table:style-name="ce1" table:formula="of:=([.Q4]-[.$B4])/([.$K4]-[.$B4])" office:value-type="float" office:value="0.999999396833372" calcext:value-type="float">
            <text:p>1.0000</text:p>
          </table:table-cell>
          <table:table-cell table:number-columns-repeated="2"/>
        </table:table-row>
        <table:table-row table:style-name="ro1">
          <table:table-cell table:formula="of:=[.A5]" office:value-type="float" office:value="0.125" calcext:value-type="float">
            <text:p>0.125</text:p>
          </table:table-cell>
          <table:table-cell table:style-name="ce1" table:formula="of:=([.B5]-[.$B5])/([.$K5]-[.$B5])" office:value-type="float" office:value="-0" calcext:value-type="float">
            <text:p>0.0000</text:p>
          </table:table-cell>
          <table:table-cell table:style-name="ce1" table:formula="of:=([.C5]-[.$B5])/([.$K5]-[.$B5])" office:value-type="float" office:value="-0" calcext:value-type="float">
            <text:p>0.0000</text:p>
          </table:table-cell>
          <table:table-cell table:style-name="ce1" table:formula="of:=([.D5]-[.$B5])/([.$K5]-[.$B5])" office:value-type="float" office:value="0.973794263147426" calcext:value-type="float">
            <text:p>0.9738</text:p>
          </table:table-cell>
          <table:table-cell table:style-name="ce1" table:formula="of:=([.E5]-[.$B5])/([.$K5]-[.$B5])" office:value-type="float" office:value="0.974734848504276" calcext:value-type="float">
            <text:p>0.9747</text:p>
          </table:table-cell>
          <table:table-cell table:style-name="ce1" table:formula="of:=([.F5]-[.$B5])/([.$K5]-[.$B5])" office:value-type="float" office:value="0.999730120296887" calcext:value-type="float">
            <text:p>0.9997</text:p>
          </table:table-cell>
          <table:table-cell table:style-name="ce1" table:formula="of:=([.G5]-[.$B5])/([.$K5]-[.$B5])" office:value-type="float" office:value="0.999764926937926" calcext:value-type="float">
            <text:p>0.9998</text:p>
          </table:table-cell>
          <table:table-cell table:style-name="ce1" table:formula="of:=([.H5]-[.$B5])/([.$K5]-[.$B5])" office:value-type="float" office:value="0.999998827565782" calcext:value-type="float">
            <text:p>1.0000</text:p>
          </table:table-cell>
          <table:table-cell table:style-name="ce1" table:formula="of:=([.I5]-[.$B5])/([.$K5]-[.$B5])" office:value-type="float" office:value="0.999999120674337" calcext:value-type="float">
            <text:p>1.0000</text:p>
          </table:table-cell>
          <table:table-cell table:style-name="ce1" table:formula="of:=([.J5]-[.$B5])/([.$K5]-[.$B5])" office:value-type="float" office:value="1" calcext:value-type="float">
            <text:p>1.0000</text:p>
          </table:table-cell>
          <table:table-cell table:style-name="ce1" table:formula="of:=([.M5]-[.$B5])/([.$K5]-[.$B5])" office:value-type="float" office:value="0.944588120559357" calcext:value-type="float">
            <text:p>0.9446</text:p>
          </table:table-cell>
          <table:table-cell table:style-name="ce1" table:formula="of:=([.N5]-[.$B5])/([.$K5]-[.$B5])" office:value-type="float" office:value="0.944588120559357" calcext:value-type="float">
            <text:p>0.9446</text:p>
          </table:table-cell>
          <table:table-cell table:style-name="ce1" table:formula="of:=([.O5]-[.$B5])/([.$K5]-[.$B5])" office:value-type="float" office:value="0.997386790667207" calcext:value-type="float">
            <text:p>0.9974</text:p>
          </table:table-cell>
          <table:table-cell table:style-name="ce1" table:formula="of:=([.P5]-[.$B5])/([.$K5]-[.$B5])" office:value-type="float" office:value="0.99754221147913" calcext:value-type="float">
            <text:p>0.9975</text:p>
          </table:table-cell>
          <table:table-cell table:style-name="ce1" table:formula="of:=([.Q5]-[.$B5])/([.$K5]-[.$B5])" office:value-type="float" office:value="0.999977503918299" calcext:value-type="float">
            <text:p>1.0000</text:p>
          </table:table-cell>
          <table:table-cell table:number-columns-repeated="2"/>
        </table:table-row>
        <table:table-row table:style-name="ro1">
          <table:table-cell table:formula="of:=[.A6]" office:value-type="float" office:value="0.25" calcext:value-type="float">
            <text:p>0.25</text:p>
          </table:table-cell>
          <table:table-cell table:style-name="ce1" table:formula="of:=([.B6]-[.$B6])/([.$K6]-[.$B6])" office:value-type="float" office:value="-0" calcext:value-type="float">
            <text:p>0.0000</text:p>
          </table:table-cell>
          <table:table-cell table:style-name="ce1" table:formula="of:=([.C6]-[.$B6])/([.$K6]-[.$B6])" office:value-type="float" office:value="-0" calcext:value-type="float">
            <text:p>0.0000</text:p>
          </table:table-cell>
          <table:table-cell table:style-name="ce1" table:formula="of:=([.D6]-[.$B6])/([.$K6]-[.$B6])" office:value-type="float" office:value="0.900083150602262" calcext:value-type="float">
            <text:p>0.9001</text:p>
          </table:table-cell>
          <table:table-cell table:style-name="ce1" table:formula="of:=([.E6]-[.$B6])/([.$K6]-[.$B6])" office:value-type="float" office:value="0.903536602856298" calcext:value-type="float">
            <text:p>0.9035</text:p>
          </table:table-cell>
          <table:table-cell table:style-name="ce1" table:formula="of:=([.F6]-[.$B6])/([.$K6]-[.$B6])" office:value-type="float" office:value="0.995145288466677" calcext:value-type="float">
            <text:p>0.9951</text:p>
          </table:table-cell>
          <table:table-cell table:style-name="ce1" table:formula="of:=([.G6]-[.$B6])/([.$K6]-[.$B6])" office:value-type="float" office:value="0.995795043876166" calcext:value-type="float">
            <text:p>0.9958</text:p>
          </table:table-cell>
          <table:table-cell table:style-name="ce1" table:formula="of:=([.H6]-[.$B6])/([.$K6]-[.$B6])" office:value-type="float" office:value="0.999895964278664" calcext:value-type="float">
            <text:p>0.9999</text:p>
          </table:table-cell>
          <table:table-cell table:style-name="ce1" table:formula="of:=([.I6]-[.$B6])/([.$K6]-[.$B6])" office:value-type="float" office:value="0.999926686352935" calcext:value-type="float">
            <text:p>0.9999</text:p>
          </table:table-cell>
          <table:table-cell table:style-name="ce1" table:formula="of:=([.J6]-[.$B6])/([.$K6]-[.$B6])" office:value-type="float" office:value="0.999999046974573" calcext:value-type="float">
            <text:p>1.0000</text:p>
          </table:table-cell>
          <table:table-cell table:style-name="ce1" table:formula="of:=([.M6]-[.$B6])/([.$K6]-[.$B6])" office:value-type="float" office:value="0.893461339319211" calcext:value-type="float">
            <text:p>0.8935</text:p>
          </table:table-cell>
          <table:table-cell table:style-name="ce1" table:formula="of:=([.N6]-[.$B6])/([.$K6]-[.$B6])" office:value-type="float" office:value="0.893461339319211" calcext:value-type="float">
            <text:p>0.8935</text:p>
          </table:table-cell>
          <table:table-cell table:style-name="ce1" table:formula="of:=([.O6]-[.$B6])/([.$K6]-[.$B6])" office:value-type="float" office:value="0.975198604867807" calcext:value-type="float">
            <text:p>0.9752</text:p>
          </table:table-cell>
          <table:table-cell table:style-name="ce1" table:formula="of:=([.P6]-[.$B6])/([.$K6]-[.$B6])" office:value-type="float" office:value="0.976521144246691" calcext:value-type="float">
            <text:p>0.9765</text:p>
          </table:table-cell>
          <table:table-cell table:style-name="ce1" table:formula="of:=([.Q6]-[.$B6])/([.$K6]-[.$B6])" office:value-type="float" office:value="0.998998335619065" calcext:value-type="float">
            <text:p>0.9990</text:p>
          </table:table-cell>
          <table:table-cell table:number-columns-repeated="2"/>
        </table:table-row>
        <table:table-row table:style-name="ro1">
          <table:table-cell table:formula="of:=[.A7]" office:value-type="float" office:value="0.5" calcext:value-type="float">
            <text:p>0.5</text:p>
          </table:table-cell>
          <table:table-cell table:style-name="ce1" table:formula="of:=([.B7]-[.$B7])/([.$K7]-[.$B7])" office:value-type="float" office:value="-0" calcext:value-type="float">
            <text:p>0.0000</text:p>
          </table:table-cell>
          <table:table-cell table:style-name="ce1" table:formula="of:=([.C7]-[.$B7])/([.$K7]-[.$B7])" office:value-type="float" office:value="-0" calcext:value-type="float">
            <text:p>0.0000</text:p>
          </table:table-cell>
          <table:table-cell table:style-name="ce1" table:formula="of:=([.D7]-[.$B7])/([.$K7]-[.$B7])" office:value-type="float" office:value="0.710560855284215" calcext:value-type="float">
            <text:p>0.7106</text:p>
          </table:table-cell>
          <table:table-cell table:style-name="ce1" table:formula="of:=([.E7]-[.$B7])/([.$K7]-[.$B7])" office:value-type="float" office:value="0.718704059073718" calcext:value-type="float">
            <text:p>0.7187</text:p>
          </table:table-cell>
          <table:table-cell table:style-name="ce1" table:formula="of:=([.F7]-[.$B7])/([.$K7]-[.$B7])" office:value-type="float" office:value="0.938681941834489" calcext:value-type="float">
            <text:p>0.9387</text:p>
          </table:table-cell>
          <table:table-cell table:style-name="ce1" table:formula="of:=([.G7]-[.$B7])/([.$K7]-[.$B7])" office:value-type="float" office:value="0.94580007963028" calcext:value-type="float">
            <text:p>0.9458</text:p>
          </table:table-cell>
          <table:table-cell table:style-name="ce1" table:formula="of:=([.H7]-[.$B7])/([.$K7]-[.$B7])" office:value-type="float" office:value="0.992856509490907" calcext:value-type="float">
            <text:p>0.9929</text:p>
          </table:table-cell>
          <table:table-cell table:style-name="ce1" table:formula="of:=([.I7]-[.$B7])/([.$K7]-[.$B7])" office:value-type="float" office:value="0.994899773801321" calcext:value-type="float">
            <text:p>0.9949</text:p>
          </table:table-cell>
          <table:table-cell table:style-name="ce1" table:formula="of:=([.J7]-[.$B7])/([.$K7]-[.$B7])" office:value-type="float" office:value="0.999632998136954" calcext:value-type="float">
            <text:p>0.9996</text:p>
          </table:table-cell>
          <table:table-cell table:style-name="ce1" table:formula="of:=([.M7]-[.$B7])/([.$K7]-[.$B7])" office:value-type="float" office:value="0.814993316462082" calcext:value-type="float">
            <text:p>0.8150</text:p>
          </table:table-cell>
          <table:table-cell table:style-name="ce1" table:formula="of:=([.N7]-[.$B7])/([.$K7]-[.$B7])" office:value-type="float" office:value="0.814993316462082" calcext:value-type="float">
            <text:p>0.8150</text:p>
          </table:table-cell>
          <table:table-cell table:style-name="ce1" table:formula="of:=([.O7]-[.$B7])/([.$K7]-[.$B7])" office:value-type="float" office:value="0.856919563933331" calcext:value-type="float">
            <text:p>0.8569</text:p>
          </table:table-cell>
          <table:table-cell table:style-name="ce1" table:formula="of:=([.P7]-[.$B7])/([.$K7]-[.$B7])" office:value-type="float" office:value="0.862373076398441" calcext:value-type="float">
            <text:p>0.8624</text:p>
          </table:table-cell>
          <table:table-cell table:style-name="ce1" table:formula="of:=([.Q7]-[.$B7])/([.$K7]-[.$B7])" office:value-type="float" office:value="0.970533828722822" calcext:value-type="float">
            <text:p>0.9705</text:p>
          </table:table-cell>
          <table:table-cell table:number-columns-repeated="2"/>
        </table:table-row>
        <table:table-row table:style-name="ro1">
          <table:table-cell table:formula="of:=[.A8]" office:value-type="float" office:value="1" calcext:value-type="float">
            <text:p>1</text:p>
          </table:table-cell>
          <table:table-cell table:style-name="ce1" table:formula="of:=([.B8]-[.$B8])/([.$K8]-[.$B8])" office:value-type="float" office:value="-0" calcext:value-type="float">
            <text:p>0.0000</text:p>
          </table:table-cell>
          <table:table-cell table:style-name="ce1" table:formula="of:=([.C8]-[.$B8])/([.$K8]-[.$B8])" office:value-type="float" office:value="-0" calcext:value-type="float">
            <text:p>0.0000</text:p>
          </table:table-cell>
          <table:table-cell table:style-name="ce1" table:formula="of:=([.D8]-[.$B8])/([.$K8]-[.$B8])" office:value-type="float" office:value="0.496392219215583" calcext:value-type="float">
            <text:p>0.4964</text:p>
          </table:table-cell>
          <table:table-cell table:style-name="ce1" table:formula="of:=([.E8]-[.$B8])/([.$K8]-[.$B8])" office:value-type="float" office:value="0.507453378408965" calcext:value-type="float">
            <text:p>0.5075</text:p>
          </table:table-cell>
          <table:table-cell table:style-name="ce1" table:formula="of:=([.F8]-[.$B8])/([.$K8]-[.$B8])" office:value-type="float" office:value="0.77189299296853" calcext:value-type="float">
            <text:p>0.7719</text:p>
          </table:table-cell>
          <table:table-cell table:style-name="ce1" table:formula="of:=([.G8]-[.$B8])/([.$K8]-[.$B8])" office:value-type="float" office:value="0.790709747984571" calcext:value-type="float">
            <text:p>0.7907</text:p>
          </table:table-cell>
          <table:table-cell table:style-name="ce1" table:formula="of:=([.H8]-[.$B8])/([.$K8]-[.$B8])" office:value-type="float" office:value="0.919421193060339" calcext:value-type="float">
            <text:p>0.9194</text:p>
          </table:table-cell>
          <table:table-cell table:style-name="ce1" table:formula="of:=([.I8]-[.$B8])/([.$K8]-[.$B8])" office:value-type="float" office:value="0.935994587669113" calcext:value-type="float">
            <text:p>0.9360</text:p>
          </table:table-cell>
          <table:table-cell table:style-name="ce1" table:formula="of:=([.J8]-[.$B8])/([.$K8]-[.$B8])" office:value-type="float" office:value="0.981783345757248" calcext:value-type="float">
            <text:p>0.9818</text:p>
          </table:table-cell>
          <table:table-cell table:style-name="ce1" table:formula="of:=([.M8]-[.$B8])/([.$K8]-[.$B8])" office:value-type="float" office:value="0.804227312761886" calcext:value-type="float">
            <text:p>0.8042</text:p>
          </table:table-cell>
          <table:table-cell table:style-name="ce1" table:formula="of:=([.N8]-[.$B8])/([.$K8]-[.$B8])" office:value-type="float" office:value="0.804227312761886" calcext:value-type="float">
            <text:p>0.8042</text:p>
          </table:table-cell>
          <table:table-cell table:style-name="ce1" table:formula="of:=([.O8]-[.$B8])/([.$K8]-[.$B8])" office:value-type="float" office:value="0.664923420944001" calcext:value-type="float">
            <text:p>0.6649</text:p>
          </table:table-cell>
          <table:table-cell table:style-name="ce1" table:formula="of:=([.P8]-[.$B8])/([.$K8]-[.$B8])" office:value-type="float" office:value="0.67336039518923" calcext:value-type="float">
            <text:p>0.6734</text:p>
          </table:table-cell>
          <table:table-cell table:style-name="ce1" table:formula="of:=([.Q8]-[.$B8])/([.$K8]-[.$B8])" office:value-type="float" office:value="0.839799100780867" calcext:value-type="float">
            <text:p>0.8398</text:p>
          </table:table-cell>
          <table:table-cell table:number-columns-repeated="2"/>
        </table:table-row>
        <table:table-row table:style-name="ro1">
          <table:table-cell table:formula="of:=[.A9]" office:value-type="float" office:value="2" calcext:value-type="float">
            <text:p>2</text:p>
          </table:table-cell>
          <table:table-cell table:style-name="ce1" table:formula="of:=([.B9]-[.$B9])/([.$K9]-[.$B9])" office:value-type="float" office:value="-0" calcext:value-type="float">
            <text:p>0.0000</text:p>
          </table:table-cell>
          <table:table-cell table:style-name="ce1" table:formula="of:=([.C9]-[.$B9])/([.$K9]-[.$B9])" office:value-type="float" office:value="-0" calcext:value-type="float">
            <text:p>0.0000</text:p>
          </table:table-cell>
          <table:table-cell table:style-name="ce1" table:formula="of:=([.D9]-[.$B9])/([.$K9]-[.$B9])" office:value-type="float" office:value="0.389667961738325" calcext:value-type="float">
            <text:p>0.3897</text:p>
          </table:table-cell>
          <table:table-cell table:style-name="ce1" table:formula="of:=([.E9]-[.$B9])/([.$K9]-[.$B9])" office:value-type="float" office:value="0.402050265563883" calcext:value-type="float">
            <text:p>0.4021</text:p>
          </table:table-cell>
          <table:table-cell table:style-name="ce1" table:formula="of:=([.F9]-[.$B9])/([.$K9]-[.$B9])" office:value-type="float" office:value="0.651123624328574" calcext:value-type="float">
            <text:p>0.6511</text:p>
          </table:table-cell>
          <table:table-cell table:style-name="ce1" table:formula="of:=([.G9]-[.$B9])/([.$K9]-[.$B9])" office:value-type="float" office:value="0.674934799049225" calcext:value-type="float">
            <text:p>0.6749</text:p>
          </table:table-cell>
          <table:table-cell table:style-name="ce1" table:formula="of:=([.H9]-[.$B9])/([.$K9]-[.$B9])" office:value-type="float" office:value="0.825697744914095" calcext:value-type="float">
            <text:p>0.8257</text:p>
          </table:table-cell>
          <table:table-cell table:style-name="ce1" table:formula="of:=([.I9]-[.$B9])/([.$K9]-[.$B9])" office:value-type="float" office:value="0.853313000517522" calcext:value-type="float">
            <text:p>0.8533</text:p>
          </table:table-cell>
          <table:table-cell table:style-name="ce1"/>
          <table:table-cell table:style-name="ce1" table:formula="of:=([.M9]-[.$B9])/([.$K9]-[.$B9])" office:value-type="float" office:value="1.05052675125577" calcext:value-type="float">
            <text:p>1.0505</text:p>
          </table:table-cell>
          <table:table-cell table:style-name="ce1" table:formula="of:=([.N9]-[.$B9])/([.$K9]-[.$B9])" office:value-type="float" office:value="1.05052675125577" calcext:value-type="float">
            <text:p>1.0505</text:p>
          </table:table-cell>
          <table:table-cell table:style-name="ce1" table:formula="of:=([.O9]-[.$B9])/([.$K9]-[.$B9])" office:value-type="float" office:value="0.560282322608436" calcext:value-type="float">
            <text:p>0.5603</text:p>
          </table:table-cell>
          <table:table-cell table:style-name="ce1" table:formula="of:=([.P9]-[.$B9])/([.$K9]-[.$B9])" office:value-type="float" office:value="0.56853278852668" calcext:value-type="float">
            <text:p>0.5685</text:p>
          </table:table-cell>
          <table:table-cell table:style-name="ce1" table:formula="of:=([.Q9]-[.$B9])/([.$K9]-[.$B9])" office:value-type="float" office:value="0.729306728112617" calcext:value-type="float">
            <text:p>0.7293</text:p>
          </table:table-cell>
          <table:table-cell table:number-columns-repeated="2"/>
        </table:table-row>
        <table:table-row table:style-name="ro1">
          <table:table-cell table:formula="of:=[.A10]" office:value-type="float" office:value="4" calcext:value-type="float">
            <text:p>4</text:p>
          </table:table-cell>
          <table:table-cell table:style-name="ce1" table:formula="of:=([.B10]-[.$B10])/([.$K10]-[.$B10])" office:value-type="float" office:value="-0" calcext:value-type="float">
            <text:p>0.0000</text:p>
          </table:table-cell>
          <table:table-cell table:style-name="ce1" table:formula="of:=([.C10]-[.$B10])/([.$K10]-[.$B10])" office:value-type="float" office:value="-0" calcext:value-type="float">
            <text:p>0.0000</text:p>
          </table:table-cell>
          <table:table-cell table:style-name="ce1" table:formula="of:=([.D10]-[.$B10])/([.$K10]-[.$B10])" office:value-type="float" office:value="0.346103038301619" calcext:value-type="float">
            <text:p>0.3461</text:p>
          </table:table-cell>
          <table:table-cell table:style-name="ce1" table:formula="of:=([.E10]-[.$B10])/([.$K10]-[.$B10])" office:value-type="float" office:value="0.359335800844441" calcext:value-type="float">
            <text:p>0.3593</text:p>
          </table:table-cell>
          <table:table-cell table:style-name="ce1" table:formula="of:=([.F10]-[.$B10])/([.$K10]-[.$B10])" office:value-type="float" office:value="0.595306146925124" calcext:value-type="float">
            <text:p>0.5953</text:p>
          </table:table-cell>
          <table:table-cell table:style-name="ce1" table:formula="of:=([.G10]-[.$B10])/([.$K10]-[.$B10])" office:value-type="float" office:value="0.621016317194631" calcext:value-type="float">
            <text:p>0.6210</text:p>
          </table:table-cell>
          <table:table-cell table:style-name="ce1" table:formula="of:=([.H10]-[.$B10])/([.$K10]-[.$B10])" office:value-type="float" office:value="0.773974346092295" calcext:value-type="float">
            <text:p>0.7740</text:p>
          </table:table-cell>
          <table:table-cell table:style-name="ce1" table:formula="of:=([.I10]-[.$B10])/([.$K10]-[.$B10])" office:value-type="float" office:value="0.806186621554269" calcext:value-type="float">
            <text:p>0.8062</text:p>
          </table:table-cell>
          <table:table-cell table:style-name="ce1"/>
          <table:table-cell table:style-name="ce1" table:formula="of:=([.M10]-[.$B10])/([.$K10]-[.$B10])" office:value-type="float" office:value="1.70233126102746" calcext:value-type="float">
            <text:p>1.7023</text:p>
          </table:table-cell>
          <table:table-cell table:style-name="ce1" table:formula="of:=([.N10]-[.$B10])/([.$K10]-[.$B10])" office:value-type="float" office:value="1.70233126102746" calcext:value-type="float">
            <text:p>1.7023</text:p>
          </table:table-cell>
          <table:table-cell table:style-name="ce1" table:formula="of:=([.O10]-[.$B10])/([.$K10]-[.$B10])" office:value-type="float" office:value="0.519225008302702" calcext:value-type="float">
            <text:p>0.5192</text:p>
          </table:table-cell>
          <table:table-cell table:style-name="ce1" table:formula="of:=([.P10]-[.$B10])/([.$K10]-[.$B10])" office:value-type="float" office:value="0.526290352619595" calcext:value-type="float">
            <text:p>0.5263</text:p>
          </table:table-cell>
          <table:table-cell table:style-name="ce1" table:formula="of:=([.Q10]-[.$B10])/([.$K10]-[.$B10])" office:value-type="float" office:value="0.67619657048112" calcext:value-type="float">
            <text:p>0.6762</text:p>
          </table:table-cell>
          <table:table-cell table:number-columns-repeated="2"/>
        </table:table-row>
        <table:table-row table:style-name="ro1">
          <table:table-cell table:formula="of:=[.A11]" office:value-type="float" office:value="8" calcext:value-type="float">
            <text:p>8</text:p>
          </table:table-cell>
          <table:table-cell table:style-name="ce1" table:formula="of:=([.B11]-[.$B11])/([.$K11]-[.$B11])" office:value-type="float" office:value="-0" calcext:value-type="float">
            <text:p>0.0000</text:p>
          </table:table-cell>
          <table:table-cell table:style-name="ce1" table:formula="of:=([.C11]-[.$B11])/([.$K11]-[.$B11])" office:value-type="float" office:value="-0" calcext:value-type="float">
            <text:p>0.0000</text:p>
          </table:table-cell>
          <table:table-cell table:style-name="ce1" table:formula="of:=([.D11]-[.$B11])/([.$K11]-[.$B11])" office:value-type="float" office:value="0.327427637901645" calcext:value-type="float">
            <text:p>0.3274</text:p>
          </table:table-cell>
          <table:table-cell table:style-name="ce1" table:formula="of:=([.E11]-[.$B11])/([.$K11]-[.$B11])" office:value-type="float" office:value="0.341196683359672" calcext:value-type="float">
            <text:p>0.3412</text:p>
          </table:table-cell>
          <table:table-cell table:style-name="ce1" table:formula="of:=([.F11]-[.$B11])/([.$K11]-[.$B11])" office:value-type="float" office:value="0.570335877622448" calcext:value-type="float">
            <text:p>0.5703</text:p>
          </table:table-cell>
          <table:table-cell table:style-name="ce1" table:formula="of:=([.G11]-[.$B11])/([.$K11]-[.$B11])" office:value-type="float" office:value="0.596942198886229" calcext:value-type="float">
            <text:p>0.5969</text:p>
          </table:table-cell>
          <table:table-cell table:style-name="ce1" table:formula="of:=([.H11]-[.$B11])/([.$K11]-[.$B11])" office:value-type="float" office:value="0.749571146459709" calcext:value-type="float">
            <text:p>0.7496</text:p>
          </table:table-cell>
          <table:table-cell table:style-name="ce1" table:formula="of:=([.I11]-[.$B11])/([.$K11]-[.$B11])" office:value-type="float" office:value="0.783850178161101" calcext:value-type="float">
            <text:p>0.7839</text:p>
          </table:table-cell>
          <table:table-cell table:style-name="ce1"/>
          <table:table-cell table:style-name="ce1" table:formula="of:=([.M11]-[.$B11])/([.$K11]-[.$B11])" office:value-type="float" office:value="3.0774878384452" calcext:value-type="float">
            <text:p>3.0775</text:p>
          </table:table-cell>
          <table:table-cell table:style-name="ce1" table:formula="of:=([.N11]-[.$B11])/([.$K11]-[.$B11])" office:value-type="float" office:value="3.0774878384452" calcext:value-type="float">
            <text:p>3.0775</text:p>
          </table:table-cell>
          <table:table-cell table:style-name="ce1" table:formula="of:=([.O11]-[.$B11])/([.$K11]-[.$B11])" office:value-type="float" office:value="0.503057504246938" calcext:value-type="float">
            <text:p>0.5031</text:p>
          </table:table-cell>
          <table:table-cell table:style-name="ce1" table:formula="of:=([.P11]-[.$B11])/([.$K11]-[.$B11])" office:value-type="float" office:value="0.509050399538813" calcext:value-type="float">
            <text:p>0.5091</text:p>
          </table:table-cell>
          <table:table-cell table:style-name="ce1" table:formula="of:=([.Q11]-[.$B11])/([.$K11]-[.$B11])" office:value-type="float" office:value="0.652341088715935" calcext:value-type="float">
            <text:p>0.6523</text:p>
          </table:table-cell>
          <table:table-cell table:number-columns-repeated="2"/>
        </table:table-row>
        <table:table-row table:style-name="ro1">
          <table:table-cell table:formula="of:=[.A12]" office:value-type="float" office:value="16" calcext:value-type="float">
            <text:p>16</text:p>
          </table:table-cell>
          <table:table-cell table:style-name="ce1" table:formula="of:=([.B12]-[.$B12])/([.$K12]-[.$B12])" office:value-type="float" office:value="-0" calcext:value-type="float">
            <text:p>0.0000</text:p>
          </table:table-cell>
          <table:table-cell table:style-name="ce1" table:formula="of:=([.C12]-[.$B12])/([.$K12]-[.$B12])" office:value-type="float" office:value="-0" calcext:value-type="float">
            <text:p>0.0000</text:p>
          </table:table-cell>
          <table:table-cell table:style-name="ce1" table:formula="of:=([.D12]-[.$B12])/([.$K12]-[.$B12])" office:value-type="float" office:value="0.318869985392618" calcext:value-type="float">
            <text:p>0.3189</text:p>
          </table:table-cell>
          <table:table-cell table:style-name="ce1" table:formula="of:=([.E12]-[.$B12])/([.$K12]-[.$B12])" office:value-type="float" office:value="0.332944414150169" calcext:value-type="float">
            <text:p>0.3329</text:p>
          </table:table-cell>
          <table:table-cell table:style-name="ce1" table:formula="of:=([.F12]-[.$B12])/([.$K12]-[.$B12])" office:value-type="float" office:value="0.558695884568292" calcext:value-type="float">
            <text:p>0.5587</text:p>
          </table:table-cell>
          <table:table-cell table:style-name="ce1" table:formula="of:=([.G12]-[.$B12])/([.$K12]-[.$B12])" office:value-type="float" office:value="0.585752870271977" calcext:value-type="float">
            <text:p>0.5858</text:p>
          </table:table-cell>
          <table:table-cell table:style-name="ce1" table:formula="of:=([.H12]-[.$B12])/([.$K12]-[.$B12])" office:value-type="float" office:value="0.737967713914514" calcext:value-type="float">
            <text:p>0.7380</text:p>
          </table:table-cell>
          <table:table-cell table:style-name="ce1" table:formula="of:=([.I12]-[.$B12])/([.$K12]-[.$B12])" office:value-type="float" office:value="0.773235589365326" calcext:value-type="float">
            <text:p>0.7732</text:p>
          </table:table-cell>
          <table:table-cell table:style-name="ce1"/>
          <table:table-cell table:style-name="ce1" table:formula="of:=([.M12]-[.$B12])/([.$K12]-[.$B12])" office:value-type="float" office:value="5.85990134903025" calcext:value-type="float">
            <text:p>5.8599</text:p>
          </table:table-cell>
          <table:table-cell table:style-name="ce1" table:formula="of:=([.N12]-[.$B12])/([.$K12]-[.$B12])" office:value-type="float" office:value="5.85990134903025" calcext:value-type="float">
            <text:p>5.8599</text:p>
          </table:table-cell>
          <table:table-cell table:style-name="ce1" table:formula="of:=([.O12]-[.$B12])/([.$K12]-[.$B12])" office:value-type="float" office:value="0.496195812113748" calcext:value-type="float">
            <text:p>0.4962</text:p>
          </table:table-cell>
          <table:table-cell table:style-name="ce1" table:formula="of:=([.P12]-[.$B12])/([.$K12]-[.$B12])" office:value-type="float" office:value="0.501483492459046" calcext:value-type="float">
            <text:p>0.5015</text:p>
          </table:table-cell>
          <table:table-cell table:style-name="ce1" table:formula="of:=([.Q12]-[.$B12])/([.$K12]-[.$B12])" office:value-type="float" office:value="0.64124904765803" calcext:value-type="float">
            <text:p>0.6412</text:p>
          </table:table-cell>
          <table:table-cell table:number-columns-repeated="2"/>
        </table:table-row>
        <table:table-row table:style-name="ro1">
          <table:table-cell table:formula="of:=[.A13]" office:value-type="float" office:value="32" calcext:value-type="float">
            <text:p>32</text:p>
          </table:table-cell>
          <table:table-cell table:style-name="ce1" table:formula="of:=([.B13]-[.$B13])/([.$K13]-[.$B13])" office:value-type="float" office:value="-0" calcext:value-type="float">
            <text:p>0.0000</text:p>
          </table:table-cell>
          <table:table-cell table:style-name="ce1" table:formula="of:=([.C13]-[.$B13])/([.$K13]-[.$B13])" office:value-type="float" office:value="-0" calcext:value-type="float">
            <text:p>0.0000</text:p>
          </table:table-cell>
          <table:table-cell table:style-name="ce1" table:formula="of:=([.D13]-[.$B13])/([.$K13]-[.$B13])" office:value-type="float" office:value="0.314781361474429" calcext:value-type="float">
            <text:p>0.3148</text:p>
          </table:table-cell>
          <table:table-cell table:style-name="ce1" table:formula="of:=([.E13]-[.$B13])/([.$K13]-[.$B13])" office:value-type="float" office:value="0.329019027273155" calcext:value-type="float">
            <text:p>0.3290</text:p>
          </table:table-cell>
          <table:table-cell table:style-name="ce1" table:formula="of:=([.F13]-[.$B13])/([.$K13]-[.$B13])" office:value-type="float" office:value="0.55309153742642" calcext:value-type="float">
            <text:p>0.5531</text:p>
          </table:table-cell>
          <table:table-cell table:style-name="ce1" table:formula="of:=([.G13]-[.$B13])/([.$K13]-[.$B13])" office:value-type="float" office:value="0.580376376964816" calcext:value-type="float">
            <text:p>0.5804</text:p>
          </table:table-cell>
          <table:table-cell table:style-name="ce1" table:formula="of:=([.H13]-[.$B13])/([.$K13]-[.$B13])" office:value-type="float" office:value="0.732332817804911" calcext:value-type="float">
            <text:p>0.7323</text:p>
          </table:table-cell>
          <table:table-cell table:style-name="ce1" table:formula="of:=([.I13]-[.$B13])/([.$K13]-[.$B13])" office:value-type="float" office:value="0.768085703390218" calcext:value-type="float">
            <text:p>0.7681</text:p>
          </table:table-cell>
          <table:table-cell table:style-name="ce1"/>
          <table:table-cell table:style-name="ce1" table:formula="of:=([.M13]-[.$B13])/([.$K13]-[.$B13])" office:value-type="float" office:value="11.4397237112725" calcext:value-type="float">
            <text:p>11.4397</text:p>
          </table:table-cell>
          <table:table-cell table:style-name="ce1" table:formula="of:=([.N13]-[.$B13])/([.$K13]-[.$B13])" office:value-type="float" office:value="11.4397237112725" calcext:value-type="float">
            <text:p>11.4397</text:p>
          </table:table-cell>
          <table:table-cell table:style-name="ce1" table:formula="of:=([.O13]-[.$B13])/([.$K13]-[.$B13])" office:value-type="float" office:value="0.493083023029641" calcext:value-type="float">
            <text:p>0.4931</text:p>
          </table:table-cell>
          <table:table-cell table:style-name="ce1" table:formula="of:=([.P13]-[.$B13])/([.$K13]-[.$B13])" office:value-type="float" office:value="0.497967206744363" calcext:value-type="float">
            <text:p>0.4980</text:p>
          </table:table-cell>
          <table:table-cell table:style-name="ce1"/>
          <table:table-cell table:number-columns-repeated="2"/>
        </table:table-row>
        <table:table-row table:style-name="ro1" table:number-rows-repeated="22">
          <table:table-cell table:number-columns-repeated="17"/>
        </table:table-row>
        <table:table-row table:style-name="ro1">
          <table:table-cell office:value-type="string" calcext:value-type="string">
            <text:p>Delta E</text:p>
          </table:table-cell>
          <table:table-cell office:value-type="string" calcext:value-type="string">
            <text:p>NB0</text:p>
          </table:table-cell>
          <table:table-cell office:value-type="string" calcext:value-type="string">
            <text:p>NB1</text:p>
          </table:table-cell>
          <table:table-cell office:value-type="string" calcext:value-type="string">
            <text:p>NB2</text:p>
          </table:table-cell>
          <table:table-cell office:value-type="string" calcext:value-type="string">
            <text:p>NB3</text:p>
          </table:table-cell>
          <table:table-cell office:value-type="string" calcext:value-type="string">
            <text:p>NB4</text:p>
          </table:table-cell>
          <table:table-cell office:value-type="string" calcext:value-type="string">
            <text:p>NB5</text:p>
          </table:table-cell>
          <table:table-cell office:value-type="string" calcext:value-type="string">
            <text:p>NB6</text:p>
          </table:table-cell>
          <table:table-cell office:value-type="string" calcext:value-type="string">
            <text:p>NB7</text:p>
          </table:table-cell>
          <table:table-cell office:value-type="string" calcext:value-type="string">
            <text:p>NB8</text:p>
          </table:table-cell>
          <table:table-cell table:formula="of:=[.M1]" office:value-type="string" office:string-value="NB0(2)" calcext:value-type="string">
            <text:p>NB0(2)</text:p>
          </table:table-cell>
          <table:table-cell table:formula="of:=[.N1]" office:value-type="string" office:string-value="NB1(2)" calcext:value-type="string">
            <text:p>NB1(2)</text:p>
          </table:table-cell>
          <table:table-cell table:formula="of:=[.O1]" office:value-type="string" office:string-value="NB2(2)" calcext:value-type="string">
            <text:p>NB2(2)</text:p>
          </table:table-cell>
          <table:table-cell table:formula="of:=[.P1]" office:value-type="string" office:string-value="NB3(2)" calcext:value-type="string">
            <text:p>NB3(2)</text:p>
          </table:table-cell>
          <table:table-cell table:formula="of:=[.Q1]" office:value-type="string" office:string-value="NB4(2)" calcext:value-type="string">
            <text:p>NB4(2)</text:p>
          </table:table-cell>
          <table:table-cell table:number-columns-repeated="2"/>
        </table:table-row>
        <table:table-row table:style-name="ro1">
          <table:table-cell table:formula="of:=[.A2]" office:value-type="float" office:value="0.015625" calcext:value-type="float">
            <text:p>0.015625</text:p>
          </table:table-cell>
          <table:table-cell table:style-name="ce2" table:formula="of:=ABS((([.$K2]-[.$B2])-([.B2]-[.$B2]))/([.$K2]-[.$B2]))" office:value-type="float" office:value="1" calcext:value-type="float">
            <text:p>1.00000000</text:p>
          </table:table-cell>
          <table:table-cell table:style-name="ce2" table:formula="of:=ABS((([.$K2]-[.$B2])-([.C2]-[.$B2]))/([.$K2]-[.$B2]))" office:value-type="float" office:value="1" calcext:value-type="float">
            <text:p>1.00000000</text:p>
          </table:table-cell>
          <table:table-cell table:style-name="ce2" table:formula="of:=ABS((([.$K2]-[.$B2])-([.D2]-[.$B2]))/([.$K2]-[.$B2]))" office:value-type="float" office:value="0.000389444573861793" calcext:value-type="float">
            <text:p>0.00038944</text:p>
          </table:table-cell>
          <table:table-cell table:style-name="ce2" table:formula="of:=ABS((([.$K2]-[.$B2])-([.E2]-[.$B2]))/([.$K2]-[.$B2]))" office:value-type="float" office:value="0.000374655538214204" calcext:value-type="float">
            <text:p>0.00037466</text:p>
          </table:table-cell>
          <table:table-cell table:style-name="ce2" table:formula="of:=ABS((([.$K2]-[.$B2])-([.F2]-[.$B2]))/([.$K2]-[.$B2]))" office:value-type="float" office:value="0" calcext:value-type="float">
            <text:p>0.00000000</text:p>
          </table:table-cell>
          <table:table-cell table:style-name="ce2" table:formula="of:=ABS((([.$K2]-[.$B2])-([.G2]-[.$B2]))/([.$K2]-[.$B2]))" office:value-type="float" office:value="0" calcext:value-type="float">
            <text:p>0.00000000</text:p>
          </table:table-cell>
          <table:table-cell table:style-name="ce2" table:formula="of:=ABS((([.$K2]-[.$B2])-([.H2]-[.$B2]))/([.$K2]-[.$B2]))" office:value-type="float" office:value="0" calcext:value-type="float">
            <text:p>0.00000000</text:p>
          </table:table-cell>
          <table:table-cell table:style-name="ce2" table:formula="of:=ABS((([.$K2]-[.$B2])-([.I2]-[.$B2]))/([.$K2]-[.$B2]))" office:value-type="float" office:value="0" calcext:value-type="float">
            <text:p>0.00000000</text:p>
          </table:table-cell>
          <table:table-cell table:style-name="ce2" table:formula="of:=ABS((([.$K2]-[.$B2])-([.J2]-[.$B2]))/([.$K2]-[.$B2]))" office:value-type="float" office:value="0" calcext:value-type="float">
            <text:p>0.00000000</text:p>
          </table:table-cell>
          <table:table-cell table:style-name="ce2" table:formula="of:=ABS((([.$K2]-[.$B2])-([.M2]-[.$B2]))/([.$K2]-[.$B2]))" office:value-type="float" office:value="0.00708394748848511" calcext:value-type="float">
            <text:p>0.00708395</text:p>
          </table:table-cell>
          <table:table-cell table:style-name="ce2" table:formula="of:=ABS((([.$K2]-[.$B2])-([.N2]-[.$B2]))/([.$K2]-[.$B2]))" office:value-type="float" office:value="0.00708394748848511" calcext:value-type="float">
            <text:p>0.00708395</text:p>
          </table:table-cell>
          <table:table-cell table:style-name="ce2" table:formula="of:=ABS((([.$K2]-[.$B2])-([.O2]-[.$B2]))/([.$K2]-[.$B2]))" office:value-type="float" office:value="0" calcext:value-type="float">
            <text:p>0.00000000</text:p>
          </table:table-cell>
          <table:table-cell table:style-name="ce2" table:formula="of:=ABS((([.$K2]-[.$B2])-([.P2]-[.$B2]))/([.$K2]-[.$B2]))" office:value-type="float" office:value="0" calcext:value-type="float">
            <text:p>0.00000000</text:p>
          </table:table-cell>
          <table:table-cell table:style-name="ce2" table:formula="of:=ABS((([.$K2]-[.$B2])-([.Q2]-[.$B2]))/([.$K2]-[.$B2]))" office:value-type="float" office:value="0" calcext:value-type="float">
            <text:p>0.00000000</text:p>
          </table:table-cell>
          <table:table-cell table:number-columns-repeated="2"/>
        </table:table-row>
        <table:table-row table:style-name="ro1">
          <table:table-cell table:formula="of:=[.A3]" office:value-type="float" office:value="0.03125" calcext:value-type="float">
            <text:p>0.03125</text:p>
          </table:table-cell>
          <table:table-cell table:style-name="ce2" table:formula="of:=ABS((([.$K3]-[.$B3])-([.B3]-[.$B3]))/([.$K3]-[.$B3]))" office:value-type="float" office:value="1" calcext:value-type="float">
            <text:p>1.00000000</text:p>
          </table:table-cell>
          <table:table-cell table:style-name="ce2" table:formula="of:=ABS((([.$K3]-[.$B3])-([.C3]-[.$B3]))/([.$K3]-[.$B3]))" office:value-type="float" office:value="1" calcext:value-type="float">
            <text:p>1.00000000</text:p>
          </table:table-cell>
          <table:table-cell table:style-name="ce2" table:formula="of:=ABS((([.$K3]-[.$B3])-([.D3]-[.$B3]))/([.$K3]-[.$B3]))" office:value-type="float" office:value="0.00157486481481046" calcext:value-type="float">
            <text:p>0.00157486</text:p>
          </table:table-cell>
          <table:table-cell table:style-name="ce2" table:formula="of:=ABS((([.$K3]-[.$B3])-([.E3]-[.$B3]))/([.$K3]-[.$B3]))" office:value-type="float" office:value="0.0015197996112826" calcext:value-type="float">
            <text:p>0.00151980</text:p>
          </table:table-cell>
          <table:table-cell table:style-name="ce2" table:formula="of:=ABS((([.$K3]-[.$B3])-([.F3]-[.$B3]))/([.$K3]-[.$B3]))" office:value-type="float" office:value="0" calcext:value-type="float">
            <text:p>0.00000000</text:p>
          </table:table-cell>
          <table:table-cell table:style-name="ce2" table:formula="of:=ABS((([.$K3]-[.$B3])-([.G3]-[.$B3]))/([.$K3]-[.$B3]))" office:value-type="float" office:value="0" calcext:value-type="float">
            <text:p>0.00000000</text:p>
          </table:table-cell>
          <table:table-cell table:style-name="ce2" table:formula="of:=ABS((([.$K3]-[.$B3])-([.H3]-[.$B3]))/([.$K3]-[.$B3]))" office:value-type="float" office:value="0" calcext:value-type="float">
            <text:p>0.00000000</text:p>
          </table:table-cell>
          <table:table-cell table:style-name="ce2" table:formula="of:=ABS((([.$K3]-[.$B3])-([.I3]-[.$B3]))/([.$K3]-[.$B3]))" office:value-type="float" office:value="0" calcext:value-type="float">
            <text:p>0.00000000</text:p>
          </table:table-cell>
          <table:table-cell table:style-name="ce2" table:formula="of:=ABS((([.$K3]-[.$B3])-([.J3]-[.$B3]))/([.$K3]-[.$B3]))" office:value-type="float" office:value="0" calcext:value-type="float">
            <text:p>0.00000000</text:p>
          </table:table-cell>
          <table:table-cell table:style-name="ce2" table:formula="of:=ABS((([.$K3]-[.$B3])-([.M3]-[.$B3]))/([.$K3]-[.$B3]))" office:value-type="float" office:value="0.0141321785139136" calcext:value-type="float">
            <text:p>0.01413218</text:p>
          </table:table-cell>
          <table:table-cell table:style-name="ce2" table:formula="of:=ABS((([.$K3]-[.$B3])-([.N3]-[.$B3]))/([.$K3]-[.$B3]))" office:value-type="float" office:value="0.0141321785139136" calcext:value-type="float">
            <text:p>0.01413218</text:p>
          </table:table-cell>
          <table:table-cell table:style-name="ce2" table:formula="of:=ABS((([.$K3]-[.$B3])-([.O3]-[.$B3]))/([.$K3]-[.$B3]))" office:value-type="float" office:value="0.000026920765686136" calcext:value-type="float">
            <text:p>0.00002692</text:p>
          </table:table-cell>
          <table:table-cell table:style-name="ce2" table:formula="of:=ABS((([.$K3]-[.$B3])-([.P3]-[.$B3]))/([.$K3]-[.$B3]))" office:value-type="float" office:value="0.0000256970948347556" calcext:value-type="float">
            <text:p>0.00002570</text:p>
          </table:table-cell>
          <table:table-cell table:style-name="ce2" table:formula="of:=ABS((([.$K3]-[.$B3])-([.Q3]-[.$B3]))/([.$K3]-[.$B3]))" office:value-type="float" office:value="0" calcext:value-type="float">
            <text:p>0.00000000</text:p>
          </table:table-cell>
          <table:table-cell table:number-columns-repeated="2"/>
        </table:table-row>
        <table:table-row table:style-name="ro1">
          <table:table-cell table:formula="of:=[.A4]" office:value-type="float" office:value="0.0625" calcext:value-type="float">
            <text:p>0.0625</text:p>
          </table:table-cell>
          <table:table-cell table:style-name="ce2" table:formula="of:=ABS((([.$K4]-[.$B4])-([.B4]-[.$B4]))/([.$K4]-[.$B4]))" office:value-type="float" office:value="1" calcext:value-type="float">
            <text:p>1.00000000</text:p>
          </table:table-cell>
          <table:table-cell table:style-name="ce2" table:formula="of:=ABS((([.$K4]-[.$B4])-([.C4]-[.$B4]))/([.$K4]-[.$B4]))" office:value-type="float" office:value="1" calcext:value-type="float">
            <text:p>1.00000000</text:p>
          </table:table-cell>
          <table:table-cell table:style-name="ce2" table:formula="of:=ABS((([.$K4]-[.$B4])-([.D4]-[.$B4]))/([.$K4]-[.$B4]))" office:value-type="float" office:value="0.00642975686644884" calcext:value-type="float">
            <text:p>0.00642976</text:p>
          </table:table-cell>
          <table:table-cell table:style-name="ce2" table:formula="of:=ABS((([.$K4]-[.$B4])-([.E4]-[.$B4]))/([.$K4]-[.$B4]))" office:value-type="float" office:value="0.00620296619282535" calcext:value-type="float">
            <text:p>0.00620297</text:p>
          </table:table-cell>
          <table:table-cell table:style-name="ce2" table:formula="of:=ABS((([.$K4]-[.$B4])-([.F4]-[.$B4]))/([.$K4]-[.$B4]))" office:value-type="float" office:value="0.0000150791670973066" calcext:value-type="float">
            <text:p>0.00001508</text:p>
          </table:table-cell>
          <table:table-cell table:style-name="ce2" table:formula="of:=ABS((([.$K4]-[.$B4])-([.G4]-[.$B4]))/([.$K4]-[.$B4]))" office:value-type="float" office:value="0.0000132696671056304" calcext:value-type="float">
            <text:p>0.00001327</text:p>
          </table:table-cell>
          <table:table-cell table:style-name="ce2" table:formula="of:=ABS((([.$K4]-[.$B4])-([.H4]-[.$B4]))/([.$K4]-[.$B4]))" office:value-type="float" office:value="0" calcext:value-type="float">
            <text:p>0.00000000</text:p>
          </table:table-cell>
          <table:table-cell table:style-name="ce2" table:formula="of:=ABS((([.$K4]-[.$B4])-([.I4]-[.$B4]))/([.$K4]-[.$B4]))" office:value-type="float" office:value="0" calcext:value-type="float">
            <text:p>0.00000000</text:p>
          </table:table-cell>
          <table:table-cell table:style-name="ce2" table:formula="of:=ABS((([.$K4]-[.$B4])-([.J4]-[.$B4]))/([.$K4]-[.$B4]))" office:value-type="float" office:value="0" calcext:value-type="float">
            <text:p>0.00000000</text:p>
          </table:table-cell>
          <table:table-cell table:style-name="ce2" table:formula="of:=ABS((([.$K4]-[.$B4])-([.M4]-[.$B4]))/([.$K4]-[.$B4]))" office:value-type="float" office:value="0.0281006311233883" calcext:value-type="float">
            <text:p>0.02810063</text:p>
          </table:table-cell>
          <table:table-cell table:style-name="ce2" table:formula="of:=ABS((([.$K4]-[.$B4])-([.N4]-[.$B4]))/([.$K4]-[.$B4]))" office:value-type="float" office:value="0.0281006311233883" calcext:value-type="float">
            <text:p>0.02810063</text:p>
          </table:table-cell>
          <table:table-cell table:style-name="ce2" table:formula="of:=ABS((([.$K4]-[.$B4])-([.O4]-[.$B4]))/([.$K4]-[.$B4]))" office:value-type="float" office:value="0.000259361674652251" calcext:value-type="float">
            <text:p>0.00025936</text:p>
          </table:table-cell>
          <table:table-cell table:style-name="ce2" table:formula="of:=ABS((([.$K4]-[.$B4])-([.P4]-[.$B4]))/([.$K4]-[.$B4]))" office:value-type="float" office:value="0.000243679340926767" calcext:value-type="float">
            <text:p>0.00024368</text:p>
          </table:table-cell>
          <table:table-cell table:style-name="ce2" table:formula="of:=ABS((([.$K4]-[.$B4])-([.Q4]-[.$B4]))/([.$K4]-[.$B4]))" office:value-type="float" office:value="0.000000603166628177422" calcext:value-type="float">
            <text:p>0.00000060</text:p>
          </table:table-cell>
          <table:table-cell table:number-columns-repeated="2"/>
        </table:table-row>
        <table:table-row table:style-name="ro1">
          <table:table-cell table:formula="of:=[.A5]" office:value-type="float" office:value="0.125" calcext:value-type="float">
            <text:p>0.125</text:p>
          </table:table-cell>
          <table:table-cell table:style-name="ce2" table:formula="of:=ABS((([.$K5]-[.$B5])-([.B5]-[.$B5]))/([.$K5]-[.$B5]))" office:value-type="float" office:value="1" calcext:value-type="float">
            <text:p>1.00000000</text:p>
          </table:table-cell>
          <table:table-cell table:style-name="ce2" table:formula="of:=ABS((([.$K5]-[.$B5])-([.C5]-[.$B5]))/([.$K5]-[.$B5]))" office:value-type="float" office:value="1" calcext:value-type="float">
            <text:p>1.00000000</text:p>
          </table:table-cell>
          <table:table-cell table:style-name="ce2" table:formula="of:=ABS((([.$K5]-[.$B5])-([.D5]-[.$B5]))/([.$K5]-[.$B5]))" office:value-type="float" office:value="0.0262057368525741" calcext:value-type="float">
            <text:p>0.02620574</text:p>
          </table:table-cell>
          <table:table-cell table:style-name="ce2" table:formula="of:=ABS((([.$K5]-[.$B5])-([.E5]-[.$B5]))/([.$K5]-[.$B5]))" office:value-type="float" office:value="0.0252651514957244" calcext:value-type="float">
            <text:p>0.02526515</text:p>
          </table:table-cell>
          <table:table-cell table:style-name="ce2" table:formula="of:=ABS((([.$K5]-[.$B5])-([.F5]-[.$B5]))/([.$K5]-[.$B5]))" office:value-type="float" office:value="0.000269879703112538" calcext:value-type="float">
            <text:p>0.00026988</text:p>
          </table:table-cell>
          <table:table-cell table:style-name="ce2" table:formula="of:=ABS((([.$K5]-[.$B5])-([.G5]-[.$B5]))/([.$K5]-[.$B5]))" office:value-type="float" office:value="0.000235073062073826" calcext:value-type="float">
            <text:p>0.00023507</text:p>
          </table:table-cell>
          <table:table-cell table:style-name="ce2" table:formula="of:=ABS((([.$K5]-[.$B5])-([.H5]-[.$B5]))/([.$K5]-[.$B5]))" office:value-type="float" office:value="0.00000117243421766582" calcext:value-type="float">
            <text:p>0.00000117</text:p>
          </table:table-cell>
          <table:table-cell table:style-name="ce2" table:formula="of:=ABS((([.$K5]-[.$B5])-([.I5]-[.$B5]))/([.$K5]-[.$B5]))" office:value-type="float" office:value="0.000000879325663249362" calcext:value-type="float">
            <text:p>0.00000088</text:p>
          </table:table-cell>
          <table:table-cell table:style-name="ce2" table:formula="of:=ABS((([.$K5]-[.$B5])-([.J5]-[.$B5]))/([.$K5]-[.$B5]))" office:value-type="float" office:value="0" calcext:value-type="float">
            <text:p>0.00000000</text:p>
          </table:table-cell>
          <table:table-cell table:style-name="ce2" table:formula="of:=ABS((([.$K5]-[.$B5])-([.M5]-[.$B5]))/([.$K5]-[.$B5]))" office:value-type="float" office:value="0.0554118794406426" calcext:value-type="float">
            <text:p>0.05541188</text:p>
          </table:table-cell>
          <table:table-cell table:style-name="ce2" table:formula="of:=ABS((([.$K5]-[.$B5])-([.N5]-[.$B5]))/([.$K5]-[.$B5]))" office:value-type="float" office:value="0.0554118794406426" calcext:value-type="float">
            <text:p>0.05541188</text:p>
          </table:table-cell>
          <table:table-cell table:style-name="ce2" table:formula="of:=ABS((([.$K5]-[.$B5])-([.O5]-[.$B5]))/([.$K5]-[.$B5]))" office:value-type="float" office:value="0.00261320933279321" calcext:value-type="float">
            <text:p>0.00261321</text:p>
          </table:table-cell>
          <table:table-cell table:style-name="ce2" table:formula="of:=ABS((([.$K5]-[.$B5])-([.P5]-[.$B5]))/([.$K5]-[.$B5]))" office:value-type="float" office:value="0.00245778852087018" calcext:value-type="float">
            <text:p>0.00245779</text:p>
          </table:table-cell>
          <table:table-cell table:style-name="ce2" table:formula="of:=ABS((([.$K5]-[.$B5])-([.Q5]-[.$B5]))/([.$K5]-[.$B5]))" office:value-type="float" office:value="0.0000224960817011541" calcext:value-type="float">
            <text:p>0.00002250</text:p>
          </table:table-cell>
          <table:table-cell table:number-columns-repeated="2"/>
        </table:table-row>
        <table:table-row table:style-name="ro1">
          <table:table-cell table:formula="of:=[.A6]" office:value-type="float" office:value="0.25" calcext:value-type="float">
            <text:p>0.25</text:p>
          </table:table-cell>
          <table:table-cell table:style-name="ce2" table:formula="of:=ABS((([.$K6]-[.$B6])-([.B6]-[.$B6]))/([.$K6]-[.$B6]))" office:value-type="float" office:value="1" calcext:value-type="float">
            <text:p>1.00000000</text:p>
          </table:table-cell>
          <table:table-cell table:style-name="ce2" table:formula="of:=ABS((([.$K6]-[.$B6])-([.C6]-[.$B6]))/([.$K6]-[.$B6]))" office:value-type="float" office:value="1" calcext:value-type="float">
            <text:p>1.00000000</text:p>
          </table:table-cell>
          <table:table-cell table:style-name="ce2" table:formula="of:=ABS((([.$K6]-[.$B6])-([.D6]-[.$B6]))/([.$K6]-[.$B6]))" office:value-type="float" office:value="0.0999168493977378" calcext:value-type="float">
            <text:p>0.09991685</text:p>
          </table:table-cell>
          <table:table-cell table:style-name="ce2" table:formula="of:=ABS((([.$K6]-[.$B6])-([.E6]-[.$B6]))/([.$K6]-[.$B6]))" office:value-type="float" office:value="0.096463397143702" calcext:value-type="float">
            <text:p>0.09646340</text:p>
          </table:table-cell>
          <table:table-cell table:style-name="ce2" table:formula="of:=ABS((([.$K6]-[.$B6])-([.F6]-[.$B6]))/([.$K6]-[.$B6]))" office:value-type="float" office:value="0.00485471153332336" calcext:value-type="float">
            <text:p>0.00485471</text:p>
          </table:table-cell>
          <table:table-cell table:style-name="ce2" table:formula="of:=ABS((([.$K6]-[.$B6])-([.G6]-[.$B6]))/([.$K6]-[.$B6]))" office:value-type="float" office:value="0.00420495612383383" calcext:value-type="float">
            <text:p>0.00420496</text:p>
          </table:table-cell>
          <table:table-cell table:style-name="ce2" table:formula="of:=ABS((([.$K6]-[.$B6])-([.H6]-[.$B6]))/([.$K6]-[.$B6]))" office:value-type="float" office:value="0.000104035721335569" calcext:value-type="float">
            <text:p>0.00010404</text:p>
          </table:table-cell>
          <table:table-cell table:style-name="ce2" table:formula="of:=ABS((([.$K6]-[.$B6])-([.I6]-[.$B6]))/([.$K6]-[.$B6]))" office:value-type="float" office:value="0.0000733136470647798" calcext:value-type="float">
            <text:p>0.00007331</text:p>
          </table:table-cell>
          <table:table-cell table:style-name="ce2" table:formula="of:=ABS((([.$K6]-[.$B6])-([.J6]-[.$B6]))/([.$K6]-[.$B6]))" office:value-type="float" office:value="0.00000095302542743221" calcext:value-type="float">
            <text:p>0.00000095</text:p>
          </table:table-cell>
          <table:table-cell table:style-name="ce2" table:formula="of:=ABS((([.$K6]-[.$B6])-([.M6]-[.$B6]))/([.$K6]-[.$B6]))" office:value-type="float" office:value="0.106538660680789" calcext:value-type="float">
            <text:p>0.10653866</text:p>
          </table:table-cell>
          <table:table-cell table:style-name="ce2" table:formula="of:=ABS((([.$K6]-[.$B6])-([.N6]-[.$B6]))/([.$K6]-[.$B6]))" office:value-type="float" office:value="0.106538660680789" calcext:value-type="float">
            <text:p>0.10653866</text:p>
          </table:table-cell>
          <table:table-cell table:style-name="ce2" table:formula="of:=ABS((([.$K6]-[.$B6])-([.O6]-[.$B6]))/([.$K6]-[.$B6]))" office:value-type="float" office:value="0.0248013951321933" calcext:value-type="float">
            <text:p>0.02480140</text:p>
          </table:table-cell>
          <table:table-cell table:style-name="ce2" table:formula="of:=ABS((([.$K6]-[.$B6])-([.P6]-[.$B6]))/([.$K6]-[.$B6]))" office:value-type="float" office:value="0.0234788557533089" calcext:value-type="float">
            <text:p>0.02347886</text:p>
          </table:table-cell>
          <table:table-cell table:style-name="ce2" table:formula="of:=ABS((([.$K6]-[.$B6])-([.Q6]-[.$B6]))/([.$K6]-[.$B6]))" office:value-type="float" office:value="0.00100166438093546" calcext:value-type="float">
            <text:p>0.00100166</text:p>
          </table:table-cell>
          <table:table-cell table:number-columns-repeated="2"/>
        </table:table-row>
        <table:table-row table:style-name="ro1">
          <table:table-cell table:formula="of:=[.A7]" office:value-type="float" office:value="0.5" calcext:value-type="float">
            <text:p>0.5</text:p>
          </table:table-cell>
          <table:table-cell table:style-name="ce2" table:formula="of:=ABS((([.$K7]-[.$B7])-([.B7]-[.$B7]))/([.$K7]-[.$B7]))" office:value-type="float" office:value="1" calcext:value-type="float">
            <text:p>1.00000000</text:p>
          </table:table-cell>
          <table:table-cell table:style-name="ce2" table:formula="of:=ABS((([.$K7]-[.$B7])-([.C7]-[.$B7]))/([.$K7]-[.$B7]))" office:value-type="float" office:value="1" calcext:value-type="float">
            <text:p>1.00000000</text:p>
          </table:table-cell>
          <table:table-cell table:style-name="ce2" table:formula="of:=ABS((([.$K7]-[.$B7])-([.D7]-[.$B7]))/([.$K7]-[.$B7]))" office:value-type="float" office:value="0.289439144715785" calcext:value-type="float">
            <text:p>0.28943914</text:p>
          </table:table-cell>
          <table:table-cell table:style-name="ce2" table:formula="of:=ABS((([.$K7]-[.$B7])-([.E7]-[.$B7]))/([.$K7]-[.$B7]))" office:value-type="float" office:value="0.281295940926282" calcext:value-type="float">
            <text:p>0.28129594</text:p>
          </table:table-cell>
          <table:table-cell table:style-name="ce2" table:formula="of:=ABS((([.$K7]-[.$B7])-([.F7]-[.$B7]))/([.$K7]-[.$B7]))" office:value-type="float" office:value="0.0613180581655105" calcext:value-type="float">
            <text:p>0.06131806</text:p>
          </table:table-cell>
          <table:table-cell table:style-name="ce2" table:formula="of:=ABS((([.$K7]-[.$B7])-([.G7]-[.$B7]))/([.$K7]-[.$B7]))" office:value-type="float" office:value="0.0541999203697196" calcext:value-type="float">
            <text:p>0.05419992</text:p>
          </table:table-cell>
          <table:table-cell table:style-name="ce2" table:formula="of:=ABS((([.$K7]-[.$B7])-([.H7]-[.$B7]))/([.$K7]-[.$B7]))" office:value-type="float" office:value="0.00714349050909271" calcext:value-type="float">
            <text:p>0.00714349</text:p>
          </table:table-cell>
          <table:table-cell table:style-name="ce2" table:formula="of:=ABS((([.$K7]-[.$B7])-([.I7]-[.$B7]))/([.$K7]-[.$B7]))" office:value-type="float" office:value="0.00510022619867884" calcext:value-type="float">
            <text:p>0.00510023</text:p>
          </table:table-cell>
          <table:table-cell table:style-name="ce2" table:formula="of:=ABS((([.$K7]-[.$B7])-([.J7]-[.$B7]))/([.$K7]-[.$B7]))" office:value-type="float" office:value="0.000367001863045708" calcext:value-type="float">
            <text:p>0.00036700</text:p>
          </table:table-cell>
          <table:table-cell table:style-name="ce2" table:formula="of:=ABS((([.$K7]-[.$B7])-([.M7]-[.$B7]))/([.$K7]-[.$B7]))" office:value-type="float" office:value="0.185006683537918" calcext:value-type="float">
            <text:p>0.18500668</text:p>
          </table:table-cell>
          <table:table-cell table:style-name="ce2" table:formula="of:=ABS((([.$K7]-[.$B7])-([.N7]-[.$B7]))/([.$K7]-[.$B7]))" office:value-type="float" office:value="0.185006683537918" calcext:value-type="float">
            <text:p>0.18500668</text:p>
          </table:table-cell>
          <table:table-cell table:style-name="ce2" table:formula="of:=ABS((([.$K7]-[.$B7])-([.O7]-[.$B7]))/([.$K7]-[.$B7]))" office:value-type="float" office:value="0.143080436066669" calcext:value-type="float">
            <text:p>0.14308044</text:p>
          </table:table-cell>
          <table:table-cell table:style-name="ce2" table:formula="of:=ABS((([.$K7]-[.$B7])-([.P7]-[.$B7]))/([.$K7]-[.$B7]))" office:value-type="float" office:value="0.137626923601559" calcext:value-type="float">
            <text:p>0.13762692</text:p>
          </table:table-cell>
          <table:table-cell table:style-name="ce2" table:formula="of:=ABS((([.$K7]-[.$B7])-([.Q7]-[.$B7]))/([.$K7]-[.$B7]))" office:value-type="float" office:value="0.0294661712771781" calcext:value-type="float">
            <text:p>0.02946617</text:p>
          </table:table-cell>
          <table:table-cell table:number-columns-repeated="2"/>
        </table:table-row>
        <table:table-row table:style-name="ro1">
          <table:table-cell table:formula="of:=[.A8]" office:value-type="float" office:value="1" calcext:value-type="float">
            <text:p>1</text:p>
          </table:table-cell>
          <table:table-cell table:style-name="ce2" table:formula="of:=ABS((([.$K8]-[.$B8])-([.B8]-[.$B8]))/([.$K8]-[.$B8]))" office:value-type="float" office:value="1" calcext:value-type="float">
            <text:p>1.00000000</text:p>
          </table:table-cell>
          <table:table-cell table:style-name="ce2" table:formula="of:=ABS((([.$K8]-[.$B8])-([.C8]-[.$B8]))/([.$K8]-[.$B8]))" office:value-type="float" office:value="1" calcext:value-type="float">
            <text:p>1.00000000</text:p>
          </table:table-cell>
          <table:table-cell table:style-name="ce2" table:formula="of:=ABS((([.$K8]-[.$B8])-([.D8]-[.$B8]))/([.$K8]-[.$B8]))" office:value-type="float" office:value="0.503607780784417" calcext:value-type="float">
            <text:p>0.50360778</text:p>
          </table:table-cell>
          <table:table-cell table:style-name="ce2" table:formula="of:=ABS((([.$K8]-[.$B8])-([.E8]-[.$B8]))/([.$K8]-[.$B8]))" office:value-type="float" office:value="0.492546621591035" calcext:value-type="float">
            <text:p>0.49254662</text:p>
          </table:table-cell>
          <table:table-cell table:style-name="ce2" table:formula="of:=ABS((([.$K8]-[.$B8])-([.F8]-[.$B8]))/([.$K8]-[.$B8]))" office:value-type="float" office:value="0.22810700703147" calcext:value-type="float">
            <text:p>0.22810701</text:p>
          </table:table-cell>
          <table:table-cell table:style-name="ce2" table:formula="of:=ABS((([.$K8]-[.$B8])-([.G8]-[.$B8]))/([.$K8]-[.$B8]))" office:value-type="float" office:value="0.209290252015429" calcext:value-type="float">
            <text:p>0.20929025</text:p>
          </table:table-cell>
          <table:table-cell table:style-name="ce2" table:formula="of:=ABS((([.$K8]-[.$B8])-([.H8]-[.$B8]))/([.$K8]-[.$B8]))" office:value-type="float" office:value="0.0805788069396604" calcext:value-type="float">
            <text:p>0.08057881</text:p>
          </table:table-cell>
          <table:table-cell table:style-name="ce2" table:formula="of:=ABS((([.$K8]-[.$B8])-([.I8]-[.$B8]))/([.$K8]-[.$B8]))" office:value-type="float" office:value="0.0640054123308866" calcext:value-type="float">
            <text:p>0.06400541</text:p>
          </table:table-cell>
          <table:table-cell table:style-name="ce2" table:formula="of:=ABS((([.$K8]-[.$B8])-([.J8]-[.$B8]))/([.$K8]-[.$B8]))" office:value-type="float" office:value="0.0182166542427517" calcext:value-type="float">
            <text:p>0.01821665</text:p>
          </table:table-cell>
          <table:table-cell table:style-name="ce2" table:formula="of:=ABS((([.$K8]-[.$B8])-([.M8]-[.$B8]))/([.$K8]-[.$B8]))" office:value-type="float" office:value="0.195772687238114" calcext:value-type="float">
            <text:p>0.19577269</text:p>
          </table:table-cell>
          <table:table-cell table:style-name="ce2" table:formula="of:=ABS((([.$K8]-[.$B8])-([.N8]-[.$B8]))/([.$K8]-[.$B8]))" office:value-type="float" office:value="0.195772687238114" calcext:value-type="float">
            <text:p>0.19577269</text:p>
          </table:table-cell>
          <table:table-cell table:style-name="ce2" table:formula="of:=ABS((([.$K8]-[.$B8])-([.O8]-[.$B8]))/([.$K8]-[.$B8]))" office:value-type="float" office:value="0.335076579055998" calcext:value-type="float">
            <text:p>0.33507658</text:p>
          </table:table-cell>
          <table:table-cell table:style-name="ce2" table:formula="of:=ABS((([.$K8]-[.$B8])-([.P8]-[.$B8]))/([.$K8]-[.$B8]))" office:value-type="float" office:value="0.32663960481077" calcext:value-type="float">
            <text:p>0.32663960</text:p>
          </table:table-cell>
          <table:table-cell table:style-name="ce2" table:formula="of:=ABS((([.$K8]-[.$B8])-([.Q8]-[.$B8]))/([.$K8]-[.$B8]))" office:value-type="float" office:value="0.160200899219134" calcext:value-type="float">
            <text:p>0.16020090</text:p>
          </table:table-cell>
          <table:table-cell table:number-columns-repeated="2"/>
        </table:table-row>
        <table:table-row table:style-name="ro1">
          <table:table-cell table:formula="of:=[.A9]" office:value-type="float" office:value="2" calcext:value-type="float">
            <text:p>2</text:p>
          </table:table-cell>
          <table:table-cell table:style-name="ce2" table:formula="of:=ABS((([.$K9]-[.$B9])-([.B9]-[.$B9]))/([.$K9]-[.$B9]))" office:value-type="float" office:value="1" calcext:value-type="float">
            <text:p>1.00000000</text:p>
          </table:table-cell>
          <table:table-cell table:style-name="ce2" table:formula="of:=ABS((([.$K9]-[.$B9])-([.C9]-[.$B9]))/([.$K9]-[.$B9]))" office:value-type="float" office:value="1" calcext:value-type="float">
            <text:p>1.00000000</text:p>
          </table:table-cell>
          <table:table-cell table:style-name="ce2" table:formula="of:=ABS((([.$K9]-[.$B9])-([.D9]-[.$B9]))/([.$K9]-[.$B9]))" office:value-type="float" office:value="0.610332038261675" calcext:value-type="float">
            <text:p>0.61033204</text:p>
          </table:table-cell>
          <table:table-cell table:style-name="ce2" table:formula="of:=ABS((([.$K9]-[.$B9])-([.E9]-[.$B9]))/([.$K9]-[.$B9]))" office:value-type="float" office:value="0.597949734436117" calcext:value-type="float">
            <text:p>0.59794973</text:p>
          </table:table-cell>
          <table:table-cell table:style-name="ce2" table:formula="of:=ABS((([.$K9]-[.$B9])-([.F9]-[.$B9]))/([.$K9]-[.$B9]))" office:value-type="float" office:value="0.348876375671426" calcext:value-type="float">
            <text:p>0.34887638</text:p>
          </table:table-cell>
          <table:table-cell table:style-name="ce2" table:formula="of:=ABS((([.$K9]-[.$B9])-([.G9]-[.$B9]))/([.$K9]-[.$B9]))" office:value-type="float" office:value="0.325065200950775" calcext:value-type="float">
            <text:p>0.32506520</text:p>
          </table:table-cell>
          <table:table-cell table:style-name="ce2" table:formula="of:=ABS((([.$K9]-[.$B9])-([.H9]-[.$B9]))/([.$K9]-[.$B9]))" office:value-type="float" office:value="0.174302255085905" calcext:value-type="float">
            <text:p>0.17430226</text:p>
          </table:table-cell>
          <table:table-cell table:style-name="ce2" table:formula="of:=ABS((([.$K9]-[.$B9])-([.I9]-[.$B9]))/([.$K9]-[.$B9]))" office:value-type="float" office:value="0.146686999482478" calcext:value-type="float">
            <text:p>0.14668700</text:p>
          </table:table-cell>
          <table:table-cell table:style-name="ce2"/>
          <table:table-cell table:style-name="ce2" table:formula="of:=ABS((([.$K9]-[.$B9])-([.M9]-[.$B9]))/([.$K9]-[.$B9]))" office:value-type="float" office:value="0.0505267512557663" calcext:value-type="float">
            <text:p>0.05052675</text:p>
          </table:table-cell>
          <table:table-cell table:style-name="ce2" table:formula="of:=ABS((([.$K9]-[.$B9])-([.N9]-[.$B9]))/([.$K9]-[.$B9]))" office:value-type="float" office:value="0.0505267512557663" calcext:value-type="float">
            <text:p>0.05052675</text:p>
          </table:table-cell>
          <table:table-cell table:style-name="ce2" table:formula="of:=ABS((([.$K9]-[.$B9])-([.O9]-[.$B9]))/([.$K9]-[.$B9]))" office:value-type="float" office:value="0.439717677391564" calcext:value-type="float">
            <text:p>0.43971768</text:p>
          </table:table-cell>
          <table:table-cell table:style-name="ce2" table:formula="of:=ABS((([.$K9]-[.$B9])-([.P9]-[.$B9]))/([.$K9]-[.$B9]))" office:value-type="float" office:value="0.43146721147332" calcext:value-type="float">
            <text:p>0.43146721</text:p>
          </table:table-cell>
          <table:table-cell table:style-name="ce2" table:formula="of:=ABS((([.$K9]-[.$B9])-([.Q9]-[.$B9]))/([.$K9]-[.$B9]))" office:value-type="float" office:value="0.270693271887383" calcext:value-type="float">
            <text:p>0.27069327</text:p>
          </table:table-cell>
          <table:table-cell table:number-columns-repeated="2"/>
        </table:table-row>
        <table:table-row table:style-name="ro1">
          <table:table-cell table:formula="of:=[.A10]" office:value-type="float" office:value="4" calcext:value-type="float">
            <text:p>4</text:p>
          </table:table-cell>
          <table:table-cell table:style-name="ce2" table:formula="of:=ABS((([.$K10]-[.$B10])-([.B10]-[.$B10]))/([.$K10]-[.$B10]))" office:value-type="float" office:value="1" calcext:value-type="float">
            <text:p>1.00000000</text:p>
          </table:table-cell>
          <table:table-cell table:style-name="ce2" table:formula="of:=ABS((([.$K10]-[.$B10])-([.C10]-[.$B10]))/([.$K10]-[.$B10]))" office:value-type="float" office:value="1" calcext:value-type="float">
            <text:p>1.00000000</text:p>
          </table:table-cell>
          <table:table-cell table:style-name="ce2" table:formula="of:=ABS((([.$K10]-[.$B10])-([.D10]-[.$B10]))/([.$K10]-[.$B10]))" office:value-type="float" office:value="0.653896961698381" calcext:value-type="float">
            <text:p>0.65389696</text:p>
          </table:table-cell>
          <table:table-cell table:style-name="ce2" table:formula="of:=ABS((([.$K10]-[.$B10])-([.E10]-[.$B10]))/([.$K10]-[.$B10]))" office:value-type="float" office:value="0.640664199155559" calcext:value-type="float">
            <text:p>0.64066420</text:p>
          </table:table-cell>
          <table:table-cell table:style-name="ce2" table:formula="of:=ABS((([.$K10]-[.$B10])-([.F10]-[.$B10]))/([.$K10]-[.$B10]))" office:value-type="float" office:value="0.404693853074876" calcext:value-type="float">
            <text:p>0.40469385</text:p>
          </table:table-cell>
          <table:table-cell table:style-name="ce2" table:formula="of:=ABS((([.$K10]-[.$B10])-([.G10]-[.$B10]))/([.$K10]-[.$B10]))" office:value-type="float" office:value="0.378983682805369" calcext:value-type="float">
            <text:p>0.37898368</text:p>
          </table:table-cell>
          <table:table-cell table:style-name="ce2" table:formula="of:=ABS((([.$K10]-[.$B10])-([.H10]-[.$B10]))/([.$K10]-[.$B10]))" office:value-type="float" office:value="0.226025653907705" calcext:value-type="float">
            <text:p>0.22602565</text:p>
          </table:table-cell>
          <table:table-cell table:style-name="ce2" table:formula="of:=ABS((([.$K10]-[.$B10])-([.I10]-[.$B10]))/([.$K10]-[.$B10]))" office:value-type="float" office:value="0.193813378445731" calcext:value-type="float">
            <text:p>0.19381338</text:p>
          </table:table-cell>
          <table:table-cell table:style-name="ce2"/>
          <table:table-cell table:style-name="ce2" table:formula="of:=ABS((([.$K10]-[.$B10])-([.M10]-[.$B10]))/([.$K10]-[.$B10]))" office:value-type="float" office:value="0.702331261027455" calcext:value-type="float">
            <text:p>0.70233126</text:p>
          </table:table-cell>
          <table:table-cell table:style-name="ce2" table:formula="of:=ABS((([.$K10]-[.$B10])-([.N10]-[.$B10]))/([.$K10]-[.$B10]))" office:value-type="float" office:value="0.702331261027455" calcext:value-type="float">
            <text:p>0.70233126</text:p>
          </table:table-cell>
          <table:table-cell table:style-name="ce2" table:formula="of:=ABS((([.$K10]-[.$B10])-([.O10]-[.$B10]))/([.$K10]-[.$B10]))" office:value-type="float" office:value="0.480774991697298" calcext:value-type="float">
            <text:p>0.48077499</text:p>
          </table:table-cell>
          <table:table-cell table:style-name="ce2" table:formula="of:=ABS((([.$K10]-[.$B10])-([.P10]-[.$B10]))/([.$K10]-[.$B10]))" office:value-type="float" office:value="0.473709647380405" calcext:value-type="float">
            <text:p>0.47370965</text:p>
          </table:table-cell>
          <table:table-cell table:style-name="ce2" table:formula="of:=ABS((([.$K10]-[.$B10])-([.Q10]-[.$B10]))/([.$K10]-[.$B10]))" office:value-type="float" office:value="0.32380342951888" calcext:value-type="float">
            <text:p>0.32380343</text:p>
          </table:table-cell>
          <table:table-cell table:number-columns-repeated="2"/>
        </table:table-row>
        <table:table-row table:style-name="ro1">
          <table:table-cell table:formula="of:=[.A11]" office:value-type="float" office:value="8" calcext:value-type="float">
            <text:p>8</text:p>
          </table:table-cell>
          <table:table-cell table:style-name="ce2" table:formula="of:=ABS((([.$K11]-[.$B11])-([.B11]-[.$B11]))/([.$K11]-[.$B11]))" office:value-type="float" office:value="1" calcext:value-type="float">
            <text:p>1.00000000</text:p>
          </table:table-cell>
          <table:table-cell table:style-name="ce2" table:formula="of:=ABS((([.$K11]-[.$B11])-([.C11]-[.$B11]))/([.$K11]-[.$B11]))" office:value-type="float" office:value="1" calcext:value-type="float">
            <text:p>1.00000000</text:p>
          </table:table-cell>
          <table:table-cell table:style-name="ce2" table:formula="of:=ABS((([.$K11]-[.$B11])-([.D11]-[.$B11]))/([.$K11]-[.$B11]))" office:value-type="float" office:value="0.672572362098355" calcext:value-type="float">
            <text:p>0.67257236</text:p>
          </table:table-cell>
          <table:table-cell table:style-name="ce2" table:formula="of:=ABS((([.$K11]-[.$B11])-([.E11]-[.$B11]))/([.$K11]-[.$B11]))" office:value-type="float" office:value="0.658803316640328" calcext:value-type="float">
            <text:p>0.65880332</text:p>
          </table:table-cell>
          <table:table-cell table:style-name="ce2" table:formula="of:=ABS((([.$K11]-[.$B11])-([.F11]-[.$B11]))/([.$K11]-[.$B11]))" office:value-type="float" office:value="0.429664122377552" calcext:value-type="float">
            <text:p>0.42966412</text:p>
          </table:table-cell>
          <table:table-cell table:style-name="ce2" table:formula="of:=ABS((([.$K11]-[.$B11])-([.G11]-[.$B11]))/([.$K11]-[.$B11]))" office:value-type="float" office:value="0.403057801113771" calcext:value-type="float">
            <text:p>0.40305780</text:p>
          </table:table-cell>
          <table:table-cell table:style-name="ce2" table:formula="of:=ABS((([.$K11]-[.$B11])-([.H11]-[.$B11]))/([.$K11]-[.$B11]))" office:value-type="float" office:value="0.250428853540291" calcext:value-type="float">
            <text:p>0.25042885</text:p>
          </table:table-cell>
          <table:table-cell table:style-name="ce2" table:formula="of:=ABS((([.$K11]-[.$B11])-([.I11]-[.$B11]))/([.$K11]-[.$B11]))" office:value-type="float" office:value="0.216149821838899" calcext:value-type="float">
            <text:p>0.21614982</text:p>
          </table:table-cell>
          <table:table-cell table:style-name="ce2"/>
          <table:table-cell table:style-name="ce2" table:formula="of:=ABS((([.$K11]-[.$B11])-([.M11]-[.$B11]))/([.$K11]-[.$B11]))" office:value-type="float" office:value="2.0774878384452" calcext:value-type="float">
            <text:p>2.07748784</text:p>
          </table:table-cell>
          <table:table-cell table:style-name="ce2" table:formula="of:=ABS((([.$K11]-[.$B11])-([.N11]-[.$B11]))/([.$K11]-[.$B11]))" office:value-type="float" office:value="2.0774878384452" calcext:value-type="float">
            <text:p>2.07748784</text:p>
          </table:table-cell>
          <table:table-cell table:style-name="ce2" table:formula="of:=ABS((([.$K11]-[.$B11])-([.O11]-[.$B11]))/([.$K11]-[.$B11]))" office:value-type="float" office:value="0.496942495753062" calcext:value-type="float">
            <text:p>0.49694250</text:p>
          </table:table-cell>
          <table:table-cell table:style-name="ce2" table:formula="of:=ABS((([.$K11]-[.$B11])-([.P11]-[.$B11]))/([.$K11]-[.$B11]))" office:value-type="float" office:value="0.490949600461187" calcext:value-type="float">
            <text:p>0.49094960</text:p>
          </table:table-cell>
          <table:table-cell table:style-name="ce2" table:formula="of:=ABS((([.$K11]-[.$B11])-([.Q11]-[.$B11]))/([.$K11]-[.$B11]))" office:value-type="float" office:value="0.347658911284065" calcext:value-type="float">
            <text:p>0.34765891</text:p>
          </table:table-cell>
          <table:table-cell table:number-columns-repeated="2"/>
        </table:table-row>
        <table:table-row table:style-name="ro1">
          <table:table-cell table:formula="of:=[.A12]" office:value-type="float" office:value="16" calcext:value-type="float">
            <text:p>16</text:p>
          </table:table-cell>
          <table:table-cell table:style-name="ce2" table:formula="of:=ABS((([.$K12]-[.$B12])-([.B12]-[.$B12]))/([.$K12]-[.$B12]))" office:value-type="float" office:value="1" calcext:value-type="float">
            <text:p>1.00000000</text:p>
          </table:table-cell>
          <table:table-cell table:style-name="ce2" table:formula="of:=ABS((([.$K12]-[.$B12])-([.C12]-[.$B12]))/([.$K12]-[.$B12]))" office:value-type="float" office:value="1" calcext:value-type="float">
            <text:p>1.00000000</text:p>
          </table:table-cell>
          <table:table-cell table:style-name="ce2" table:formula="of:=ABS((([.$K12]-[.$B12])-([.D12]-[.$B12]))/([.$K12]-[.$B12]))" office:value-type="float" office:value="0.681130014607382" calcext:value-type="float">
            <text:p>0.68113001</text:p>
          </table:table-cell>
          <table:table-cell table:style-name="ce2" table:formula="of:=ABS((([.$K12]-[.$B12])-([.E12]-[.$B12]))/([.$K12]-[.$B12]))" office:value-type="float" office:value="0.667055585849831" calcext:value-type="float">
            <text:p>0.66705559</text:p>
          </table:table-cell>
          <table:table-cell table:style-name="ce2" table:formula="of:=ABS((([.$K12]-[.$B12])-([.F12]-[.$B12]))/([.$K12]-[.$B12]))" office:value-type="float" office:value="0.441304115431707" calcext:value-type="float">
            <text:p>0.44130412</text:p>
          </table:table-cell>
          <table:table-cell table:style-name="ce2" table:formula="of:=ABS((([.$K12]-[.$B12])-([.G12]-[.$B12]))/([.$K12]-[.$B12]))" office:value-type="float" office:value="0.414247129728023" calcext:value-type="float">
            <text:p>0.41424713</text:p>
          </table:table-cell>
          <table:table-cell table:style-name="ce2" table:formula="of:=ABS((([.$K12]-[.$B12])-([.H12]-[.$B12]))/([.$K12]-[.$B12]))" office:value-type="float" office:value="0.262032286085486" calcext:value-type="float">
            <text:p>0.26203229</text:p>
          </table:table-cell>
          <table:table-cell table:style-name="ce2" table:formula="of:=ABS((([.$K12]-[.$B12])-([.I12]-[.$B12]))/([.$K12]-[.$B12]))" office:value-type="float" office:value="0.226764410634674" calcext:value-type="float">
            <text:p>0.22676441</text:p>
          </table:table-cell>
          <table:table-cell table:style-name="ce2"/>
          <table:table-cell table:style-name="ce2" table:formula="of:=ABS((([.$K12]-[.$B12])-([.M12]-[.$B12]))/([.$K12]-[.$B12]))" office:value-type="float" office:value="4.85990134903025" calcext:value-type="float">
            <text:p>4.85990135</text:p>
          </table:table-cell>
          <table:table-cell table:style-name="ce2" table:formula="of:=ABS((([.$K12]-[.$B12])-([.N12]-[.$B12]))/([.$K12]-[.$B12]))" office:value-type="float" office:value="4.85990134903025" calcext:value-type="float">
            <text:p>4.85990135</text:p>
          </table:table-cell>
          <table:table-cell table:style-name="ce2" table:formula="of:=ABS((([.$K12]-[.$B12])-([.O12]-[.$B12]))/([.$K12]-[.$B12]))" office:value-type="float" office:value="0.503804187886252" calcext:value-type="float">
            <text:p>0.50380419</text:p>
          </table:table-cell>
          <table:table-cell table:style-name="ce2" table:formula="of:=ABS((([.$K12]-[.$B12])-([.P12]-[.$B12]))/([.$K12]-[.$B12]))" office:value-type="float" office:value="0.498516507540954" calcext:value-type="float">
            <text:p>0.49851651</text:p>
          </table:table-cell>
          <table:table-cell table:style-name="ce2" table:formula="of:=ABS((([.$K12]-[.$B12])-([.Q12]-[.$B12]))/([.$K12]-[.$B12]))" office:value-type="float" office:value="0.358750952341969" calcext:value-type="float">
            <text:p>0.35875095</text:p>
          </table:table-cell>
          <table:table-cell table:number-columns-repeated="2"/>
        </table:table-row>
        <table:table-row table:style-name="ro1">
          <table:table-cell table:formula="of:=[.A13]" office:value-type="float" office:value="32" calcext:value-type="float">
            <text:p>32</text:p>
          </table:table-cell>
          <table:table-cell table:style-name="ce2" table:formula="of:=ABS((([.$K13]-[.$B13])-([.B13]-[.$B13]))/([.$K13]-[.$B13]))" office:value-type="float" office:value="1" calcext:value-type="float">
            <text:p>1.00000000</text:p>
          </table:table-cell>
          <table:table-cell table:style-name="ce2" table:formula="of:=ABS((([.$K13]-[.$B13])-([.C13]-[.$B13]))/([.$K13]-[.$B13]))" office:value-type="float" office:value="1" calcext:value-type="float">
            <text:p>1.00000000</text:p>
          </table:table-cell>
          <table:table-cell table:style-name="ce2" table:formula="of:=ABS((([.$K13]-[.$B13])-([.D13]-[.$B13]))/([.$K13]-[.$B13]))" office:value-type="float" office:value="0.685218638525571" calcext:value-type="float">
            <text:p>0.68521864</text:p>
          </table:table-cell>
          <table:table-cell table:style-name="ce2" table:formula="of:=ABS((([.$K13]-[.$B13])-([.E13]-[.$B13]))/([.$K13]-[.$B13]))" office:value-type="float" office:value="0.670980972726845" calcext:value-type="float">
            <text:p>0.67098097</text:p>
          </table:table-cell>
          <table:table-cell table:style-name="ce2" table:formula="of:=ABS((([.$K13]-[.$B13])-([.F13]-[.$B13]))/([.$K13]-[.$B13]))" office:value-type="float" office:value="0.44690846257358" calcext:value-type="float">
            <text:p>0.44690846</text:p>
          </table:table-cell>
          <table:table-cell table:style-name="ce2" table:formula="of:=ABS((([.$K13]-[.$B13])-([.G13]-[.$B13]))/([.$K13]-[.$B13]))" office:value-type="float" office:value="0.419623623035184" calcext:value-type="float">
            <text:p>0.41962362</text:p>
          </table:table-cell>
          <table:table-cell table:style-name="ce2" table:formula="of:=ABS((([.$K13]-[.$B13])-([.H13]-[.$B13]))/([.$K13]-[.$B13]))" office:value-type="float" office:value="0.267667182195089" calcext:value-type="float">
            <text:p>0.26766718</text:p>
          </table:table-cell>
          <table:table-cell table:style-name="ce2" table:formula="of:=ABS((([.$K13]-[.$B13])-([.I13]-[.$B13]))/([.$K13]-[.$B13]))" office:value-type="float" office:value="0.231914296609782" calcext:value-type="float">
            <text:p>0.23191430</text:p>
          </table:table-cell>
          <table:table-cell table:style-name="ce2"/>
          <table:table-cell table:style-name="ce2" table:formula="of:=ABS((([.$K13]-[.$B13])-([.M13]-[.$B13]))/([.$K13]-[.$B13]))" office:value-type="float" office:value="10.4397237112725" calcext:value-type="float">
            <text:p>10.43972371</text:p>
          </table:table-cell>
          <table:table-cell table:style-name="ce2" table:formula="of:=ABS((([.$K13]-[.$B13])-([.N13]-[.$B13]))/([.$K13]-[.$B13]))" office:value-type="float" office:value="10.4397237112725" calcext:value-type="float">
            <text:p>10.43972371</text:p>
          </table:table-cell>
          <table:table-cell table:style-name="ce2" table:formula="of:=ABS((([.$K13]-[.$B13])-([.O13]-[.$B13]))/([.$K13]-[.$B13]))" office:value-type="float" office:value="0.506916976970359" calcext:value-type="float">
            <text:p>0.50691698</text:p>
          </table:table-cell>
          <table:table-cell table:style-name="ce2" table:formula="of:=ABS((([.$K13]-[.$B13])-([.P13]-[.$B13]))/([.$K13]-[.$B13]))" office:value-type="float" office:value="0.502032793255637" calcext:value-type="float">
            <text:p>0.50203279</text:p>
          </table:table-cell>
          <table:table-cell table:style-name="ce2"/>
          <table:table-cell table:number-columns-repeated="2"/>
        </table:table-row>
        <table:table-row table:style-name="ro1" table:number-rows-repeated="3">
          <table:table-cell/>
          <table:table-cell table:style-name="ce1" table:number-columns-repeated="7"/>
          <table:table-cell table:number-columns-repeated="9"/>
        </table:table-row>
        <table:table-row table:style-name="ro1">
          <table:table-cell/>
          <table:table-cell table:style-name="ce1" table:number-columns-repeated="7"/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number:number-style style:name="N123">
      <number:number number:decimal-places="3" loext:min-decimal-places="3" number:min-integer-digits="1"/>
    </number:number-style>
    <number:number-style style:name="N124">
      <number:number number:decimal-places="4" loext:min-decimal-places="4" number:min-integer-digits="1"/>
    </number:number-style>
    <number:number-style style:name="N125">
      <number:number number:decimal-places="7" loext:min-decimal-places="7" number:min-integer-digits="1"/>
    </number:number-style>
    <number:number-style style:name="N126">
      <number:number number:decimal-places="8" loext:min-decimal-places="8" number:min-integer-digits="1"/>
    </number:number-style>
    <number:number-style style:name="N127">
      <number:scientific-number number:decimal-places="0" loext:min-decimal-places="0" number:min-integer-digits="1" number:min-exponent-digits="2" loext:exponent-interval="1" loext:forced-exponent-sign="true"/>
    </number:number-style>
    <number:number-style style:name="N128">
      <number:number number:decimal-places="5" loext:min-decimal-places="5" number:min-integer-digits="1"/>
    </number:number-style>
    <number:number-style style:name="N129">
      <number:number number:decimal-places="6" loext:min-decimal-places="6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9">00/00/0000</text:date>, <text:time style:data-style-name="N2" text:time-value="07:38:00.42390151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5T17:38:05.227277863</meta:creation-date>
    <meta:editing-duration>PT3H27M35S</meta:editing-duration>
    <meta:editing-cycles>26</meta:editing-cycles>
    <meta:generator>LibreOffice/5.1.6.2$Linux_X86_64 LibreOffice_project/10m0$Build-2</meta:generator>
    <dc:date>2017-05-29T07:39:57.540468919</dc:date>
    <meta:document-statistic meta:table-count="1" meta:cell-count="579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4">
      <number:number number:decimal-places="4" loext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tick-marks-major-inner="false" chart:tick-marks-major-outer="false" chart:logarithmic="tru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width="0.051cm" svg:stroke-color="#b3b3b3"/>
    </style:style>
    <style:style style:name="ch6" style:family="chart">
      <style:graphic-properties svg:stroke-width="0.025cm" svg:stroke-color="#dddddd"/>
    </style:style>
    <style:style style:name="ch7" style:family="chart" style:data-style-name="N124">
      <style:chart-properties chart:display-label="true" chart:tick-marks-major-inner="false" chart:tick-marks-major-outer="false" chart:logarithmic="false" chart:minimum="-0.2" chart:maximum="1.2" chart:origin="0" chart:reverse-direction="false" text:line-break="false" loext:try-staggering-first="false" chart:link-data-style-to-source="true" chart:axis-position="1" chart:axis-label-position="outside-start"/>
      <style:graphic-properties svg:stroke-width="0.152cm"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124">
      <style:chart-properties chart:symbol-type="named-symbol" chart:symbol-name="circle" chart:symbol-width="0.15cm" chart:symbol-height="0.1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124">
      <style:chart-properties chart:symbol-type="named-symbol" chart:symbol-name="circle" chart:symbol-width="0.15cm" chart:symbol-height="0.1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124">
      <style:chart-properties chart:symbol-type="named-symbol" chart:symbol-name="circle" chart:symbol-width="0.15cm" chart:symbol-height="0.1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124">
      <style:chart-properties chart:symbol-type="named-symbol" chart:symbol-name="circle" chart:symbol-width="0.15cm" chart:symbol-height="0.1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124">
      <style:chart-properties chart:symbol-type="named-symbol" chart:symbol-name="circle" chart:symbol-width="0.15cm" chart:symbol-height="0.1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124">
      <style:chart-properties chart:symbol-type="named-symbol" chart:symbol-name="circle" chart:symbol-width="0.15cm" chart:symbol-height="0.1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124">
      <style:chart-properties chart:symbol-type="named-symbol" chart:symbol-name="circle" chart:symbol-width="0.15cm" chart:symbol-height="0.1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124">
      <style:chart-properties chart:symbol-type="named-symbol" chart:symbol-name="circle" chart:symbol-width="0.15cm" chart:symbol-height="0.1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124">
      <style:chart-properties chart:symbol-type="named-symbol" chart:symbol-name="circle" chart:symbol-width="0.15cm" chart:symbol-height="0.15cm" chart:link-data-style-to-source="true"/>
      <style:graphic-properties draw:stroke-dash="Fine_20_Dashed" svg:stroke-width="0.08cm" svg:stroke-color="#4b1f6f" draw:fill-color="#4b1f6f"/>
      <style:text-properties fo:font-size="10pt" style:font-size-asian="10pt" style:font-size-complex="10pt"/>
    </style:style>
    <style:style style:name="ch18" style:family="chart" style:data-style-name="N124">
      <style:chart-properties chart:symbol-type="named-symbol" chart:symbol-name="circle" chart:symbol-width="0.15cm" chart:symbol-height="0.15cm" chart:link-data-style-to-source="true"/>
      <style:graphic-properties draw:stroke="dash" draw:stroke-dash="Fine_20_Dashed" svg:stroke-width="0.08cm" svg:stroke-color="#ff950e" draw:fill-color="#ff950e"/>
      <style:text-properties fo:font-size="10pt" style:font-size-asian="10pt" style:font-size-complex="10pt"/>
    </style:style>
    <style:style style:name="ch19" style:family="chart" style:data-style-name="N124">
      <style:chart-properties chart:symbol-type="named-symbol" chart:symbol-name="circle" chart:symbol-width="0.15cm" chart:symbol-height="0.15cm" chart:link-data-style-to-source="true"/>
      <style:graphic-properties draw:stroke="dash" draw:stroke-dash="Fine_20_Dashed" svg:stroke-width="0.08cm" svg:stroke-color="#c5000b" draw:fill-color="#c5000b"/>
      <style:text-properties fo:font-size="10pt" style:font-size-asian="10pt" style:font-size-complex="10pt"/>
    </style:style>
    <style:style style:name="ch20" style:family="chart" style:data-style-name="N124">
      <style:chart-properties chart:symbol-type="named-symbol" chart:symbol-name="circle" chart:symbol-width="0.15cm" chart:symbol-height="0.15cm" chart:link-data-style-to-source="true"/>
      <style:graphic-properties draw:stroke="dash" draw:stroke-dash="Fine_20_Dashed" svg:stroke-width="0.08cm" svg:stroke-color="#0084d1" draw:fill-color="#0084d1"/>
      <style:text-properties fo:font-size="10pt" style:font-size-asian="10pt" style:font-size-complex="10pt"/>
    </style:style>
    <style:style style:name="ch21" style:family="chart" style:data-style-name="N124">
      <style:chart-properties chart:symbol-type="named-symbol" chart:symbol-name="circle" chart:symbol-width="0.15cm" chart:symbol-height="0.15cm" chart:link-data-style-to-source="true"/>
      <style:graphic-properties draw:stroke="dash" draw:stroke-dash="Fine_20_Dashed" svg:stroke-width="0.08cm" svg:stroke-color="#004586" draw:fill-color="#004586"/>
      <style:text-properties fo:font-size="10pt" style:font-size-asian="10pt" style:font-size-complex="10pt"/>
    </style:style>
    <style:style style:name="ch22" style:family="chart" style:data-style-name="N124">
      <style:chart-properties chart:symbol-type="named-symbol" chart:symbol-name="circle" chart:symbol-width="0.15cm" chart:symbol-height="0.15cm" chart:link-data-style-to-source="true"/>
      <style:graphic-properties draw:stroke="dash" draw:stroke-dash="Fine_20_Dashed" svg:stroke-width="0.08cm" svg:stroke-color="#ff420e" draw:fill-color="#ff420e"/>
      <style:text-properties fo:font-size="10pt" style:font-size-asian="10pt" style:font-size-complex="10pt"/>
    </style:style>
    <style:style style:name="ch23" style:family="chart">
      <style:graphic-properties draw:stroke="solid" svg:stroke-color="#b3b3b3" draw:fill="none" draw:fill-color="#e6e6e6"/>
    </style:style>
    <style:style style:name="ch2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718cm" svg:y="0.964cm" style:legend-expansion="high" chart:style-name="ch2"/>
        <chart:plot-area chart:style-name="ch3" table:cell-range-address="Sheet1.A16:Sheet1.O27 Sheet1.B15:Sheet1.O15" chart:data-source-has-labels="row" svg:x="0.32cm" svg:y="0.18cm" svg:width="12.078cm" svg:height="8.64cm">
          <chartooo:coordinate-region svg:x="1.788cm" svg:y="0.38cm" svg:width="10.311cm" svg:height="8.241cm"/>
          <chart:axis chart:dimension="x" chart:name="primary-x" chart:style-name="ch4">
            <chart:grid chart:style-name="ch5" chart:class="major"/>
            <chart:grid chart:style-name="ch6" chart:class="minor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Sheet1.B16:Sheet1.B27" chart:label-cell-address="Sheet1.B15:Sheet1.B15" chart:class="chart:scatter">
            <chart:domain table:cell-range-address="Sheet1.A16:Sheet1.A27"/>
            <chart:data-point chart:repeated="12"/>
          </chart:series>
          <chart:series chart:style-name="ch10" chart:values-cell-range-address="Sheet1.C16:Sheet1.C27" chart:label-cell-address="Sheet1.C15:Sheet1.C15" chart:class="chart:scatter">
            <chart:data-point chart:repeated="12"/>
          </chart:series>
          <chart:series chart:style-name="ch11" chart:values-cell-range-address="Sheet1.D16:Sheet1.D27" chart:label-cell-address="Sheet1.D15:Sheet1.D15" chart:class="chart:scatter">
            <chart:data-point chart:repeated="12"/>
          </chart:series>
          <chart:series chart:style-name="ch12" chart:values-cell-range-address="Sheet1.E16:Sheet1.E27" chart:label-cell-address="Sheet1.E15:Sheet1.E15" chart:class="chart:scatter">
            <chart:data-point chart:repeated="12"/>
          </chart:series>
          <chart:series chart:style-name="ch13" chart:values-cell-range-address="Sheet1.F16:Sheet1.F27" chart:label-cell-address="Sheet1.F15:Sheet1.F15" chart:class="chart:scatter">
            <chart:data-point chart:repeated="12"/>
          </chart:series>
          <chart:series chart:style-name="ch14" chart:values-cell-range-address="Sheet1.G16:Sheet1.G27" chart:label-cell-address="Sheet1.G15:Sheet1.G15" chart:class="chart:scatter">
            <chart:data-point chart:repeated="12"/>
          </chart:series>
          <chart:series chart:style-name="ch15" chart:values-cell-range-address="Sheet1.H16:Sheet1.H27" chart:label-cell-address="Sheet1.H15:Sheet1.H15" chart:class="chart:scatter">
            <chart:data-point chart:repeated="12"/>
          </chart:series>
          <chart:series chart:style-name="ch16" chart:values-cell-range-address="Sheet1.I16:Sheet1.I27" chart:label-cell-address="Sheet1.I15:Sheet1.I15" chart:class="chart:scatter">
            <chart:data-point chart:repeated="12"/>
          </chart:series>
          <chart:series chart:style-name="ch17" chart:values-cell-range-address="Sheet1.J16:Sheet1.J27" chart:label-cell-address="Sheet1.J15:Sheet1.J15" chart:class="chart:scatter">
            <chart:data-point chart:repeated="12"/>
          </chart:series>
          <chart:series chart:style-name="ch18" chart:values-cell-range-address="Sheet1.K16:Sheet1.K27" chart:label-cell-address="Sheet1.K15:Sheet1.K15" chart:class="chart:scatter">
            <chart:data-point chart:repeated="12"/>
          </chart:series>
          <chart:series chart:style-name="ch19" chart:values-cell-range-address="Sheet1.L16:Sheet1.L27" chart:label-cell-address="Sheet1.L15:Sheet1.L15" chart:class="chart:scatter">
            <chart:data-point chart:repeated="12"/>
          </chart:series>
          <chart:series chart:style-name="ch20" chart:values-cell-range-address="Sheet1.M16:Sheet1.M27" chart:label-cell-address="Sheet1.M15:Sheet1.M15" chart:class="chart:scatter">
            <chart:data-point chart:repeated="12"/>
          </chart:series>
          <chart:series chart:style-name="ch21" chart:values-cell-range-address="Sheet1.N16:Sheet1.N27" chart:label-cell-address="Sheet1.N15:Sheet1.N15" chart:class="chart:scatter">
            <chart:data-point chart:repeated="12"/>
          </chart:series>
          <chart:series chart:style-name="ch22" chart:values-cell-range-address="Sheet1.O16:Sheet1.O27" chart:label-cell-address="Sheet1.O15:Sheet1.O15" chart:class="chart:scatter">
            <chart:data-point chart:repeated="12"/>
          </chart:series>
          <chart:wall chart:style-name="ch23"/>
          <chart:floor chart:style-name="ch2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0-body</text:p>
                <draw:g>
                  <svg:desc>Sheet1.B15:Sheet1.B15</svg:desc>
                </draw:g>
              </table:table-cell>
              <table:table-cell office:value-type="string">
                <text:p>1-body</text:p>
                <draw:g>
                  <svg:desc>Sheet1.C15:Sheet1.C15</svg:desc>
                </draw:g>
              </table:table-cell>
              <table:table-cell office:value-type="string">
                <text:p>2-body</text:p>
                <draw:g>
                  <svg:desc>Sheet1.D15:Sheet1.D15</svg:desc>
                </draw:g>
              </table:table-cell>
              <table:table-cell office:value-type="string">
                <text:p>3-body</text:p>
                <draw:g>
                  <svg:desc>Sheet1.E15:Sheet1.E15</svg:desc>
                </draw:g>
              </table:table-cell>
              <table:table-cell office:value-type="string">
                <text:p>4-body</text:p>
                <draw:g>
                  <svg:desc>Sheet1.F15:Sheet1.F15</svg:desc>
                </draw:g>
              </table:table-cell>
              <table:table-cell office:value-type="string">
                <text:p>5-body</text:p>
                <draw:g>
                  <svg:desc>Sheet1.G15:Sheet1.G15</svg:desc>
                </draw:g>
              </table:table-cell>
              <table:table-cell office:value-type="string">
                <text:p>6-body</text:p>
                <draw:g>
                  <svg:desc>Sheet1.H15:Sheet1.H15</svg:desc>
                </draw:g>
              </table:table-cell>
              <table:table-cell office:value-type="string">
                <text:p>7-body</text:p>
                <draw:g>
                  <svg:desc>Sheet1.I15:Sheet1.I15</svg:desc>
                </draw:g>
              </table:table-cell>
              <table:table-cell office:value-type="string">
                <text:p>8-body</text:p>
                <draw:g>
                  <svg:desc>Sheet1.J15:Sheet1.J15</svg:desc>
                </draw:g>
              </table:table-cell>
              <table:table-cell office:value-type="string">
                <text:p>NB0(2)</text:p>
                <draw:g>
                  <svg:desc>Sheet1.K15:Sheet1.K15</svg:desc>
                </draw:g>
              </table:table-cell>
              <table:table-cell office:value-type="string">
                <text:p>NB1(2)</text:p>
                <draw:g>
                  <svg:desc>Sheet1.L15:Sheet1.L15</svg:desc>
                </draw:g>
              </table:table-cell>
              <table:table-cell office:value-type="string">
                <text:p>NB2(2)</text:p>
                <draw:g>
                  <svg:desc>Sheet1.M15:Sheet1.M15</svg:desc>
                </draw:g>
              </table:table-cell>
              <table:table-cell office:value-type="string">
                <text:p>NB3(2)</text:p>
                <draw:g>
                  <svg:desc>Sheet1.N15:Sheet1.N15</svg:desc>
                </draw:g>
              </table:table-cell>
              <table:table-cell office:value-type="string">
                <text:p>NB4(2)</text:p>
                <draw:g>
                  <svg:desc>Sheet1.O15:Sheet1.O1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5625">
                <text:p>0.015625</text:p>
                <draw:g>
                  <svg:desc>Sheet1.A16:Sheet1.A27</svg:desc>
                </draw:g>
              </table:table-cell>
              <table:table-cell office:value-type="float" office:value="-0">
                <text:p>-0</text:p>
                <draw:g>
                  <svg:desc>Sheet1.B16:Sheet1.B27</svg:desc>
                </draw:g>
              </table:table-cell>
              <table:table-cell office:value-type="float" office:value="-0">
                <text:p>-0</text:p>
                <draw:g>
                  <svg:desc>Sheet1.C16:Sheet1.C27</svg:desc>
                </draw:g>
              </table:table-cell>
              <table:table-cell office:value-type="float" office:value="0.999610555426138">
                <text:p>0.999610555426138</text:p>
                <draw:g>
                  <svg:desc>Sheet1.D16:Sheet1.D27</svg:desc>
                </draw:g>
              </table:table-cell>
              <table:table-cell office:value-type="float" office:value="0.999625344461786">
                <text:p>0.999625344461786</text:p>
                <draw:g>
                  <svg:desc>Sheet1.E16:Sheet1.E27</svg:desc>
                </draw:g>
              </table:table-cell>
              <table:table-cell office:value-type="float" office:value="1">
                <text:p>1</text:p>
                <draw:g>
                  <svg:desc>Sheet1.F16:Sheet1.F27</svg:desc>
                </draw:g>
              </table:table-cell>
              <table:table-cell office:value-type="float" office:value="1">
                <text:p>1</text:p>
                <draw:g>
                  <svg:desc>Sheet1.G16:Sheet1.G27</svg:desc>
                </draw:g>
              </table:table-cell>
              <table:table-cell office:value-type="float" office:value="1">
                <text:p>1</text:p>
                <draw:g>
                  <svg:desc>Sheet1.H16:Sheet1.H27</svg:desc>
                </draw:g>
              </table:table-cell>
              <table:table-cell office:value-type="float" office:value="1">
                <text:p>1</text:p>
                <draw:g>
                  <svg:desc>Sheet1.I16:Sheet1.I27</svg:desc>
                </draw:g>
              </table:table-cell>
              <table:table-cell office:value-type="float" office:value="1">
                <text:p>1</text:p>
                <draw:g>
                  <svg:desc>Sheet1.J16:Sheet1.J27</svg:desc>
                </draw:g>
              </table:table-cell>
              <table:table-cell office:value-type="float" office:value="0.992916052511515">
                <text:p>0.992916052511515</text:p>
                <draw:g>
                  <svg:desc>Sheet1.K16:Sheet1.K27</svg:desc>
                </draw:g>
              </table:table-cell>
              <table:table-cell office:value-type="float" office:value="0.992916052511515">
                <text:p>0.992916052511515</text:p>
                <draw:g>
                  <svg:desc>Sheet1.L16:Sheet1.L27</svg:desc>
                </draw:g>
              </table:table-cell>
              <table:table-cell office:value-type="float" office:value="1">
                <text:p>1</text:p>
                <draw:g>
                  <svg:desc>Sheet1.M16:Sheet1.M27</svg:desc>
                </draw:g>
              </table:table-cell>
              <table:table-cell office:value-type="float" office:value="1">
                <text:p>1</text:p>
                <draw:g>
                  <svg:desc>Sheet1.N16:Sheet1.N27</svg:desc>
                </draw:g>
              </table:table-cell>
              <table:table-cell office:value-type="float" office:value="1">
                <text:p>1</text:p>
                <draw:g>
                  <svg:desc>Sheet1.O16:Sheet1.O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3125">
                <text:p>0.03125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0.998425135185189">
                <text:p>0.998425135185189</text:p>
              </table:table-cell>
              <table:table-cell office:value-type="float" office:value="0.998480200388717">
                <text:p>0.99848020038871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85867821486086">
                <text:p>0.985867821486086</text:p>
              </table:table-cell>
              <table:table-cell office:value-type="float" office:value="0.985867821486086">
                <text:p>0.985867821486086</text:p>
              </table:table-cell>
              <table:table-cell office:value-type="float" office:value="0.999973079234314">
                <text:p>0.999973079234314</text:p>
              </table:table-cell>
              <table:table-cell office:value-type="float" office:value="0.999974302905165">
                <text:p>0.99997430290516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625">
                <text:p>0.0625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0.993570243133551">
                <text:p>0.993570243133551</text:p>
              </table:table-cell>
              <table:table-cell office:value-type="float" office:value="0.993797033807175">
                <text:p>0.993797033807175</text:p>
              </table:table-cell>
              <table:table-cell office:value-type="float" office:value="0.999984920832903">
                <text:p>0.999984920832903</text:p>
              </table:table-cell>
              <table:table-cell office:value-type="float" office:value="0.999986730332894">
                <text:p>0.99998673033289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71899368876612">
                <text:p>0.971899368876612</text:p>
              </table:table-cell>
              <table:table-cell office:value-type="float" office:value="0.971899368876612">
                <text:p>0.971899368876612</text:p>
              </table:table-cell>
              <table:table-cell office:value-type="float" office:value="0.999740638325348">
                <text:p>0.999740638325348</text:p>
              </table:table-cell>
              <table:table-cell office:value-type="float" office:value="0.999756320659073">
                <text:p>0.999756320659073</text:p>
              </table:table-cell>
              <table:table-cell office:value-type="float" office:value="0.999999396833372">
                <text:p>0.99999939683337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25">
                <text:p>0.125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0.973794263147426">
                <text:p>0.973794263147426</text:p>
              </table:table-cell>
              <table:table-cell office:value-type="float" office:value="0.974734848504276">
                <text:p>0.974734848504276</text:p>
              </table:table-cell>
              <table:table-cell office:value-type="float" office:value="0.999730120296887">
                <text:p>0.999730120296887</text:p>
              </table:table-cell>
              <table:table-cell office:value-type="float" office:value="0.999764926937926">
                <text:p>0.999764926937926</text:p>
              </table:table-cell>
              <table:table-cell office:value-type="float" office:value="0.999998827565782">
                <text:p>0.999998827565782</text:p>
              </table:table-cell>
              <table:table-cell office:value-type="float" office:value="0.999999120674337">
                <text:p>0.999999120674337</text:p>
              </table:table-cell>
              <table:table-cell office:value-type="float" office:value="1">
                <text:p>1</text:p>
              </table:table-cell>
              <table:table-cell office:value-type="float" office:value="0.944588120559357">
                <text:p>0.944588120559357</text:p>
              </table:table-cell>
              <table:table-cell office:value-type="float" office:value="0.944588120559357">
                <text:p>0.944588120559357</text:p>
              </table:table-cell>
              <table:table-cell office:value-type="float" office:value="0.997386790667207">
                <text:p>0.997386790667207</text:p>
              </table:table-cell>
              <table:table-cell office:value-type="float" office:value="0.99754221147913">
                <text:p>0.99754221147913</text:p>
              </table:table-cell>
              <table:table-cell office:value-type="float" office:value="0.999977503918299">
                <text:p>0.99997750391829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5">
                <text:p>0.25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0.900083150602262">
                <text:p>0.900083150602262</text:p>
              </table:table-cell>
              <table:table-cell office:value-type="float" office:value="0.903536602856298">
                <text:p>0.903536602856298</text:p>
              </table:table-cell>
              <table:table-cell office:value-type="float" office:value="0.995145288466677">
                <text:p>0.995145288466677</text:p>
              </table:table-cell>
              <table:table-cell office:value-type="float" office:value="0.995795043876166">
                <text:p>0.995795043876166</text:p>
              </table:table-cell>
              <table:table-cell office:value-type="float" office:value="0.999895964278664">
                <text:p>0.999895964278664</text:p>
              </table:table-cell>
              <table:table-cell office:value-type="float" office:value="0.999926686352935">
                <text:p>0.999926686352935</text:p>
              </table:table-cell>
              <table:table-cell office:value-type="float" office:value="0.999999046974573">
                <text:p>0.999999046974573</text:p>
              </table:table-cell>
              <table:table-cell office:value-type="float" office:value="0.893461339319211">
                <text:p>0.893461339319211</text:p>
              </table:table-cell>
              <table:table-cell office:value-type="float" office:value="0.893461339319211">
                <text:p>0.893461339319211</text:p>
              </table:table-cell>
              <table:table-cell office:value-type="float" office:value="0.975198604867807">
                <text:p>0.975198604867807</text:p>
              </table:table-cell>
              <table:table-cell office:value-type="float" office:value="0.976521144246691">
                <text:p>0.976521144246691</text:p>
              </table:table-cell>
              <table:table-cell office:value-type="float" office:value="0.998998335619065">
                <text:p>0.99899833561906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0.710560855284215">
                <text:p>0.710560855284215</text:p>
              </table:table-cell>
              <table:table-cell office:value-type="float" office:value="0.718704059073718">
                <text:p>0.718704059073718</text:p>
              </table:table-cell>
              <table:table-cell office:value-type="float" office:value="0.938681941834489">
                <text:p>0.938681941834489</text:p>
              </table:table-cell>
              <table:table-cell office:value-type="float" office:value="0.94580007963028">
                <text:p>0.94580007963028</text:p>
              </table:table-cell>
              <table:table-cell office:value-type="float" office:value="0.992856509490907">
                <text:p>0.992856509490907</text:p>
              </table:table-cell>
              <table:table-cell office:value-type="float" office:value="0.994899773801321">
                <text:p>0.994899773801321</text:p>
              </table:table-cell>
              <table:table-cell office:value-type="float" office:value="0.999632998136954">
                <text:p>0.999632998136954</text:p>
              </table:table-cell>
              <table:table-cell office:value-type="float" office:value="0.814993316462082">
                <text:p>0.814993316462082</text:p>
              </table:table-cell>
              <table:table-cell office:value-type="float" office:value="0.814993316462082">
                <text:p>0.814993316462082</text:p>
              </table:table-cell>
              <table:table-cell office:value-type="float" office:value="0.856919563933331">
                <text:p>0.856919563933331</text:p>
              </table:table-cell>
              <table:table-cell office:value-type="float" office:value="0.862373076398441">
                <text:p>0.862373076398441</text:p>
              </table:table-cell>
              <table:table-cell office:value-type="float" office:value="0.970533828722822">
                <text:p>0.97053382872282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0.496392219215583">
                <text:p>0.496392219215583</text:p>
              </table:table-cell>
              <table:table-cell office:value-type="float" office:value="0.507453378408965">
                <text:p>0.507453378408965</text:p>
              </table:table-cell>
              <table:table-cell office:value-type="float" office:value="0.77189299296853">
                <text:p>0.77189299296853</text:p>
              </table:table-cell>
              <table:table-cell office:value-type="float" office:value="0.790709747984571">
                <text:p>0.790709747984571</text:p>
              </table:table-cell>
              <table:table-cell office:value-type="float" office:value="0.919421193060339">
                <text:p>0.919421193060339</text:p>
              </table:table-cell>
              <table:table-cell office:value-type="float" office:value="0.935994587669113">
                <text:p>0.935994587669113</text:p>
              </table:table-cell>
              <table:table-cell office:value-type="float" office:value="0.981783345757248">
                <text:p>0.981783345757248</text:p>
              </table:table-cell>
              <table:table-cell office:value-type="float" office:value="0.804227312761886">
                <text:p>0.804227312761886</text:p>
              </table:table-cell>
              <table:table-cell office:value-type="float" office:value="0.804227312761886">
                <text:p>0.804227312761886</text:p>
              </table:table-cell>
              <table:table-cell office:value-type="float" office:value="0.664923420944001">
                <text:p>0.664923420944001</text:p>
              </table:table-cell>
              <table:table-cell office:value-type="float" office:value="0.67336039518923">
                <text:p>0.67336039518923</text:p>
              </table:table-cell>
              <table:table-cell office:value-type="float" office:value="0.839799100780867">
                <text:p>0.8397991007808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0.389667961738325">
                <text:p>0.389667961738325</text:p>
              </table:table-cell>
              <table:table-cell office:value-type="float" office:value="0.402050265563883">
                <text:p>0.402050265563883</text:p>
              </table:table-cell>
              <table:table-cell office:value-type="float" office:value="0.651123624328574">
                <text:p>0.651123624328574</text:p>
              </table:table-cell>
              <table:table-cell office:value-type="float" office:value="0.674934799049225">
                <text:p>0.674934799049225</text:p>
              </table:table-cell>
              <table:table-cell office:value-type="float" office:value="0.825697744914095">
                <text:p>0.825697744914095</text:p>
              </table:table-cell>
              <table:table-cell office:value-type="float" office:value="0.853313000517522">
                <text:p>0.853313000517522</text:p>
              </table:table-cell>
              <table:table-cell office:value-type="float" office:value="NaN">
                <text:p>NaN</text:p>
              </table:table-cell>
              <table:table-cell office:value-type="float" office:value="1.05052675125577">
                <text:p>1.05052675125577</text:p>
              </table:table-cell>
              <table:table-cell office:value-type="float" office:value="1.05052675125577">
                <text:p>1.05052675125577</text:p>
              </table:table-cell>
              <table:table-cell office:value-type="float" office:value="0.560282322608436">
                <text:p>0.560282322608436</text:p>
              </table:table-cell>
              <table:table-cell office:value-type="float" office:value="0.56853278852668">
                <text:p>0.56853278852668</text:p>
              </table:table-cell>
              <table:table-cell office:value-type="float" office:value="0.729306728112617">
                <text:p>0.72930672811261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0.346103038301619">
                <text:p>0.346103038301619</text:p>
              </table:table-cell>
              <table:table-cell office:value-type="float" office:value="0.359335800844441">
                <text:p>0.359335800844441</text:p>
              </table:table-cell>
              <table:table-cell office:value-type="float" office:value="0.595306146925124">
                <text:p>0.595306146925124</text:p>
              </table:table-cell>
              <table:table-cell office:value-type="float" office:value="0.621016317194631">
                <text:p>0.621016317194631</text:p>
              </table:table-cell>
              <table:table-cell office:value-type="float" office:value="0.773974346092295">
                <text:p>0.773974346092295</text:p>
              </table:table-cell>
              <table:table-cell office:value-type="float" office:value="0.806186621554269">
                <text:p>0.806186621554269</text:p>
              </table:table-cell>
              <table:table-cell office:value-type="float" office:value="NaN">
                <text:p>NaN</text:p>
              </table:table-cell>
              <table:table-cell office:value-type="float" office:value="1.70233126102746">
                <text:p>1.70233126102746</text:p>
              </table:table-cell>
              <table:table-cell office:value-type="float" office:value="1.70233126102746">
                <text:p>1.70233126102746</text:p>
              </table:table-cell>
              <table:table-cell office:value-type="float" office:value="0.519225008302702">
                <text:p>0.519225008302702</text:p>
              </table:table-cell>
              <table:table-cell office:value-type="float" office:value="0.526290352619595">
                <text:p>0.526290352619595</text:p>
              </table:table-cell>
              <table:table-cell office:value-type="float" office:value="0.67619657048112">
                <text:p>0.6761965704811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0.327427637901645">
                <text:p>0.327427637901645</text:p>
              </table:table-cell>
              <table:table-cell office:value-type="float" office:value="0.341196683359672">
                <text:p>0.341196683359672</text:p>
              </table:table-cell>
              <table:table-cell office:value-type="float" office:value="0.570335877622448">
                <text:p>0.570335877622448</text:p>
              </table:table-cell>
              <table:table-cell office:value-type="float" office:value="0.596942198886229">
                <text:p>0.596942198886229</text:p>
              </table:table-cell>
              <table:table-cell office:value-type="float" office:value="0.749571146459709">
                <text:p>0.749571146459709</text:p>
              </table:table-cell>
              <table:table-cell office:value-type="float" office:value="0.783850178161101">
                <text:p>0.783850178161101</text:p>
              </table:table-cell>
              <table:table-cell office:value-type="float" office:value="NaN">
                <text:p>NaN</text:p>
              </table:table-cell>
              <table:table-cell office:value-type="float" office:value="3.0774878384452">
                <text:p>3.0774878384452</text:p>
              </table:table-cell>
              <table:table-cell office:value-type="float" office:value="3.0774878384452">
                <text:p>3.0774878384452</text:p>
              </table:table-cell>
              <table:table-cell office:value-type="float" office:value="0.503057504246938">
                <text:p>0.503057504246938</text:p>
              </table:table-cell>
              <table:table-cell office:value-type="float" office:value="0.509050399538813">
                <text:p>0.509050399538813</text:p>
              </table:table-cell>
              <table:table-cell office:value-type="float" office:value="0.652341088715935">
                <text:p>0.65234108871593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">
                <text:p>16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0.318869985392618">
                <text:p>0.318869985392618</text:p>
              </table:table-cell>
              <table:table-cell office:value-type="float" office:value="0.332944414150169">
                <text:p>0.332944414150169</text:p>
              </table:table-cell>
              <table:table-cell office:value-type="float" office:value="0.558695884568292">
                <text:p>0.558695884568292</text:p>
              </table:table-cell>
              <table:table-cell office:value-type="float" office:value="0.585752870271977">
                <text:p>0.585752870271977</text:p>
              </table:table-cell>
              <table:table-cell office:value-type="float" office:value="0.737967713914514">
                <text:p>0.737967713914514</text:p>
              </table:table-cell>
              <table:table-cell office:value-type="float" office:value="0.773235589365326">
                <text:p>0.773235589365326</text:p>
              </table:table-cell>
              <table:table-cell office:value-type="float" office:value="NaN">
                <text:p>NaN</text:p>
              </table:table-cell>
              <table:table-cell office:value-type="float" office:value="5.85990134903025">
                <text:p>5.85990134903025</text:p>
              </table:table-cell>
              <table:table-cell office:value-type="float" office:value="5.85990134903025">
                <text:p>5.85990134903025</text:p>
              </table:table-cell>
              <table:table-cell office:value-type="float" office:value="0.496195812113748">
                <text:p>0.496195812113748</text:p>
              </table:table-cell>
              <table:table-cell office:value-type="float" office:value="0.501483492459046">
                <text:p>0.501483492459046</text:p>
              </table:table-cell>
              <table:table-cell office:value-type="float" office:value="0.64124904765803">
                <text:p>0.6412490476580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2">
                <text:p>32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0.314781361474429">
                <text:p>0.314781361474429</text:p>
              </table:table-cell>
              <table:table-cell office:value-type="float" office:value="0.329019027273155">
                <text:p>0.329019027273155</text:p>
              </table:table-cell>
              <table:table-cell office:value-type="float" office:value="0.55309153742642">
                <text:p>0.55309153742642</text:p>
              </table:table-cell>
              <table:table-cell office:value-type="float" office:value="0.580376376964816">
                <text:p>0.580376376964816</text:p>
              </table:table-cell>
              <table:table-cell office:value-type="float" office:value="0.732332817804911">
                <text:p>0.732332817804911</text:p>
              </table:table-cell>
              <table:table-cell office:value-type="float" office:value="0.768085703390218">
                <text:p>0.768085703390218</text:p>
              </table:table-cell>
              <table:table-cell office:value-type="float" office:value="NaN">
                <text:p>NaN</text:p>
              </table:table-cell>
              <table:table-cell office:value-type="float" office:value="11.4397237112725">
                <text:p>11.4397237112725</text:p>
              </table:table-cell>
              <table:table-cell office:value-type="float" office:value="11.4397237112725">
                <text:p>11.4397237112725</text:p>
              </table:table-cell>
              <table:table-cell office:value-type="float" office:value="0.493083023029641">
                <text:p>0.493083023029641</text:p>
              </table:table-cell>
              <table:table-cell office:value-type="float" office:value="0.497967206744363">
                <text:p>0.497967206744363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number:number-style style:name="N124">
      <number:number number:decimal-places="4" loext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tick-marks-major-inner="false" chart:tick-marks-major-outer="false" chart:logarithmic="true" chart:minimum="0.01" chart:maximum="0.5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width="0.051cm" svg:stroke-color="#b3b3b3"/>
    </style:style>
    <style:style style:name="ch6" style:family="chart">
      <style:graphic-properties svg:stroke-width="0.025cm" svg:stroke-color="#dddddd"/>
    </style:style>
    <style:style style:name="ch7" style:family="chart" style:data-style-name="N2">
      <style:chart-properties chart:display-label="true" chart:tick-marks-major-inner="false" chart:tick-marks-major-outer="false" chart:logarithmic="false" chart:minimum="0.75" chart:maximum="1" chart:origin="0" chart:reverse-direction="false" text:line-break="false" loext:try-staggering-first="false" chart:link-data-style-to-source="false" chart:axis-position="1" chart:axis-label-position="outside-start"/>
      <style:graphic-properties svg:stroke-width="0.152cm"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124">
      <style:chart-properties chart:symbol-type="named-symbol" chart:symbol-name="circle" chart:symbol-width="0.15cm" chart:symbol-height="0.1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124">
      <style:chart-properties chart:symbol-type="named-symbol" chart:symbol-name="circle" chart:symbol-width="0.15cm" chart:symbol-height="0.1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124">
      <style:chart-properties chart:symbol-type="named-symbol" chart:symbol-name="circle" chart:symbol-width="0.15cm" chart:symbol-height="0.1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124">
      <style:chart-properties chart:symbol-type="named-symbol" chart:symbol-name="circle" chart:symbol-width="0.15cm" chart:symbol-height="0.1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124">
      <style:chart-properties chart:symbol-type="named-symbol" chart:symbol-name="circle" chart:symbol-width="0.15cm" chart:symbol-height="0.1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124">
      <style:chart-properties chart:symbol-type="named-symbol" chart:symbol-name="circle" chart:symbol-width="0.15cm" chart:symbol-height="0.1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124">
      <style:chart-properties chart:symbol-type="named-symbol" chart:symbol-name="circle" chart:symbol-width="0.15cm" chart:symbol-height="0.1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124">
      <style:chart-properties chart:symbol-type="named-symbol" chart:symbol-name="circle" chart:symbol-width="0.15cm" chart:symbol-height="0.1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124">
      <style:chart-properties chart:symbol-type="named-symbol" chart:symbol-name="circle" chart:symbol-width="0.15cm" chart:symbol-height="0.15cm" chart:link-data-style-to-source="true"/>
      <style:graphic-properties draw:stroke-dash="Fine_20_Dashed" svg:stroke-width="0.08cm" svg:stroke-color="#4b1f6f" draw:fill-color="#4b1f6f"/>
      <style:text-properties fo:font-size="10pt" style:font-size-asian="10pt" style:font-size-complex="10pt"/>
    </style:style>
    <style:style style:name="ch18" style:family="chart" style:data-style-name="N124">
      <style:chart-properties chart:symbol-type="named-symbol" chart:symbol-name="circle" chart:symbol-width="0.15cm" chart:symbol-height="0.15cm" chart:link-data-style-to-source="true"/>
      <style:graphic-properties draw:stroke="dash" draw:stroke-dash="Fine_20_Dashed" svg:stroke-width="0.08cm" svg:stroke-color="#ff950e" draw:fill-color="#ff950e"/>
      <style:text-properties fo:font-size="10pt" style:font-size-asian="10pt" style:font-size-complex="10pt"/>
    </style:style>
    <style:style style:name="ch19" style:family="chart" style:data-style-name="N124">
      <style:chart-properties chart:symbol-type="named-symbol" chart:symbol-name="circle" chart:symbol-width="0.15cm" chart:symbol-height="0.15cm" chart:link-data-style-to-source="true"/>
      <style:graphic-properties draw:stroke="dash" draw:stroke-dash="Fine_20_Dashed" svg:stroke-width="0.08cm" svg:stroke-color="#c5000b" draw:fill-color="#c5000b"/>
      <style:text-properties fo:font-size="10pt" style:font-size-asian="10pt" style:font-size-complex="10pt"/>
    </style:style>
    <style:style style:name="ch20" style:family="chart" style:data-style-name="N124">
      <style:chart-properties chart:symbol-type="named-symbol" chart:symbol-name="circle" chart:symbol-width="0.15cm" chart:symbol-height="0.15cm" chart:link-data-style-to-source="true"/>
      <style:graphic-properties draw:stroke="dash" draw:stroke-dash="Fine_20_Dashed" svg:stroke-width="0.08cm" svg:stroke-color="#0084d1" draw:fill-color="#0084d1"/>
      <style:text-properties fo:font-size="10pt" style:font-size-asian="10pt" style:font-size-complex="10pt"/>
    </style:style>
    <style:style style:name="ch21" style:family="chart" style:data-style-name="N124">
      <style:chart-properties chart:symbol-type="named-symbol" chart:symbol-name="circle" chart:symbol-width="0.15cm" chart:symbol-height="0.15cm" chart:link-data-style-to-source="true"/>
      <style:graphic-properties draw:stroke="dash" draw:stroke-dash="Fine_20_Dashed" svg:stroke-width="0.08cm" svg:stroke-color="#004586" draw:fill-color="#004586"/>
      <style:text-properties fo:font-size="10pt" style:font-size-asian="10pt" style:font-size-complex="10pt"/>
    </style:style>
    <style:style style:name="ch22" style:family="chart" style:data-style-name="N124">
      <style:chart-properties chart:symbol-type="named-symbol" chart:symbol-name="circle" chart:symbol-width="0.15cm" chart:symbol-height="0.15cm" chart:link-data-style-to-source="true"/>
      <style:graphic-properties draw:stroke="dash" draw:stroke-dash="Fine_20_Dashed" svg:stroke-width="0.08cm" svg:stroke-color="#ff420e" draw:fill-color="#ff420e"/>
      <style:text-properties fo:font-size="10pt" style:font-size-asian="10pt" style:font-size-complex="10pt"/>
    </style:style>
    <style:style style:name="ch23" style:family="chart">
      <style:graphic-properties draw:stroke="solid" svg:stroke-color="#b3b3b3" draw:fill="none" draw:fill-color="#e6e6e6"/>
    </style:style>
    <style:style style:name="ch2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718cm" svg:y="0.964cm" style:legend-expansion="high" chart:style-name="ch2"/>
        <chart:plot-area chart:style-name="ch3" table:cell-range-address="Sheet1.A16:Sheet1.O27 Sheet1.B15:Sheet1.O15" chart:data-source-has-labels="row" svg:x="0.32cm" svg:y="0.18cm" svg:width="12.078cm" svg:height="8.64cm">
          <chartooo:coordinate-region svg:x="1.272cm" svg:y="0.379cm" svg:width="11.126cm" svg:height="7.944cm"/>
          <chart:axis chart:dimension="x" chart:name="primary-x" chart:style-name="ch4">
            <chart:grid chart:style-name="ch5" chart:class="major"/>
            <chart:grid chart:style-name="ch6" chart:class="minor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Sheet1.B16:Sheet1.B27" chart:label-cell-address="Sheet1.B15:Sheet1.B15" chart:class="chart:scatter">
            <chart:domain table:cell-range-address="Sheet1.A16:Sheet1.A27"/>
            <chart:data-point chart:repeated="12"/>
          </chart:series>
          <chart:series chart:style-name="ch10" chart:values-cell-range-address="Sheet1.C16:Sheet1.C27" chart:label-cell-address="Sheet1.C15:Sheet1.C15" chart:class="chart:scatter">
            <chart:data-point chart:repeated="12"/>
          </chart:series>
          <chart:series chart:style-name="ch11" chart:values-cell-range-address="Sheet1.D16:Sheet1.D27" chart:label-cell-address="Sheet1.D15:Sheet1.D15" chart:class="chart:scatter">
            <chart:data-point chart:repeated="12"/>
          </chart:series>
          <chart:series chart:style-name="ch12" chart:values-cell-range-address="Sheet1.E16:Sheet1.E27" chart:label-cell-address="Sheet1.E15:Sheet1.E15" chart:class="chart:scatter">
            <chart:data-point chart:repeated="12"/>
          </chart:series>
          <chart:series chart:style-name="ch13" chart:values-cell-range-address="Sheet1.F16:Sheet1.F27" chart:label-cell-address="Sheet1.F15:Sheet1.F15" chart:class="chart:scatter">
            <chart:data-point chart:repeated="12"/>
          </chart:series>
          <chart:series chart:style-name="ch14" chart:values-cell-range-address="Sheet1.G16:Sheet1.G27" chart:label-cell-address="Sheet1.G15:Sheet1.G15" chart:class="chart:scatter">
            <chart:data-point chart:repeated="12"/>
          </chart:series>
          <chart:series chart:style-name="ch15" chart:values-cell-range-address="Sheet1.H16:Sheet1.H27" chart:label-cell-address="Sheet1.H15:Sheet1.H15" chart:class="chart:scatter">
            <chart:data-point chart:repeated="12"/>
          </chart:series>
          <chart:series chart:style-name="ch16" chart:values-cell-range-address="Sheet1.I16:Sheet1.I27" chart:label-cell-address="Sheet1.I15:Sheet1.I15" chart:class="chart:scatter">
            <chart:data-point chart:repeated="12"/>
          </chart:series>
          <chart:series chart:style-name="ch17" chart:values-cell-range-address="Sheet1.J16:Sheet1.J27" chart:label-cell-address="Sheet1.J15:Sheet1.J15" chart:class="chart:scatter">
            <chart:data-point chart:repeated="12"/>
          </chart:series>
          <chart:series chart:style-name="ch18" chart:values-cell-range-address="Sheet1.K16:Sheet1.K27" chart:label-cell-address="Sheet1.K15:Sheet1.K15" chart:class="chart:scatter">
            <chart:data-point chart:repeated="12"/>
          </chart:series>
          <chart:series chart:style-name="ch19" chart:values-cell-range-address="Sheet1.L16:Sheet1.L27" chart:label-cell-address="Sheet1.L15:Sheet1.L15" chart:class="chart:scatter">
            <chart:data-point chart:repeated="12"/>
          </chart:series>
          <chart:series chart:style-name="ch20" chart:values-cell-range-address="Sheet1.M16:Sheet1.M27" chart:label-cell-address="Sheet1.M15:Sheet1.M15" chart:class="chart:scatter">
            <chart:data-point chart:repeated="12"/>
          </chart:series>
          <chart:series chart:style-name="ch21" chart:values-cell-range-address="Sheet1.N16:Sheet1.N27" chart:label-cell-address="Sheet1.N15:Sheet1.N15" chart:class="chart:scatter">
            <chart:data-point chart:repeated="12"/>
          </chart:series>
          <chart:series chart:style-name="ch22" chart:values-cell-range-address="Sheet1.O16:Sheet1.O27" chart:label-cell-address="Sheet1.O15:Sheet1.O15" chart:class="chart:scatter">
            <chart:data-point chart:repeated="12"/>
          </chart:series>
          <chart:wall chart:style-name="ch23"/>
          <chart:floor chart:style-name="ch2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0-body</text:p>
                <draw:g>
                  <svg:desc>Sheet1.B15:Sheet1.B15</svg:desc>
                </draw:g>
              </table:table-cell>
              <table:table-cell office:value-type="string">
                <text:p>1-body</text:p>
                <draw:g>
                  <svg:desc>Sheet1.C15:Sheet1.C15</svg:desc>
                </draw:g>
              </table:table-cell>
              <table:table-cell office:value-type="string">
                <text:p>2-body</text:p>
                <draw:g>
                  <svg:desc>Sheet1.D15:Sheet1.D15</svg:desc>
                </draw:g>
              </table:table-cell>
              <table:table-cell office:value-type="string">
                <text:p>3-body</text:p>
                <draw:g>
                  <svg:desc>Sheet1.E15:Sheet1.E15</svg:desc>
                </draw:g>
              </table:table-cell>
              <table:table-cell office:value-type="string">
                <text:p>4-body</text:p>
                <draw:g>
                  <svg:desc>Sheet1.F15:Sheet1.F15</svg:desc>
                </draw:g>
              </table:table-cell>
              <table:table-cell office:value-type="string">
                <text:p>5-body</text:p>
                <draw:g>
                  <svg:desc>Sheet1.G15:Sheet1.G15</svg:desc>
                </draw:g>
              </table:table-cell>
              <table:table-cell office:value-type="string">
                <text:p>6-body</text:p>
                <draw:g>
                  <svg:desc>Sheet1.H15:Sheet1.H15</svg:desc>
                </draw:g>
              </table:table-cell>
              <table:table-cell office:value-type="string">
                <text:p>7-body</text:p>
                <draw:g>
                  <svg:desc>Sheet1.I15:Sheet1.I15</svg:desc>
                </draw:g>
              </table:table-cell>
              <table:table-cell office:value-type="string">
                <text:p>8-body</text:p>
                <draw:g>
                  <svg:desc>Sheet1.J15:Sheet1.J15</svg:desc>
                </draw:g>
              </table:table-cell>
              <table:table-cell office:value-type="string">
                <text:p>NB0(2)</text:p>
                <draw:g>
                  <svg:desc>Sheet1.K15:Sheet1.K15</svg:desc>
                </draw:g>
              </table:table-cell>
              <table:table-cell office:value-type="string">
                <text:p>NB1(2)</text:p>
                <draw:g>
                  <svg:desc>Sheet1.L15:Sheet1.L15</svg:desc>
                </draw:g>
              </table:table-cell>
              <table:table-cell office:value-type="string">
                <text:p>NB2(2)</text:p>
                <draw:g>
                  <svg:desc>Sheet1.M15:Sheet1.M15</svg:desc>
                </draw:g>
              </table:table-cell>
              <table:table-cell office:value-type="string">
                <text:p>NB3(2)</text:p>
                <draw:g>
                  <svg:desc>Sheet1.N15:Sheet1.N15</svg:desc>
                </draw:g>
              </table:table-cell>
              <table:table-cell office:value-type="string">
                <text:p>NB4(2)</text:p>
                <draw:g>
                  <svg:desc>Sheet1.O15:Sheet1.O1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5625">
                <text:p>0.015625</text:p>
                <draw:g>
                  <svg:desc>Sheet1.A16:Sheet1.A27</svg:desc>
                </draw:g>
              </table:table-cell>
              <table:table-cell office:value-type="float" office:value="-0">
                <text:p>-0</text:p>
                <draw:g>
                  <svg:desc>Sheet1.B16:Sheet1.B27</svg:desc>
                </draw:g>
              </table:table-cell>
              <table:table-cell office:value-type="float" office:value="-0">
                <text:p>-0</text:p>
                <draw:g>
                  <svg:desc>Sheet1.C16:Sheet1.C27</svg:desc>
                </draw:g>
              </table:table-cell>
              <table:table-cell office:value-type="float" office:value="0.999610555426138">
                <text:p>0.999610555426138</text:p>
                <draw:g>
                  <svg:desc>Sheet1.D16:Sheet1.D27</svg:desc>
                </draw:g>
              </table:table-cell>
              <table:table-cell office:value-type="float" office:value="0.999625344461786">
                <text:p>0.999625344461786</text:p>
                <draw:g>
                  <svg:desc>Sheet1.E16:Sheet1.E27</svg:desc>
                </draw:g>
              </table:table-cell>
              <table:table-cell office:value-type="float" office:value="1">
                <text:p>1</text:p>
                <draw:g>
                  <svg:desc>Sheet1.F16:Sheet1.F27</svg:desc>
                </draw:g>
              </table:table-cell>
              <table:table-cell office:value-type="float" office:value="1">
                <text:p>1</text:p>
                <draw:g>
                  <svg:desc>Sheet1.G16:Sheet1.G27</svg:desc>
                </draw:g>
              </table:table-cell>
              <table:table-cell office:value-type="float" office:value="1">
                <text:p>1</text:p>
                <draw:g>
                  <svg:desc>Sheet1.H16:Sheet1.H27</svg:desc>
                </draw:g>
              </table:table-cell>
              <table:table-cell office:value-type="float" office:value="1">
                <text:p>1</text:p>
                <draw:g>
                  <svg:desc>Sheet1.I16:Sheet1.I27</svg:desc>
                </draw:g>
              </table:table-cell>
              <table:table-cell office:value-type="float" office:value="1">
                <text:p>1</text:p>
                <draw:g>
                  <svg:desc>Sheet1.J16:Sheet1.J27</svg:desc>
                </draw:g>
              </table:table-cell>
              <table:table-cell office:value-type="float" office:value="0.992916052511515">
                <text:p>0.992916052511515</text:p>
                <draw:g>
                  <svg:desc>Sheet1.K16:Sheet1.K27</svg:desc>
                </draw:g>
              </table:table-cell>
              <table:table-cell office:value-type="float" office:value="0.992916052511515">
                <text:p>0.992916052511515</text:p>
                <draw:g>
                  <svg:desc>Sheet1.L16:Sheet1.L27</svg:desc>
                </draw:g>
              </table:table-cell>
              <table:table-cell office:value-type="float" office:value="1">
                <text:p>1</text:p>
                <draw:g>
                  <svg:desc>Sheet1.M16:Sheet1.M27</svg:desc>
                </draw:g>
              </table:table-cell>
              <table:table-cell office:value-type="float" office:value="1">
                <text:p>1</text:p>
                <draw:g>
                  <svg:desc>Sheet1.N16:Sheet1.N27</svg:desc>
                </draw:g>
              </table:table-cell>
              <table:table-cell office:value-type="float" office:value="1">
                <text:p>1</text:p>
                <draw:g>
                  <svg:desc>Sheet1.O16:Sheet1.O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3125">
                <text:p>0.03125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0.998425135185189">
                <text:p>0.998425135185189</text:p>
              </table:table-cell>
              <table:table-cell office:value-type="float" office:value="0.998480200388717">
                <text:p>0.99848020038871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85867821486086">
                <text:p>0.985867821486086</text:p>
              </table:table-cell>
              <table:table-cell office:value-type="float" office:value="0.985867821486086">
                <text:p>0.985867821486086</text:p>
              </table:table-cell>
              <table:table-cell office:value-type="float" office:value="0.999973079234314">
                <text:p>0.999973079234314</text:p>
              </table:table-cell>
              <table:table-cell office:value-type="float" office:value="0.999974302905165">
                <text:p>0.99997430290516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625">
                <text:p>0.0625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0.993570243133551">
                <text:p>0.993570243133551</text:p>
              </table:table-cell>
              <table:table-cell office:value-type="float" office:value="0.993797033807175">
                <text:p>0.993797033807175</text:p>
              </table:table-cell>
              <table:table-cell office:value-type="float" office:value="0.999984920832903">
                <text:p>0.999984920832903</text:p>
              </table:table-cell>
              <table:table-cell office:value-type="float" office:value="0.999986730332894">
                <text:p>0.99998673033289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71899368876612">
                <text:p>0.971899368876612</text:p>
              </table:table-cell>
              <table:table-cell office:value-type="float" office:value="0.971899368876612">
                <text:p>0.971899368876612</text:p>
              </table:table-cell>
              <table:table-cell office:value-type="float" office:value="0.999740638325348">
                <text:p>0.999740638325348</text:p>
              </table:table-cell>
              <table:table-cell office:value-type="float" office:value="0.999756320659073">
                <text:p>0.999756320659073</text:p>
              </table:table-cell>
              <table:table-cell office:value-type="float" office:value="0.999999396833372">
                <text:p>0.99999939683337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25">
                <text:p>0.125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0.973794263147426">
                <text:p>0.973794263147426</text:p>
              </table:table-cell>
              <table:table-cell office:value-type="float" office:value="0.974734848504276">
                <text:p>0.974734848504276</text:p>
              </table:table-cell>
              <table:table-cell office:value-type="float" office:value="0.999730120296887">
                <text:p>0.999730120296887</text:p>
              </table:table-cell>
              <table:table-cell office:value-type="float" office:value="0.999764926937926">
                <text:p>0.999764926937926</text:p>
              </table:table-cell>
              <table:table-cell office:value-type="float" office:value="0.999998827565782">
                <text:p>0.999998827565782</text:p>
              </table:table-cell>
              <table:table-cell office:value-type="float" office:value="0.999999120674337">
                <text:p>0.999999120674337</text:p>
              </table:table-cell>
              <table:table-cell office:value-type="float" office:value="1">
                <text:p>1</text:p>
              </table:table-cell>
              <table:table-cell office:value-type="float" office:value="0.944588120559357">
                <text:p>0.944588120559357</text:p>
              </table:table-cell>
              <table:table-cell office:value-type="float" office:value="0.944588120559357">
                <text:p>0.944588120559357</text:p>
              </table:table-cell>
              <table:table-cell office:value-type="float" office:value="0.997386790667207">
                <text:p>0.997386790667207</text:p>
              </table:table-cell>
              <table:table-cell office:value-type="float" office:value="0.99754221147913">
                <text:p>0.99754221147913</text:p>
              </table:table-cell>
              <table:table-cell office:value-type="float" office:value="0.999977503918299">
                <text:p>0.99997750391829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5">
                <text:p>0.25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0.900083150602262">
                <text:p>0.900083150602262</text:p>
              </table:table-cell>
              <table:table-cell office:value-type="float" office:value="0.903536602856298">
                <text:p>0.903536602856298</text:p>
              </table:table-cell>
              <table:table-cell office:value-type="float" office:value="0.995145288466677">
                <text:p>0.995145288466677</text:p>
              </table:table-cell>
              <table:table-cell office:value-type="float" office:value="0.995795043876166">
                <text:p>0.995795043876166</text:p>
              </table:table-cell>
              <table:table-cell office:value-type="float" office:value="0.999895964278664">
                <text:p>0.999895964278664</text:p>
              </table:table-cell>
              <table:table-cell office:value-type="float" office:value="0.999926686352935">
                <text:p>0.999926686352935</text:p>
              </table:table-cell>
              <table:table-cell office:value-type="float" office:value="0.999999046974573">
                <text:p>0.999999046974573</text:p>
              </table:table-cell>
              <table:table-cell office:value-type="float" office:value="0.893461339319211">
                <text:p>0.893461339319211</text:p>
              </table:table-cell>
              <table:table-cell office:value-type="float" office:value="0.893461339319211">
                <text:p>0.893461339319211</text:p>
              </table:table-cell>
              <table:table-cell office:value-type="float" office:value="0.975198604867807">
                <text:p>0.975198604867807</text:p>
              </table:table-cell>
              <table:table-cell office:value-type="float" office:value="0.976521144246691">
                <text:p>0.976521144246691</text:p>
              </table:table-cell>
              <table:table-cell office:value-type="float" office:value="0.998998335619065">
                <text:p>0.99899833561906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0.710560855284215">
                <text:p>0.710560855284215</text:p>
              </table:table-cell>
              <table:table-cell office:value-type="float" office:value="0.718704059073718">
                <text:p>0.718704059073718</text:p>
              </table:table-cell>
              <table:table-cell office:value-type="float" office:value="0.938681941834489">
                <text:p>0.938681941834489</text:p>
              </table:table-cell>
              <table:table-cell office:value-type="float" office:value="0.94580007963028">
                <text:p>0.94580007963028</text:p>
              </table:table-cell>
              <table:table-cell office:value-type="float" office:value="0.992856509490907">
                <text:p>0.992856509490907</text:p>
              </table:table-cell>
              <table:table-cell office:value-type="float" office:value="0.994899773801321">
                <text:p>0.994899773801321</text:p>
              </table:table-cell>
              <table:table-cell office:value-type="float" office:value="0.999632998136954">
                <text:p>0.999632998136954</text:p>
              </table:table-cell>
              <table:table-cell office:value-type="float" office:value="0.814993316462082">
                <text:p>0.814993316462082</text:p>
              </table:table-cell>
              <table:table-cell office:value-type="float" office:value="0.814993316462082">
                <text:p>0.814993316462082</text:p>
              </table:table-cell>
              <table:table-cell office:value-type="float" office:value="0.856919563933331">
                <text:p>0.856919563933331</text:p>
              </table:table-cell>
              <table:table-cell office:value-type="float" office:value="0.862373076398441">
                <text:p>0.862373076398441</text:p>
              </table:table-cell>
              <table:table-cell office:value-type="float" office:value="0.970533828722822">
                <text:p>0.97053382872282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0.496392219215583">
                <text:p>0.496392219215583</text:p>
              </table:table-cell>
              <table:table-cell office:value-type="float" office:value="0.507453378408965">
                <text:p>0.507453378408965</text:p>
              </table:table-cell>
              <table:table-cell office:value-type="float" office:value="0.77189299296853">
                <text:p>0.77189299296853</text:p>
              </table:table-cell>
              <table:table-cell office:value-type="float" office:value="0.790709747984571">
                <text:p>0.790709747984571</text:p>
              </table:table-cell>
              <table:table-cell office:value-type="float" office:value="0.919421193060339">
                <text:p>0.919421193060339</text:p>
              </table:table-cell>
              <table:table-cell office:value-type="float" office:value="0.935994587669113">
                <text:p>0.935994587669113</text:p>
              </table:table-cell>
              <table:table-cell office:value-type="float" office:value="0.981783345757248">
                <text:p>0.981783345757248</text:p>
              </table:table-cell>
              <table:table-cell office:value-type="float" office:value="0.804227312761886">
                <text:p>0.804227312761886</text:p>
              </table:table-cell>
              <table:table-cell office:value-type="float" office:value="0.804227312761886">
                <text:p>0.804227312761886</text:p>
              </table:table-cell>
              <table:table-cell office:value-type="float" office:value="0.664923420944001">
                <text:p>0.664923420944001</text:p>
              </table:table-cell>
              <table:table-cell office:value-type="float" office:value="0.67336039518923">
                <text:p>0.67336039518923</text:p>
              </table:table-cell>
              <table:table-cell office:value-type="float" office:value="0.839799100780867">
                <text:p>0.8397991007808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0.389667961738325">
                <text:p>0.389667961738325</text:p>
              </table:table-cell>
              <table:table-cell office:value-type="float" office:value="0.402050265563883">
                <text:p>0.402050265563883</text:p>
              </table:table-cell>
              <table:table-cell office:value-type="float" office:value="0.651123624328574">
                <text:p>0.651123624328574</text:p>
              </table:table-cell>
              <table:table-cell office:value-type="float" office:value="0.674934799049225">
                <text:p>0.674934799049225</text:p>
              </table:table-cell>
              <table:table-cell office:value-type="float" office:value="0.825697744914095">
                <text:p>0.825697744914095</text:p>
              </table:table-cell>
              <table:table-cell office:value-type="float" office:value="0.853313000517522">
                <text:p>0.853313000517522</text:p>
              </table:table-cell>
              <table:table-cell office:value-type="float" office:value="NaN">
                <text:p>NaN</text:p>
              </table:table-cell>
              <table:table-cell office:value-type="float" office:value="1.05052675125577">
                <text:p>1.05052675125577</text:p>
              </table:table-cell>
              <table:table-cell office:value-type="float" office:value="1.05052675125577">
                <text:p>1.05052675125577</text:p>
              </table:table-cell>
              <table:table-cell office:value-type="float" office:value="0.560282322608436">
                <text:p>0.560282322608436</text:p>
              </table:table-cell>
              <table:table-cell office:value-type="float" office:value="0.56853278852668">
                <text:p>0.56853278852668</text:p>
              </table:table-cell>
              <table:table-cell office:value-type="float" office:value="0.729306728112617">
                <text:p>0.72930672811261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0.346103038301619">
                <text:p>0.346103038301619</text:p>
              </table:table-cell>
              <table:table-cell office:value-type="float" office:value="0.359335800844441">
                <text:p>0.359335800844441</text:p>
              </table:table-cell>
              <table:table-cell office:value-type="float" office:value="0.595306146925124">
                <text:p>0.595306146925124</text:p>
              </table:table-cell>
              <table:table-cell office:value-type="float" office:value="0.621016317194631">
                <text:p>0.621016317194631</text:p>
              </table:table-cell>
              <table:table-cell office:value-type="float" office:value="0.773974346092295">
                <text:p>0.773974346092295</text:p>
              </table:table-cell>
              <table:table-cell office:value-type="float" office:value="0.806186621554269">
                <text:p>0.806186621554269</text:p>
              </table:table-cell>
              <table:table-cell office:value-type="float" office:value="NaN">
                <text:p>NaN</text:p>
              </table:table-cell>
              <table:table-cell office:value-type="float" office:value="1.70233126102746">
                <text:p>1.70233126102746</text:p>
              </table:table-cell>
              <table:table-cell office:value-type="float" office:value="1.70233126102746">
                <text:p>1.70233126102746</text:p>
              </table:table-cell>
              <table:table-cell office:value-type="float" office:value="0.519225008302702">
                <text:p>0.519225008302702</text:p>
              </table:table-cell>
              <table:table-cell office:value-type="float" office:value="0.526290352619595">
                <text:p>0.526290352619595</text:p>
              </table:table-cell>
              <table:table-cell office:value-type="float" office:value="0.67619657048112">
                <text:p>0.6761965704811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0.327427637901645">
                <text:p>0.327427637901645</text:p>
              </table:table-cell>
              <table:table-cell office:value-type="float" office:value="0.341196683359672">
                <text:p>0.341196683359672</text:p>
              </table:table-cell>
              <table:table-cell office:value-type="float" office:value="0.570335877622448">
                <text:p>0.570335877622448</text:p>
              </table:table-cell>
              <table:table-cell office:value-type="float" office:value="0.596942198886229">
                <text:p>0.596942198886229</text:p>
              </table:table-cell>
              <table:table-cell office:value-type="float" office:value="0.749571146459709">
                <text:p>0.749571146459709</text:p>
              </table:table-cell>
              <table:table-cell office:value-type="float" office:value="0.783850178161101">
                <text:p>0.783850178161101</text:p>
              </table:table-cell>
              <table:table-cell office:value-type="float" office:value="NaN">
                <text:p>NaN</text:p>
              </table:table-cell>
              <table:table-cell office:value-type="float" office:value="3.0774878384452">
                <text:p>3.0774878384452</text:p>
              </table:table-cell>
              <table:table-cell office:value-type="float" office:value="3.0774878384452">
                <text:p>3.0774878384452</text:p>
              </table:table-cell>
              <table:table-cell office:value-type="float" office:value="0.503057504246938">
                <text:p>0.503057504246938</text:p>
              </table:table-cell>
              <table:table-cell office:value-type="float" office:value="0.509050399538813">
                <text:p>0.509050399538813</text:p>
              </table:table-cell>
              <table:table-cell office:value-type="float" office:value="0.652341088715935">
                <text:p>0.65234108871593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">
                <text:p>16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0.318869985392618">
                <text:p>0.318869985392618</text:p>
              </table:table-cell>
              <table:table-cell office:value-type="float" office:value="0.332944414150169">
                <text:p>0.332944414150169</text:p>
              </table:table-cell>
              <table:table-cell office:value-type="float" office:value="0.558695884568292">
                <text:p>0.558695884568292</text:p>
              </table:table-cell>
              <table:table-cell office:value-type="float" office:value="0.585752870271977">
                <text:p>0.585752870271977</text:p>
              </table:table-cell>
              <table:table-cell office:value-type="float" office:value="0.737967713914514">
                <text:p>0.737967713914514</text:p>
              </table:table-cell>
              <table:table-cell office:value-type="float" office:value="0.773235589365326">
                <text:p>0.773235589365326</text:p>
              </table:table-cell>
              <table:table-cell office:value-type="float" office:value="NaN">
                <text:p>NaN</text:p>
              </table:table-cell>
              <table:table-cell office:value-type="float" office:value="5.85990134903025">
                <text:p>5.85990134903025</text:p>
              </table:table-cell>
              <table:table-cell office:value-type="float" office:value="5.85990134903025">
                <text:p>5.85990134903025</text:p>
              </table:table-cell>
              <table:table-cell office:value-type="float" office:value="0.496195812113748">
                <text:p>0.496195812113748</text:p>
              </table:table-cell>
              <table:table-cell office:value-type="float" office:value="0.501483492459046">
                <text:p>0.501483492459046</text:p>
              </table:table-cell>
              <table:table-cell office:value-type="float" office:value="0.64124904765803">
                <text:p>0.6412490476580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2">
                <text:p>32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0.314781361474429">
                <text:p>0.314781361474429</text:p>
              </table:table-cell>
              <table:table-cell office:value-type="float" office:value="0.329019027273155">
                <text:p>0.329019027273155</text:p>
              </table:table-cell>
              <table:table-cell office:value-type="float" office:value="0.55309153742642">
                <text:p>0.55309153742642</text:p>
              </table:table-cell>
              <table:table-cell office:value-type="float" office:value="0.580376376964816">
                <text:p>0.580376376964816</text:p>
              </table:table-cell>
              <table:table-cell office:value-type="float" office:value="0.732332817804911">
                <text:p>0.732332817804911</text:p>
              </table:table-cell>
              <table:table-cell office:value-type="float" office:value="0.768085703390218">
                <text:p>0.768085703390218</text:p>
              </table:table-cell>
              <table:table-cell office:value-type="float" office:value="NaN">
                <text:p>NaN</text:p>
              </table:table-cell>
              <table:table-cell office:value-type="float" office:value="11.4397237112725">
                <text:p>11.4397237112725</text:p>
              </table:table-cell>
              <table:table-cell office:value-type="float" office:value="11.4397237112725">
                <text:p>11.4397237112725</text:p>
              </table:table-cell>
              <table:table-cell office:value-type="float" office:value="0.493083023029641">
                <text:p>0.493083023029641</text:p>
              </table:table-cell>
              <table:table-cell office:value-type="float" office:value="0.497967206744363">
                <text:p>0.497967206744363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4">
      <number:number number:decimal-places="4" loext:min-decimal-places="4" number:min-integer-digits="1"/>
    </number:number-style>
    <number:number-style style:name="N127">
      <number:scientific-number number:decimal-places="0" loext:min-decimal-places="0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family="'Linux Biolinum O'" style:font-style-name="Regular"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tick-marks-major-inner="false" chart:tick-marks-major-outer="false" chart:logarithmic="true" chart:maximum="100" chart:origin="1" chart:reverse-direction="false" text:line-break="false" loext:try-staggering-first="false" chart:link-data-style-to-source="true" chart:axis-position="0"/>
      <style:graphic-properties svg:stroke-color="#b3b3b3"/>
      <style:text-properties fo:font-family="'Linux Biolinum O'" style:font-style-name="Regular" fo:font-size="10pt" style:font-size-asian="10pt" style:font-size-complex="10pt"/>
    </style:style>
    <style:style style:name="ch5" style:family="chart">
      <style:chart-properties chart:auto-position="true" style:rotation-angle="0"/>
      <style:text-properties fo:font-family="'Linux Biolinum O'" style:font-style-name="Regular" fo:font-size="10pt" style:font-size-asian="9pt" style:font-size-complex="9pt"/>
    </style:style>
    <style:style style:name="ch6" style:family="chart">
      <style:graphic-properties svg:stroke-width="0.051cm" svg:stroke-color="#b3b3b3"/>
    </style:style>
    <style:style style:name="ch7" style:family="chart">
      <style:graphic-properties svg:stroke-width="0.028cm" svg:stroke-color="#dddddd"/>
    </style:style>
    <style:style style:name="ch8" style:family="chart" style:data-style-name="N127">
      <style:chart-properties chart:display-label="true" chart:tick-marks-major-inner="false" chart:tick-marks-major-outer="false" chart:logarithmic="true" chart:minimum="0.0000001" chart:maximum="1" chart:origin="0" chart:reverse-direction="false" text:line-break="false" loext:try-staggering-first="false" chart:link-data-style-to-source="false" chart:axis-position="1" chart:axis-label-position="outside-start"/>
      <style:graphic-properties svg:stroke-width="0.152cm" svg:stroke-color="#b3b3b3"/>
      <style:text-properties fo:font-family="'Linux Biolinum O'" style:font-style-name="Regular"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family="'Linux Biolinum O'" style:font-style-name="Regular" fo:font-size="10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24">
      <style:chart-properties chart:symbol-type="named-symbol" chart:symbol-name="circle" chart:symbol-width="0.15cm" chart:symbol-height="0.1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124">
      <style:chart-properties chart:symbol-type="named-symbol" chart:symbol-name="circle" chart:symbol-width="0.15cm" chart:symbol-height="0.1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124">
      <style:chart-properties chart:symbol-type="named-symbol" chart:symbol-name="circle" chart:symbol-width="0.15cm" chart:symbol-height="0.1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 style:data-style-name="N124">
      <style:chart-properties chart:symbol-type="named-symbol" chart:symbol-name="circle" chart:symbol-width="0.15cm" chart:symbol-height="0.1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 style:data-style-name="N124">
      <style:chart-properties chart:symbol-type="named-symbol" chart:symbol-name="circle" chart:symbol-width="0.15cm" chart:symbol-height="0.1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6" style:family="chart" style:data-style-name="N124">
      <style:chart-properties chart:symbol-type="named-symbol" chart:symbol-name="circle" chart:symbol-width="0.15cm" chart:symbol-height="0.1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7" style:family="chart" style:data-style-name="N124">
      <style:chart-properties chart:symbol-type="named-symbol" chart:symbol-name="circle" chart:symbol-width="0.15cm" chart:symbol-height="0.1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8" style:family="chart" style:data-style-name="N124">
      <style:chart-properties chart:symbol-type="named-symbol" chart:symbol-name="circle" chart:symbol-width="0.15cm" chart:symbol-height="0.1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9" style:family="chart" style:data-style-name="N124">
      <style:chart-properties chart:symbol-type="named-symbol" chart:symbol-name="circle" chart:symbol-width="0.15cm" chart:symbol-height="0.15cm" chart:link-data-style-to-source="true"/>
      <style:graphic-properties draw:stroke-dash="Fine_20_Dashed" svg:stroke-width="0.08cm" svg:stroke-color="#4b1f6f" draw:fill-color="#4b1f6f"/>
      <style:text-properties fo:font-size="10pt" style:font-size-asian="10pt" style:font-size-complex="10pt"/>
    </style:style>
    <style:style style:name="ch20" style:family="chart" style:data-style-name="N127">
      <style:chart-properties chart:symbol-type="named-symbol" chart:symbol-name="circle" chart:symbol-width="0.15cm" chart:symbol-height="0.15cm" chart:link-data-style-to-source="true"/>
      <style:graphic-properties draw:stroke="dash" draw:stroke-dash="Fine_20_Dashed" svg:stroke-width="0.08cm" svg:stroke-color="#004586" draw:fill-color="#004586"/>
      <style:text-properties fo:font-size="10pt" style:font-size-asian="10pt" style:font-size-complex="10pt"/>
    </style:style>
    <style:style style:name="ch21" style:family="chart" style:data-style-name="N127">
      <style:chart-properties chart:symbol-type="named-symbol" chart:symbol-name="circle" chart:symbol-width="0.15cm" chart:symbol-height="0.15cm" chart:link-data-style-to-source="true"/>
      <style:graphic-properties draw:stroke="dash" draw:stroke-dash="Fine_20_Dashed" svg:stroke-width="0.08cm" svg:stroke-color="#ff420e" draw:fill-color="#ff420e"/>
      <style:text-properties fo:font-size="10pt" style:font-size-asian="10pt" style:font-size-complex="10pt"/>
    </style:style>
    <style:style style:name="ch22" style:family="chart" style:data-style-name="N127">
      <style:chart-properties chart:symbol-type="named-symbol" chart:symbol-name="circle" chart:symbol-width="0.15cm" chart:symbol-height="0.15cm" chart:link-data-style-to-source="true"/>
      <style:graphic-properties draw:stroke="dash" draw:stroke-dash="Fine_20_Dashed" svg:stroke-width="0.08cm" svg:stroke-color="#ffd320" draw:fill-color="#ffd320"/>
      <style:text-properties fo:font-size="10pt" style:font-size-asian="10pt" style:font-size-complex="10pt"/>
    </style:style>
    <style:style style:name="ch23" style:family="chart" style:data-style-name="N127">
      <style:chart-properties chart:symbol-type="named-symbol" chart:symbol-name="circle" chart:symbol-width="0.15cm" chart:symbol-height="0.15cm" chart:link-data-style-to-source="true"/>
      <style:graphic-properties draw:stroke="dash" draw:stroke-dash="Fine_20_Dashed" svg:stroke-width="0.08cm" svg:stroke-color="#579d1c" draw:fill-color="#579d1c"/>
      <style:text-properties fo:font-size="10pt" style:font-size-asian="10pt" style:font-size-complex="10pt"/>
    </style:style>
    <style:style style:name="ch24" style:family="chart" style:data-style-name="N127">
      <style:chart-properties chart:symbol-type="named-symbol" chart:symbol-name="circle" chart:symbol-width="0.15cm" chart:symbol-height="0.15cm" chart:link-data-style-to-source="true"/>
      <style:graphic-properties draw:stroke="dash" draw:stroke-dash="Fine_20_Dashed" svg:stroke-width="0.08cm" svg:stroke-color="#7e0021" draw:fill-color="#7e0021"/>
      <style:text-properties fo:font-size="10pt" style:font-size-asian="10pt" style:font-size-complex="10pt"/>
    </style:style>
    <style:style style:name="ch25" style:family="chart">
      <style:graphic-properties draw:stroke="solid" svg:stroke-color="#b3b3b3" draw:fill="none" draw:fill-color="#e6e6e6"/>
    </style:style>
    <style:style style:name="ch2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731cm" svg:y="0.775cm" style:legend-expansion="high" chart:style-name="ch2"/>
        <chart:plot-area chart:style-name="ch3" table:cell-range-address="Sheet1.A51:Sheet1.O62 Sheet1.B49:Sheet1.O50" chart:data-source-has-labels="row" svg:x="1.407cm" svg:y="0.18cm" svg:width="11.004cm" svg:height="7.583cm">
          <chartooo:coordinate-region svg:x="2.491cm" svg:y="0.393cm" svg:width="9.593cm" svg:height="6.846cm"/>
          <chart:axis chart:dimension="x" chart:name="primary-x" chart:style-name="ch4">
            <chart:title svg:x="6.494cm" svg:y="7.943cm" chart:style-name="ch5">
              <text:p>J1/J2</text:p>
            </chart:title>
            <chart:grid chart:style-name="ch6" chart:class="major"/>
            <chart:grid chart:style-name="ch7" chart:class="minor"/>
          </chart:axis>
          <chart:axis chart:dimension="y" chart:name="primary-y" chart:style-name="ch8">
            <chart:title svg:x="0.451cm" svg:y="6.635cm" chart:style-name="ch9">
              <text:p>Relative Correlation Energy Error, J</text:p>
            </chart:title>
            <chart:grid chart:style-name="ch10" chart:class="major"/>
            <chart:grid chart:style-name="ch7" chart:class="minor"/>
          </chart:axis>
          <chart:series chart:style-name="ch11" chart:values-cell-range-address="Sheet1.B51:Sheet1.B62" chart:label-cell-address="Sheet1.B49:Sheet1.B50" chart:class="chart:scatter">
            <chart:domain table:cell-range-address="Sheet1.A51:Sheet1.A62"/>
            <chart:data-point chart:repeated="12"/>
          </chart:series>
          <chart:series chart:style-name="ch12" chart:values-cell-range-address="Sheet1.C51:Sheet1.C62" chart:label-cell-address="Sheet1.C49:Sheet1.C50" chart:class="chart:scatter">
            <chart:data-point chart:repeated="12"/>
          </chart:series>
          <chart:series chart:style-name="ch13" chart:values-cell-range-address="Sheet1.D51:Sheet1.D62" chart:label-cell-address="Sheet1.D49:Sheet1.D50" chart:class="chart:scatter">
            <chart:data-point chart:repeated="12"/>
          </chart:series>
          <chart:series chart:style-name="ch14" chart:values-cell-range-address="Sheet1.E51:Sheet1.E62" chart:label-cell-address="Sheet1.E49:Sheet1.E50" chart:class="chart:scatter">
            <chart:data-point chart:repeated="12"/>
          </chart:series>
          <chart:series chart:style-name="ch15" chart:values-cell-range-address="Sheet1.F51:Sheet1.F62" chart:label-cell-address="Sheet1.F49:Sheet1.F50" chart:class="chart:scatter">
            <chart:data-point chart:repeated="12"/>
          </chart:series>
          <chart:series chart:style-name="ch16" chart:values-cell-range-address="Sheet1.G51:Sheet1.G62" chart:label-cell-address="Sheet1.G49:Sheet1.G50" chart:class="chart:scatter">
            <chart:data-point chart:repeated="12"/>
          </chart:series>
          <chart:series chart:style-name="ch17" chart:values-cell-range-address="Sheet1.H51:Sheet1.H62" chart:label-cell-address="Sheet1.H49:Sheet1.H50" chart:class="chart:scatter">
            <chart:data-point chart:repeated="12"/>
          </chart:series>
          <chart:series chart:style-name="ch18" chart:values-cell-range-address="Sheet1.I51:Sheet1.I62" chart:label-cell-address="Sheet1.I49:Sheet1.I50" chart:class="chart:scatter">
            <chart:data-point chart:repeated="12"/>
          </chart:series>
          <chart:series chart:style-name="ch19" chart:values-cell-range-address="Sheet1.J51:Sheet1.J62" chart:label-cell-address="Sheet1.J49:Sheet1.J50" chart:class="chart:scatter">
            <chart:data-point chart:repeated="12"/>
          </chart:series>
          <chart:series chart:style-name="ch20" chart:values-cell-range-address="Sheet1.K51:Sheet1.K62" chart:label-cell-address="Sheet1.K49:Sheet1.K50" chart:class="chart:scatter">
            <chart:data-point chart:repeated="12"/>
          </chart:series>
          <chart:series chart:style-name="ch21" chart:values-cell-range-address="Sheet1.L51:Sheet1.L62" chart:label-cell-address="Sheet1.L49:Sheet1.L50" chart:class="chart:scatter">
            <chart:data-point chart:repeated="12"/>
          </chart:series>
          <chart:series chart:style-name="ch22" chart:values-cell-range-address="Sheet1.M51:Sheet1.M62" chart:label-cell-address="Sheet1.M49:Sheet1.M50" chart:class="chart:scatter">
            <chart:data-point chart:repeated="12"/>
          </chart:series>
          <chart:series chart:style-name="ch23" chart:values-cell-range-address="Sheet1.N51:Sheet1.N62" chart:label-cell-address="Sheet1.N49:Sheet1.N50" chart:class="chart:scatter">
            <chart:data-point chart:repeated="12"/>
          </chart:series>
          <chart:series chart:style-name="ch24" chart:values-cell-range-address="Sheet1.O51:Sheet1.O62" chart:label-cell-address="Sheet1.O49:Sheet1.O50" chart:class="chart:scatter">
            <chart:data-point chart:repeated="12"/>
          </chart:series>
          <chart:wall chart:style-name="ch25"/>
          <chart:floor chart:style-name="ch2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NB0</text:p>
                <text:list>
                  <text:list-item>
                    <text:p/>
                  </text:list-item>
                  <text:list-item>
                    <text:p>NB0</text:p>
                  </text:list-item>
                </text:list>
                <draw:g>
                  <svg:desc>Sheet1.B49:Sheet1.B50</svg:desc>
                </draw:g>
              </table:table-cell>
              <table:table-cell office:value-type="string">
                <text:p>NB1</text:p>
                <text:list>
                  <text:list-item>
                    <text:p/>
                  </text:list-item>
                  <text:list-item>
                    <text:p>NB1</text:p>
                  </text:list-item>
                </text:list>
                <draw:g>
                  <svg:desc>Sheet1.C49:Sheet1.C50</svg:desc>
                </draw:g>
              </table:table-cell>
              <table:table-cell office:value-type="string">
                <text:p>NB2</text:p>
                <text:list>
                  <text:list-item>
                    <text:p/>
                  </text:list-item>
                  <text:list-item>
                    <text:p>NB2</text:p>
                  </text:list-item>
                </text:list>
                <draw:g>
                  <svg:desc>Sheet1.D49:Sheet1.D50</svg:desc>
                </draw:g>
              </table:table-cell>
              <table:table-cell office:value-type="string">
                <text:p>NB3</text:p>
                <text:list>
                  <text:list-item>
                    <text:p/>
                  </text:list-item>
                  <text:list-item>
                    <text:p>NB3</text:p>
                  </text:list-item>
                </text:list>
                <draw:g>
                  <svg:desc>Sheet1.E49:Sheet1.E50</svg:desc>
                </draw:g>
              </table:table-cell>
              <table:table-cell office:value-type="string">
                <text:p>NB4</text:p>
                <text:list>
                  <text:list-item>
                    <text:p/>
                  </text:list-item>
                  <text:list-item>
                    <text:p>NB4</text:p>
                  </text:list-item>
                </text:list>
                <draw:g>
                  <svg:desc>Sheet1.F49:Sheet1.F50</svg:desc>
                </draw:g>
              </table:table-cell>
              <table:table-cell office:value-type="string">
                <text:p>NB5</text:p>
                <text:list>
                  <text:list-item>
                    <text:p/>
                  </text:list-item>
                  <text:list-item>
                    <text:p>NB5</text:p>
                  </text:list-item>
                </text:list>
                <draw:g>
                  <svg:desc>Sheet1.G49:Sheet1.G50</svg:desc>
                </draw:g>
              </table:table-cell>
              <table:table-cell office:value-type="string">
                <text:p>NB6</text:p>
                <text:list>
                  <text:list-item>
                    <text:p/>
                  </text:list-item>
                  <text:list-item>
                    <text:p>NB6</text:p>
                  </text:list-item>
                </text:list>
                <draw:g>
                  <svg:desc>Sheet1.H49:Sheet1.H50</svg:desc>
                </draw:g>
              </table:table-cell>
              <table:table-cell office:value-type="string">
                <text:p>NB7</text:p>
                <text:list>
                  <text:list-item>
                    <text:p/>
                  </text:list-item>
                  <text:list-item>
                    <text:p>NB7</text:p>
                  </text:list-item>
                </text:list>
                <draw:g>
                  <svg:desc>Sheet1.I49:Sheet1.I50</svg:desc>
                </draw:g>
              </table:table-cell>
              <table:table-cell office:value-type="string">
                <text:p>NB8</text:p>
                <text:list>
                  <text:list-item>
                    <text:p/>
                  </text:list-item>
                  <text:list-item>
                    <text:p>NB8</text:p>
                  </text:list-item>
                </text:list>
                <draw:g>
                  <svg:desc>Sheet1.J49:Sheet1.J50</svg:desc>
                </draw:g>
              </table:table-cell>
              <table:table-cell office:value-type="string">
                <text:p>NB0(2)</text:p>
                <text:list>
                  <text:list-item>
                    <text:p/>
                  </text:list-item>
                  <text:list-item>
                    <text:p>NB0(2)</text:p>
                  </text:list-item>
                </text:list>
                <draw:g>
                  <svg:desc>Sheet1.K49:Sheet1.K50</svg:desc>
                </draw:g>
              </table:table-cell>
              <table:table-cell office:value-type="string">
                <text:p>NB1(2)</text:p>
                <text:list>
                  <text:list-item>
                    <text:p/>
                  </text:list-item>
                  <text:list-item>
                    <text:p>NB1(2)</text:p>
                  </text:list-item>
                </text:list>
                <draw:g>
                  <svg:desc>Sheet1.L49:Sheet1.L50</svg:desc>
                </draw:g>
              </table:table-cell>
              <table:table-cell office:value-type="string">
                <text:p>NB2(2)</text:p>
                <text:list>
                  <text:list-item>
                    <text:p/>
                  </text:list-item>
                  <text:list-item>
                    <text:p>NB2(2)</text:p>
                  </text:list-item>
                </text:list>
                <draw:g>
                  <svg:desc>Sheet1.M49:Sheet1.M50</svg:desc>
                </draw:g>
              </table:table-cell>
              <table:table-cell office:value-type="string">
                <text:p>NB3(2)</text:p>
                <text:list>
                  <text:list-item>
                    <text:p/>
                  </text:list-item>
                  <text:list-item>
                    <text:p>NB3(2)</text:p>
                  </text:list-item>
                </text:list>
                <draw:g>
                  <svg:desc>Sheet1.N49:Sheet1.N50</svg:desc>
                </draw:g>
              </table:table-cell>
              <table:table-cell office:value-type="string">
                <text:p>NB4(2)</text:p>
                <text:list>
                  <text:list-item>
                    <text:p/>
                  </text:list-item>
                  <text:list-item>
                    <text:p>NB4(2)</text:p>
                  </text:list-item>
                </text:list>
                <draw:g>
                  <svg:desc>Sheet1.O49:Sheet1.O5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5625">
                <text:p>0.015625</text:p>
                <draw:g>
                  <svg:desc>Sheet1.A51:Sheet1.A62</svg:desc>
                </draw:g>
              </table:table-cell>
              <table:table-cell office:value-type="float" office:value="1">
                <text:p>1</text:p>
                <draw:g>
                  <svg:desc>Sheet1.B51:Sheet1.B62</svg:desc>
                </draw:g>
              </table:table-cell>
              <table:table-cell office:value-type="float" office:value="1">
                <text:p>1</text:p>
                <draw:g>
                  <svg:desc>Sheet1.C51:Sheet1.C62</svg:desc>
                </draw:g>
              </table:table-cell>
              <table:table-cell office:value-type="float" office:value="0.000389444573861793">
                <text:p>0.000389444573861793</text:p>
                <draw:g>
                  <svg:desc>Sheet1.D51:Sheet1.D62</svg:desc>
                </draw:g>
              </table:table-cell>
              <table:table-cell office:value-type="float" office:value="0.000374655538214204">
                <text:p>0.000374655538214204</text:p>
                <draw:g>
                  <svg:desc>Sheet1.E51:Sheet1.E62</svg:desc>
                </draw:g>
              </table:table-cell>
              <table:table-cell office:value-type="float" office:value="0">
                <text:p>0</text:p>
                <draw:g>
                  <svg:desc>Sheet1.F51:Sheet1.F62</svg:desc>
                </draw:g>
              </table:table-cell>
              <table:table-cell office:value-type="float" office:value="0">
                <text:p>0</text:p>
                <draw:g>
                  <svg:desc>Sheet1.G51:Sheet1.G62</svg:desc>
                </draw:g>
              </table:table-cell>
              <table:table-cell office:value-type="float" office:value="0">
                <text:p>0</text:p>
                <draw:g>
                  <svg:desc>Sheet1.H51:Sheet1.H62</svg:desc>
                </draw:g>
              </table:table-cell>
              <table:table-cell office:value-type="float" office:value="0">
                <text:p>0</text:p>
                <draw:g>
                  <svg:desc>Sheet1.I51:Sheet1.I62</svg:desc>
                </draw:g>
              </table:table-cell>
              <table:table-cell office:value-type="float" office:value="0">
                <text:p>0</text:p>
                <draw:g>
                  <svg:desc>Sheet1.J51:Sheet1.J62</svg:desc>
                </draw:g>
              </table:table-cell>
              <table:table-cell office:value-type="float" office:value="0.00708394748848511">
                <text:p>0.00708394748848511</text:p>
                <draw:g>
                  <svg:desc>Sheet1.K51:Sheet1.K62</svg:desc>
                </draw:g>
              </table:table-cell>
              <table:table-cell office:value-type="float" office:value="0.00708394748848511">
                <text:p>0.00708394748848511</text:p>
                <draw:g>
                  <svg:desc>Sheet1.L51:Sheet1.L62</svg:desc>
                </draw:g>
              </table:table-cell>
              <table:table-cell office:value-type="float" office:value="0">
                <text:p>0</text:p>
                <draw:g>
                  <svg:desc>Sheet1.M51:Sheet1.M62</svg:desc>
                </draw:g>
              </table:table-cell>
              <table:table-cell office:value-type="float" office:value="0">
                <text:p>0</text:p>
                <draw:g>
                  <svg:desc>Sheet1.N51:Sheet1.N62</svg:desc>
                </draw:g>
              </table:table-cell>
              <table:table-cell office:value-type="float" office:value="0">
                <text:p>0</text:p>
                <draw:g>
                  <svg:desc>Sheet1.O51:Sheet1.O6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3125">
                <text:p>0.0312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00157486481481046">
                <text:p>0.00157486481481046</text:p>
              </table:table-cell>
              <table:table-cell office:value-type="float" office:value="0.0015197996112826">
                <text:p>0.00151979961128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41321785139136">
                <text:p>0.0141321785139136</text:p>
              </table:table-cell>
              <table:table-cell office:value-type="float" office:value="0.0141321785139136">
                <text:p>0.0141321785139136</text:p>
              </table:table-cell>
              <table:table-cell office:value-type="float" office:value="0.000026920765686136">
                <text:p>0.000026920765686136</text:p>
              </table:table-cell>
              <table:table-cell office:value-type="float" office:value="0.0000256970948347556">
                <text:p>0.00002569709483475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625">
                <text:p>0.062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00642975686644884">
                <text:p>0.00642975686644884</text:p>
              </table:table-cell>
              <table:table-cell office:value-type="float" office:value="0.00620296619282535">
                <text:p>0.00620296619282535</text:p>
              </table:table-cell>
              <table:table-cell office:value-type="float" office:value="0.0000150791670973066">
                <text:p>0.0000150791670973066</text:p>
              </table:table-cell>
              <table:table-cell office:value-type="float" office:value="0.0000132696671056304">
                <text:p>0.00001326966710563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281006311233883">
                <text:p>0.0281006311233883</text:p>
              </table:table-cell>
              <table:table-cell office:value-type="float" office:value="0.0281006311233883">
                <text:p>0.0281006311233883</text:p>
              </table:table-cell>
              <table:table-cell office:value-type="float" office:value="0.000259361674652251">
                <text:p>0.000259361674652251</text:p>
              </table:table-cell>
              <table:table-cell office:value-type="float" office:value="0.000243679340926767">
                <text:p>0.000243679340926767</text:p>
              </table:table-cell>
              <table:table-cell office:value-type="float" office:value="0.000000603166628177422">
                <text:p>0.0000006031666281774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25">
                <text:p>0.12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0262057368525741">
                <text:p>0.0262057368525741</text:p>
              </table:table-cell>
              <table:table-cell office:value-type="float" office:value="0.0252651514957244">
                <text:p>0.0252651514957244</text:p>
              </table:table-cell>
              <table:table-cell office:value-type="float" office:value="0.000269879703112538">
                <text:p>0.000269879703112538</text:p>
              </table:table-cell>
              <table:table-cell office:value-type="float" office:value="0.000235073062073826">
                <text:p>0.000235073062073826</text:p>
              </table:table-cell>
              <table:table-cell office:value-type="float" office:value="0.00000117243421766582">
                <text:p>0.00000117243421766582</text:p>
              </table:table-cell>
              <table:table-cell office:value-type="float" office:value="0.000000879325663249362">
                <text:p>0.000000879325663249362</text:p>
              </table:table-cell>
              <table:table-cell office:value-type="float" office:value="0">
                <text:p>0</text:p>
              </table:table-cell>
              <table:table-cell office:value-type="float" office:value="0.0554118794406426">
                <text:p>0.0554118794406426</text:p>
              </table:table-cell>
              <table:table-cell office:value-type="float" office:value="0.0554118794406426">
                <text:p>0.0554118794406426</text:p>
              </table:table-cell>
              <table:table-cell office:value-type="float" office:value="0.00261320933279321">
                <text:p>0.00261320933279321</text:p>
              </table:table-cell>
              <table:table-cell office:value-type="float" office:value="0.00245778852087018">
                <text:p>0.00245778852087018</text:p>
              </table:table-cell>
              <table:table-cell office:value-type="float" office:value="0.0000224960817011541">
                <text:p>0.000022496081701154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5">
                <text:p>0.2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0999168493977378">
                <text:p>0.0999168493977378</text:p>
              </table:table-cell>
              <table:table-cell office:value-type="float" office:value="0.096463397143702">
                <text:p>0.096463397143702</text:p>
              </table:table-cell>
              <table:table-cell office:value-type="float" office:value="0.00485471153332336">
                <text:p>0.00485471153332336</text:p>
              </table:table-cell>
              <table:table-cell office:value-type="float" office:value="0.00420495612383383">
                <text:p>0.00420495612383383</text:p>
              </table:table-cell>
              <table:table-cell office:value-type="float" office:value="0.000104035721335569">
                <text:p>0.000104035721335569</text:p>
              </table:table-cell>
              <table:table-cell office:value-type="float" office:value="0.0000733136470647798">
                <text:p>0.0000733136470647798</text:p>
              </table:table-cell>
              <table:table-cell office:value-type="float" office:value="0.00000095302542743221">
                <text:p>0.00000095302542743221</text:p>
              </table:table-cell>
              <table:table-cell office:value-type="float" office:value="0.106538660680789">
                <text:p>0.106538660680789</text:p>
              </table:table-cell>
              <table:table-cell office:value-type="float" office:value="0.106538660680789">
                <text:p>0.106538660680789</text:p>
              </table:table-cell>
              <table:table-cell office:value-type="float" office:value="0.0248013951321933">
                <text:p>0.0248013951321933</text:p>
              </table:table-cell>
              <table:table-cell office:value-type="float" office:value="0.0234788557533089">
                <text:p>0.0234788557533089</text:p>
              </table:table-cell>
              <table:table-cell office:value-type="float" office:value="0.00100166438093546">
                <text:p>0.0010016643809354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289439144715785">
                <text:p>0.289439144715785</text:p>
              </table:table-cell>
              <table:table-cell office:value-type="float" office:value="0.281295940926282">
                <text:p>0.281295940926282</text:p>
              </table:table-cell>
              <table:table-cell office:value-type="float" office:value="0.0613180581655105">
                <text:p>0.0613180581655105</text:p>
              </table:table-cell>
              <table:table-cell office:value-type="float" office:value="0.0541999203697196">
                <text:p>0.0541999203697196</text:p>
              </table:table-cell>
              <table:table-cell office:value-type="float" office:value="0.00714349050909271">
                <text:p>0.00714349050909271</text:p>
              </table:table-cell>
              <table:table-cell office:value-type="float" office:value="0.00510022619867884">
                <text:p>0.00510022619867884</text:p>
              </table:table-cell>
              <table:table-cell office:value-type="float" office:value="0.000367001863045708">
                <text:p>0.000367001863045708</text:p>
              </table:table-cell>
              <table:table-cell office:value-type="float" office:value="0.185006683537918">
                <text:p>0.185006683537918</text:p>
              </table:table-cell>
              <table:table-cell office:value-type="float" office:value="0.185006683537918">
                <text:p>0.185006683537918</text:p>
              </table:table-cell>
              <table:table-cell office:value-type="float" office:value="0.143080436066669">
                <text:p>0.143080436066669</text:p>
              </table:table-cell>
              <table:table-cell office:value-type="float" office:value="0.137626923601559">
                <text:p>0.137626923601559</text:p>
              </table:table-cell>
              <table:table-cell office:value-type="float" office:value="0.0294661712771781">
                <text:p>0.029466171277178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503607780784417">
                <text:p>0.503607780784417</text:p>
              </table:table-cell>
              <table:table-cell office:value-type="float" office:value="0.492546621591035">
                <text:p>0.492546621591035</text:p>
              </table:table-cell>
              <table:table-cell office:value-type="float" office:value="0.22810700703147">
                <text:p>0.22810700703147</text:p>
              </table:table-cell>
              <table:table-cell office:value-type="float" office:value="0.209290252015429">
                <text:p>0.209290252015429</text:p>
              </table:table-cell>
              <table:table-cell office:value-type="float" office:value="0.0805788069396604">
                <text:p>0.0805788069396604</text:p>
              </table:table-cell>
              <table:table-cell office:value-type="float" office:value="0.0640054123308866">
                <text:p>0.0640054123308866</text:p>
              </table:table-cell>
              <table:table-cell office:value-type="float" office:value="0.0182166542427517">
                <text:p>0.0182166542427517</text:p>
              </table:table-cell>
              <table:table-cell office:value-type="float" office:value="0.195772687238114">
                <text:p>0.195772687238114</text:p>
              </table:table-cell>
              <table:table-cell office:value-type="float" office:value="0.195772687238114">
                <text:p>0.195772687238114</text:p>
              </table:table-cell>
              <table:table-cell office:value-type="float" office:value="0.335076579055998">
                <text:p>0.335076579055998</text:p>
              </table:table-cell>
              <table:table-cell office:value-type="float" office:value="0.32663960481077">
                <text:p>0.32663960481077</text:p>
              </table:table-cell>
              <table:table-cell office:value-type="float" office:value="0.160200899219134">
                <text:p>0.16020089921913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610332038261675">
                <text:p>0.610332038261675</text:p>
              </table:table-cell>
              <table:table-cell office:value-type="float" office:value="0.597949734436117">
                <text:p>0.597949734436117</text:p>
              </table:table-cell>
              <table:table-cell office:value-type="float" office:value="0.348876375671426">
                <text:p>0.348876375671426</text:p>
              </table:table-cell>
              <table:table-cell office:value-type="float" office:value="0.325065200950775">
                <text:p>0.325065200950775</text:p>
              </table:table-cell>
              <table:table-cell office:value-type="float" office:value="0.174302255085905">
                <text:p>0.174302255085905</text:p>
              </table:table-cell>
              <table:table-cell office:value-type="float" office:value="0.146686999482478">
                <text:p>0.146686999482478</text:p>
              </table:table-cell>
              <table:table-cell office:value-type="float" office:value="NaN">
                <text:p>NaN</text:p>
              </table:table-cell>
              <table:table-cell office:value-type="float" office:value="0.0505267512557663">
                <text:p>0.0505267512557663</text:p>
              </table:table-cell>
              <table:table-cell office:value-type="float" office:value="0.0505267512557663">
                <text:p>0.0505267512557663</text:p>
              </table:table-cell>
              <table:table-cell office:value-type="float" office:value="0.439717677391564">
                <text:p>0.439717677391564</text:p>
              </table:table-cell>
              <table:table-cell office:value-type="float" office:value="0.43146721147332">
                <text:p>0.43146721147332</text:p>
              </table:table-cell>
              <table:table-cell office:value-type="float" office:value="0.270693271887383">
                <text:p>0.27069327188738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653896961698381">
                <text:p>0.653896961698381</text:p>
              </table:table-cell>
              <table:table-cell office:value-type="float" office:value="0.640664199155559">
                <text:p>0.640664199155559</text:p>
              </table:table-cell>
              <table:table-cell office:value-type="float" office:value="0.404693853074876">
                <text:p>0.404693853074876</text:p>
              </table:table-cell>
              <table:table-cell office:value-type="float" office:value="0.378983682805369">
                <text:p>0.378983682805369</text:p>
              </table:table-cell>
              <table:table-cell office:value-type="float" office:value="0.226025653907705">
                <text:p>0.226025653907705</text:p>
              </table:table-cell>
              <table:table-cell office:value-type="float" office:value="0.193813378445731">
                <text:p>0.193813378445731</text:p>
              </table:table-cell>
              <table:table-cell office:value-type="float" office:value="NaN">
                <text:p>NaN</text:p>
              </table:table-cell>
              <table:table-cell office:value-type="float" office:value="0.702331261027455">
                <text:p>0.702331261027455</text:p>
              </table:table-cell>
              <table:table-cell office:value-type="float" office:value="0.702331261027455">
                <text:p>0.702331261027455</text:p>
              </table:table-cell>
              <table:table-cell office:value-type="float" office:value="0.480774991697298">
                <text:p>0.480774991697298</text:p>
              </table:table-cell>
              <table:table-cell office:value-type="float" office:value="0.473709647380405">
                <text:p>0.473709647380405</text:p>
              </table:table-cell>
              <table:table-cell office:value-type="float" office:value="0.32380342951888">
                <text:p>0.3238034295188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672572362098355">
                <text:p>0.672572362098355</text:p>
              </table:table-cell>
              <table:table-cell office:value-type="float" office:value="0.658803316640328">
                <text:p>0.658803316640328</text:p>
              </table:table-cell>
              <table:table-cell office:value-type="float" office:value="0.429664122377552">
                <text:p>0.429664122377552</text:p>
              </table:table-cell>
              <table:table-cell office:value-type="float" office:value="0.403057801113771">
                <text:p>0.403057801113771</text:p>
              </table:table-cell>
              <table:table-cell office:value-type="float" office:value="0.250428853540291">
                <text:p>0.250428853540291</text:p>
              </table:table-cell>
              <table:table-cell office:value-type="float" office:value="0.216149821838899">
                <text:p>0.216149821838899</text:p>
              </table:table-cell>
              <table:table-cell office:value-type="float" office:value="NaN">
                <text:p>NaN</text:p>
              </table:table-cell>
              <table:table-cell office:value-type="float" office:value="2.0774878384452">
                <text:p>2.0774878384452</text:p>
              </table:table-cell>
              <table:table-cell office:value-type="float" office:value="2.0774878384452">
                <text:p>2.0774878384452</text:p>
              </table:table-cell>
              <table:table-cell office:value-type="float" office:value="0.496942495753062">
                <text:p>0.496942495753062</text:p>
              </table:table-cell>
              <table:table-cell office:value-type="float" office:value="0.490949600461187">
                <text:p>0.490949600461187</text:p>
              </table:table-cell>
              <table:table-cell office:value-type="float" office:value="0.347658911284065">
                <text:p>0.34765891128406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">
                <text:p>1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681130014607382">
                <text:p>0.681130014607382</text:p>
              </table:table-cell>
              <table:table-cell office:value-type="float" office:value="0.667055585849831">
                <text:p>0.667055585849831</text:p>
              </table:table-cell>
              <table:table-cell office:value-type="float" office:value="0.441304115431707">
                <text:p>0.441304115431707</text:p>
              </table:table-cell>
              <table:table-cell office:value-type="float" office:value="0.414247129728023">
                <text:p>0.414247129728023</text:p>
              </table:table-cell>
              <table:table-cell office:value-type="float" office:value="0.262032286085486">
                <text:p>0.262032286085486</text:p>
              </table:table-cell>
              <table:table-cell office:value-type="float" office:value="0.226764410634674">
                <text:p>0.226764410634674</text:p>
              </table:table-cell>
              <table:table-cell office:value-type="float" office:value="NaN">
                <text:p>NaN</text:p>
              </table:table-cell>
              <table:table-cell office:value-type="float" office:value="4.85990134903025">
                <text:p>4.85990134903025</text:p>
              </table:table-cell>
              <table:table-cell office:value-type="float" office:value="4.85990134903025">
                <text:p>4.85990134903025</text:p>
              </table:table-cell>
              <table:table-cell office:value-type="float" office:value="0.503804187886252">
                <text:p>0.503804187886252</text:p>
              </table:table-cell>
              <table:table-cell office:value-type="float" office:value="0.498516507540954">
                <text:p>0.498516507540954</text:p>
              </table:table-cell>
              <table:table-cell office:value-type="float" office:value="0.358750952341969">
                <text:p>0.35875095234196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2">
                <text:p>3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685218638525571">
                <text:p>0.685218638525571</text:p>
              </table:table-cell>
              <table:table-cell office:value-type="float" office:value="0.670980972726845">
                <text:p>0.670980972726845</text:p>
              </table:table-cell>
              <table:table-cell office:value-type="float" office:value="0.44690846257358">
                <text:p>0.44690846257358</text:p>
              </table:table-cell>
              <table:table-cell office:value-type="float" office:value="0.419623623035184">
                <text:p>0.419623623035184</text:p>
              </table:table-cell>
              <table:table-cell office:value-type="float" office:value="0.267667182195089">
                <text:p>0.267667182195089</text:p>
              </table:table-cell>
              <table:table-cell office:value-type="float" office:value="0.231914296609782">
                <text:p>0.231914296609782</text:p>
              </table:table-cell>
              <table:table-cell office:value-type="float" office:value="NaN">
                <text:p>NaN</text:p>
              </table:table-cell>
              <table:table-cell office:value-type="float" office:value="10.4397237112725">
                <text:p>10.4397237112725</text:p>
              </table:table-cell>
              <table:table-cell office:value-type="float" office:value="10.4397237112725">
                <text:p>10.4397237112725</text:p>
              </table:table-cell>
              <table:table-cell office:value-type="float" office:value="0.506916976970359">
                <text:p>0.506916976970359</text:p>
              </table:table-cell>
              <table:table-cell office:value-type="float" office:value="0.502032793255637">
                <text:p>0.502032793255637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4">
      <number:number number:decimal-places="4" loext:min-decimal-places="4" number:min-integer-digits="1"/>
    </number:number-style>
    <number:number-style style:name="N127">
      <number:scientific-number number:decimal-places="0" loext:min-decimal-places="0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family="'Linux Biolinum O'" style:font-style-name="Regular"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tick-marks-major-inner="false" chart:tick-marks-major-outer="false" chart:logarithmic="true" chart:maximum="100" chart:origin="1" chart:reverse-direction="false" text:line-break="false" loext:try-staggering-first="false" chart:link-data-style-to-source="true" chart:axis-position="0"/>
      <style:graphic-properties svg:stroke-color="#b3b3b3"/>
      <style:text-properties fo:font-family="'Linux Biolinum O'" style:font-style-name="Regular" fo:font-size="10pt" style:font-size-asian="10pt" style:font-size-complex="10pt"/>
    </style:style>
    <style:style style:name="ch5" style:family="chart">
      <style:chart-properties chart:auto-position="true" style:rotation-angle="0"/>
      <style:text-properties fo:font-family="'Linux Biolinum O'" style:font-style-name="Regular" fo:font-size="10pt" style:font-size-asian="9pt" style:font-size-complex="9pt"/>
    </style:style>
    <style:style style:name="ch6" style:family="chart">
      <style:graphic-properties svg:stroke-width="0.051cm" svg:stroke-color="#b3b3b3"/>
    </style:style>
    <style:style style:name="ch7" style:family="chart">
      <style:graphic-properties svg:stroke-width="0.028cm" svg:stroke-color="#dddddd"/>
    </style:style>
    <style:style style:name="ch8" style:family="chart" style:data-style-name="N127">
      <style:chart-properties chart:display-label="true" chart:tick-marks-major-inner="false" chart:tick-marks-major-outer="false" chart:logarithmic="true" chart:minimum="0.0000001" chart:maximum="1" chart:origin="0" chart:reverse-direction="false" text:line-break="false" loext:try-staggering-first="false" chart:link-data-style-to-source="false" chart:axis-position="1" chart:axis-label-position="outside-start"/>
      <style:graphic-properties svg:stroke-width="0.152cm" svg:stroke-color="#b3b3b3"/>
      <style:text-properties fo:font-family="'Linux Biolinum O'" style:font-style-name="Regular"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family="'Linux Biolinum O'" style:font-style-name="Regular" fo:font-size="10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24">
      <style:chart-properties chart:symbol-type="named-symbol" chart:symbol-name="circle" chart:symbol-width="0.15cm" chart:symbol-height="0.1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124">
      <style:chart-properties chart:symbol-type="named-symbol" chart:symbol-name="circle" chart:symbol-width="0.15cm" chart:symbol-height="0.1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124">
      <style:chart-properties chart:symbol-type="named-symbol" chart:symbol-name="circle" chart:symbol-width="0.15cm" chart:symbol-height="0.1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 style:data-style-name="N124">
      <style:chart-properties chart:symbol-type="named-symbol" chart:symbol-name="circle" chart:symbol-width="0.15cm" chart:symbol-height="0.1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 style:data-style-name="N124">
      <style:chart-properties chart:symbol-type="named-symbol" chart:symbol-name="circle" chart:symbol-width="0.15cm" chart:symbol-height="0.1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6" style:family="chart" style:data-style-name="N124">
      <style:chart-properties chart:symbol-type="named-symbol" chart:symbol-name="circle" chart:symbol-width="0.15cm" chart:symbol-height="0.1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7" style:family="chart" style:data-style-name="N124">
      <style:chart-properties chart:symbol-type="named-symbol" chart:symbol-name="circle" chart:symbol-width="0.15cm" chart:symbol-height="0.1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8" style:family="chart" style:data-style-name="N124">
      <style:chart-properties chart:symbol-type="named-symbol" chart:symbol-name="circle" chart:symbol-width="0.15cm" chart:symbol-height="0.1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9" style:family="chart" style:data-style-name="N124">
      <style:chart-properties chart:symbol-type="named-symbol" chart:symbol-name="circle" chart:symbol-width="0.15cm" chart:symbol-height="0.15cm" chart:link-data-style-to-source="true"/>
      <style:graphic-properties draw:stroke-dash="Fine_20_Dashed" svg:stroke-width="0.08cm" svg:stroke-color="#4b1f6f" draw:fill-color="#4b1f6f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12.701cm" svg:height="8.993cm" xlink:href=".." xlink:type="simple" chart:class="chart:scatter" chart:style-name="ch1">
        <chart:legend chart:legend-position="end" svg:x="10.616cm" svg:y="2.083cm" style:legend-expansion="high" chart:style-name="ch2"/>
        <chart:plot-area chart:style-name="ch3" table:cell-range-address="Sheet1.A51:Sheet1.J62 Sheet1.B49:Sheet1.J50" chart:data-source-has-labels="row" svg:x="1.341cm" svg:y="0.179cm" svg:width="9.021cm" svg:height="7.578cm">
          <chartooo:coordinate-region svg:x="2.425cm" svg:y="0.392cm" svg:width="7.61cm" svg:height="6.841cm"/>
          <chart:axis chart:dimension="x" chart:name="primary-x" chart:style-name="ch4">
            <chart:title svg:x="5.436cm" svg:y="7.936cm" chart:style-name="ch5">
              <text:p>J1/J2</text:p>
            </chart:title>
            <chart:grid chart:style-name="ch6" chart:class="major"/>
            <chart:grid chart:style-name="ch7" chart:class="minor"/>
          </chart:axis>
          <chart:axis chart:dimension="y" chart:name="primary-y" chart:style-name="ch8">
            <chart:title svg:x="0.451cm" svg:y="6.632cm" chart:style-name="ch9">
              <text:p>Relative Correlation Energy Error, J</text:p>
            </chart:title>
            <chart:grid chart:style-name="ch10" chart:class="major"/>
            <chart:grid chart:style-name="ch7" chart:class="minor"/>
          </chart:axis>
          <chart:series chart:style-name="ch11" chart:values-cell-range-address="Sheet1.B51:Sheet1.B62" chart:label-cell-address="Sheet1.B49:Sheet1.B50" chart:class="chart:scatter">
            <chart:domain table:cell-range-address="Sheet1.A51:Sheet1.A62"/>
            <chart:data-point chart:repeated="12"/>
          </chart:series>
          <chart:series chart:style-name="ch12" chart:values-cell-range-address="Sheet1.C51:Sheet1.C62" chart:label-cell-address="Sheet1.C49:Sheet1.C50" chart:class="chart:scatter">
            <chart:data-point chart:repeated="12"/>
          </chart:series>
          <chart:series chart:style-name="ch13" chart:values-cell-range-address="Sheet1.D51:Sheet1.D62" chart:label-cell-address="Sheet1.D49:Sheet1.D50" chart:class="chart:scatter">
            <chart:data-point chart:repeated="12"/>
          </chart:series>
          <chart:series chart:style-name="ch14" chart:values-cell-range-address="Sheet1.E51:Sheet1.E62" chart:label-cell-address="Sheet1.E49:Sheet1.E50" chart:class="chart:scatter">
            <chart:data-point chart:repeated="12"/>
          </chart:series>
          <chart:series chart:style-name="ch15" chart:values-cell-range-address="Sheet1.F51:Sheet1.F62" chart:label-cell-address="Sheet1.F49:Sheet1.F50" chart:class="chart:scatter">
            <chart:data-point chart:repeated="12"/>
          </chart:series>
          <chart:series chart:style-name="ch16" chart:values-cell-range-address="Sheet1.G51:Sheet1.G62" chart:label-cell-address="Sheet1.G49:Sheet1.G50" chart:class="chart:scatter">
            <chart:data-point chart:repeated="12"/>
          </chart:series>
          <chart:series chart:style-name="ch17" chart:values-cell-range-address="Sheet1.H51:Sheet1.H62" chart:label-cell-address="Sheet1.H49:Sheet1.H50" chart:class="chart:scatter">
            <chart:data-point chart:repeated="12"/>
          </chart:series>
          <chart:series chart:style-name="ch18" chart:values-cell-range-address="Sheet1.I51:Sheet1.I62" chart:label-cell-address="Sheet1.I49:Sheet1.I50" chart:class="chart:scatter">
            <chart:data-point chart:repeated="12"/>
          </chart:series>
          <chart:series chart:style-name="ch19" chart:values-cell-range-address="Sheet1.J51:Sheet1.J62" chart:label-cell-address="Sheet1.J49:Sheet1.J50" chart:class="chart:scatter">
            <chart:data-point chart:repeated="12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NB0</text:p>
                <text:list>
                  <text:list-item>
                    <text:p/>
                  </text:list-item>
                  <text:list-item>
                    <text:p>NB0</text:p>
                  </text:list-item>
                </text:list>
                <draw:g>
                  <svg:desc>Sheet1.B49:Sheet1.B50</svg:desc>
                </draw:g>
              </table:table-cell>
              <table:table-cell office:value-type="string">
                <text:p>NB1</text:p>
                <text:list>
                  <text:list-item>
                    <text:p/>
                  </text:list-item>
                  <text:list-item>
                    <text:p>NB1</text:p>
                  </text:list-item>
                </text:list>
                <draw:g>
                  <svg:desc>Sheet1.C49:Sheet1.C50</svg:desc>
                </draw:g>
              </table:table-cell>
              <table:table-cell office:value-type="string">
                <text:p>NB2</text:p>
                <text:list>
                  <text:list-item>
                    <text:p/>
                  </text:list-item>
                  <text:list-item>
                    <text:p>NB2</text:p>
                  </text:list-item>
                </text:list>
                <draw:g>
                  <svg:desc>Sheet1.D49:Sheet1.D50</svg:desc>
                </draw:g>
              </table:table-cell>
              <table:table-cell office:value-type="string">
                <text:p>NB3</text:p>
                <text:list>
                  <text:list-item>
                    <text:p/>
                  </text:list-item>
                  <text:list-item>
                    <text:p>NB3</text:p>
                  </text:list-item>
                </text:list>
                <draw:g>
                  <svg:desc>Sheet1.E49:Sheet1.E50</svg:desc>
                </draw:g>
              </table:table-cell>
              <table:table-cell office:value-type="string">
                <text:p>NB4</text:p>
                <text:list>
                  <text:list-item>
                    <text:p/>
                  </text:list-item>
                  <text:list-item>
                    <text:p>NB4</text:p>
                  </text:list-item>
                </text:list>
                <draw:g>
                  <svg:desc>Sheet1.F49:Sheet1.F50</svg:desc>
                </draw:g>
              </table:table-cell>
              <table:table-cell office:value-type="string">
                <text:p>NB5</text:p>
                <text:list>
                  <text:list-item>
                    <text:p/>
                  </text:list-item>
                  <text:list-item>
                    <text:p>NB5</text:p>
                  </text:list-item>
                </text:list>
                <draw:g>
                  <svg:desc>Sheet1.G49:Sheet1.G50</svg:desc>
                </draw:g>
              </table:table-cell>
              <table:table-cell office:value-type="string">
                <text:p>NB6</text:p>
                <text:list>
                  <text:list-item>
                    <text:p/>
                  </text:list-item>
                  <text:list-item>
                    <text:p>NB6</text:p>
                  </text:list-item>
                </text:list>
                <draw:g>
                  <svg:desc>Sheet1.H49:Sheet1.H50</svg:desc>
                </draw:g>
              </table:table-cell>
              <table:table-cell office:value-type="string">
                <text:p>NB7</text:p>
                <text:list>
                  <text:list-item>
                    <text:p/>
                  </text:list-item>
                  <text:list-item>
                    <text:p>NB7</text:p>
                  </text:list-item>
                </text:list>
                <draw:g>
                  <svg:desc>Sheet1.I49:Sheet1.I50</svg:desc>
                </draw:g>
              </table:table-cell>
              <table:table-cell office:value-type="string">
                <text:p>NB8</text:p>
                <text:list>
                  <text:list-item>
                    <text:p/>
                  </text:list-item>
                  <text:list-item>
                    <text:p>NB8</text:p>
                  </text:list-item>
                </text:list>
                <draw:g>
                  <svg:desc>Sheet1.J49:Sheet1.J5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5625">
                <text:p>0.015625</text:p>
                <draw:g>
                  <svg:desc>Sheet1.A51:Sheet1.A62</svg:desc>
                </draw:g>
              </table:table-cell>
              <table:table-cell office:value-type="float" office:value="1">
                <text:p>1</text:p>
                <draw:g>
                  <svg:desc>Sheet1.B51:Sheet1.B62</svg:desc>
                </draw:g>
              </table:table-cell>
              <table:table-cell office:value-type="float" office:value="1">
                <text:p>1</text:p>
                <draw:g>
                  <svg:desc>Sheet1.C51:Sheet1.C62</svg:desc>
                </draw:g>
              </table:table-cell>
              <table:table-cell office:value-type="float" office:value="0.000389444573861793">
                <text:p>0.000389444573861793</text:p>
                <draw:g>
                  <svg:desc>Sheet1.D51:Sheet1.D62</svg:desc>
                </draw:g>
              </table:table-cell>
              <table:table-cell office:value-type="float" office:value="0.000374655538214204">
                <text:p>0.000374655538214204</text:p>
                <draw:g>
                  <svg:desc>Sheet1.E51:Sheet1.E62</svg:desc>
                </draw:g>
              </table:table-cell>
              <table:table-cell office:value-type="float" office:value="0">
                <text:p>0</text:p>
                <draw:g>
                  <svg:desc>Sheet1.F51:Sheet1.F62</svg:desc>
                </draw:g>
              </table:table-cell>
              <table:table-cell office:value-type="float" office:value="0">
                <text:p>0</text:p>
                <draw:g>
                  <svg:desc>Sheet1.G51:Sheet1.G62</svg:desc>
                </draw:g>
              </table:table-cell>
              <table:table-cell office:value-type="float" office:value="0">
                <text:p>0</text:p>
                <draw:g>
                  <svg:desc>Sheet1.H51:Sheet1.H62</svg:desc>
                </draw:g>
              </table:table-cell>
              <table:table-cell office:value-type="float" office:value="0">
                <text:p>0</text:p>
                <draw:g>
                  <svg:desc>Sheet1.I51:Sheet1.I62</svg:desc>
                </draw:g>
              </table:table-cell>
              <table:table-cell office:value-type="float" office:value="0">
                <text:p>0</text:p>
                <draw:g>
                  <svg:desc>Sheet1.J51:Sheet1.J6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3125">
                <text:p>0.0312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00157486481481046">
                <text:p>0.00157486481481046</text:p>
              </table:table-cell>
              <table:table-cell office:value-type="float" office:value="0.0015197996112826">
                <text:p>0.00151979961128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625">
                <text:p>0.062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00642975686644884">
                <text:p>0.00642975686644884</text:p>
              </table:table-cell>
              <table:table-cell office:value-type="float" office:value="0.00620296619282535">
                <text:p>0.00620296619282535</text:p>
              </table:table-cell>
              <table:table-cell office:value-type="float" office:value="0.0000150791670973066">
                <text:p>0.0000150791670973066</text:p>
              </table:table-cell>
              <table:table-cell office:value-type="float" office:value="0.0000132696671056304">
                <text:p>0.00001326966710563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25">
                <text:p>0.12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0262057368525741">
                <text:p>0.0262057368525741</text:p>
              </table:table-cell>
              <table:table-cell office:value-type="float" office:value="0.0252651514957244">
                <text:p>0.0252651514957244</text:p>
              </table:table-cell>
              <table:table-cell office:value-type="float" office:value="0.000269879703112538">
                <text:p>0.000269879703112538</text:p>
              </table:table-cell>
              <table:table-cell office:value-type="float" office:value="0.000235073062073826">
                <text:p>0.000235073062073826</text:p>
              </table:table-cell>
              <table:table-cell office:value-type="float" office:value="0.00000117243421766582">
                <text:p>0.00000117243421766582</text:p>
              </table:table-cell>
              <table:table-cell office:value-type="float" office:value="0.000000879325663249362">
                <text:p>0.0000008793256632493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5">
                <text:p>0.2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0999168493977378">
                <text:p>0.0999168493977378</text:p>
              </table:table-cell>
              <table:table-cell office:value-type="float" office:value="0.096463397143702">
                <text:p>0.096463397143702</text:p>
              </table:table-cell>
              <table:table-cell office:value-type="float" office:value="0.00485471153332336">
                <text:p>0.00485471153332336</text:p>
              </table:table-cell>
              <table:table-cell office:value-type="float" office:value="0.00420495612383383">
                <text:p>0.00420495612383383</text:p>
              </table:table-cell>
              <table:table-cell office:value-type="float" office:value="0.000104035721335569">
                <text:p>0.000104035721335569</text:p>
              </table:table-cell>
              <table:table-cell office:value-type="float" office:value="0.0000733136470647798">
                <text:p>0.0000733136470647798</text:p>
              </table:table-cell>
              <table:table-cell office:value-type="float" office:value="0.00000095302542743221">
                <text:p>0.0000009530254274322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289439144715785">
                <text:p>0.289439144715785</text:p>
              </table:table-cell>
              <table:table-cell office:value-type="float" office:value="0.281295940926282">
                <text:p>0.281295940926282</text:p>
              </table:table-cell>
              <table:table-cell office:value-type="float" office:value="0.0613180581655105">
                <text:p>0.0613180581655105</text:p>
              </table:table-cell>
              <table:table-cell office:value-type="float" office:value="0.0541999203697196">
                <text:p>0.0541999203697196</text:p>
              </table:table-cell>
              <table:table-cell office:value-type="float" office:value="0.00714349050909271">
                <text:p>0.00714349050909271</text:p>
              </table:table-cell>
              <table:table-cell office:value-type="float" office:value="0.00510022619867884">
                <text:p>0.00510022619867884</text:p>
              </table:table-cell>
              <table:table-cell office:value-type="float" office:value="0.000367001863045708">
                <text:p>0.00036700186304570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503607780784417">
                <text:p>0.503607780784417</text:p>
              </table:table-cell>
              <table:table-cell office:value-type="float" office:value="0.492546621591035">
                <text:p>0.492546621591035</text:p>
              </table:table-cell>
              <table:table-cell office:value-type="float" office:value="0.22810700703147">
                <text:p>0.22810700703147</text:p>
              </table:table-cell>
              <table:table-cell office:value-type="float" office:value="0.209290252015429">
                <text:p>0.209290252015429</text:p>
              </table:table-cell>
              <table:table-cell office:value-type="float" office:value="0.0805788069396604">
                <text:p>0.0805788069396604</text:p>
              </table:table-cell>
              <table:table-cell office:value-type="float" office:value="0.0640054123308866">
                <text:p>0.0640054123308866</text:p>
              </table:table-cell>
              <table:table-cell office:value-type="float" office:value="0.0182166542427517">
                <text:p>0.018216654242751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610332038261675">
                <text:p>0.610332038261675</text:p>
              </table:table-cell>
              <table:table-cell office:value-type="float" office:value="0.597949734436117">
                <text:p>0.597949734436117</text:p>
              </table:table-cell>
              <table:table-cell office:value-type="float" office:value="0.348876375671426">
                <text:p>0.348876375671426</text:p>
              </table:table-cell>
              <table:table-cell office:value-type="float" office:value="0.325065200950775">
                <text:p>0.325065200950775</text:p>
              </table:table-cell>
              <table:table-cell office:value-type="float" office:value="0.174302255085905">
                <text:p>0.174302255085905</text:p>
              </table:table-cell>
              <table:table-cell office:value-type="float" office:value="0.146686999482478">
                <text:p>0.1466869994824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653896961698381">
                <text:p>0.653896961698381</text:p>
              </table:table-cell>
              <table:table-cell office:value-type="float" office:value="0.640664199155559">
                <text:p>0.640664199155559</text:p>
              </table:table-cell>
              <table:table-cell office:value-type="float" office:value="0.404693853074876">
                <text:p>0.404693853074876</text:p>
              </table:table-cell>
              <table:table-cell office:value-type="float" office:value="0.378983682805369">
                <text:p>0.378983682805369</text:p>
              </table:table-cell>
              <table:table-cell office:value-type="float" office:value="0.226025653907705">
                <text:p>0.226025653907705</text:p>
              </table:table-cell>
              <table:table-cell office:value-type="float" office:value="0.193813378445731">
                <text:p>0.1938133784457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672572362098355">
                <text:p>0.672572362098355</text:p>
              </table:table-cell>
              <table:table-cell office:value-type="float" office:value="0.658803316640328">
                <text:p>0.658803316640328</text:p>
              </table:table-cell>
              <table:table-cell office:value-type="float" office:value="0.429664122377552">
                <text:p>0.429664122377552</text:p>
              </table:table-cell>
              <table:table-cell office:value-type="float" office:value="0.403057801113771">
                <text:p>0.403057801113771</text:p>
              </table:table-cell>
              <table:table-cell office:value-type="float" office:value="0.250428853540291">
                <text:p>0.250428853540291</text:p>
              </table:table-cell>
              <table:table-cell office:value-type="float" office:value="0.216149821838899">
                <text:p>0.2161498218388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">
                <text:p>1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681130014607382">
                <text:p>0.681130014607382</text:p>
              </table:table-cell>
              <table:table-cell office:value-type="float" office:value="0.667055585849831">
                <text:p>0.667055585849831</text:p>
              </table:table-cell>
              <table:table-cell office:value-type="float" office:value="0.441304115431707">
                <text:p>0.441304115431707</text:p>
              </table:table-cell>
              <table:table-cell office:value-type="float" office:value="0.414247129728023">
                <text:p>0.414247129728023</text:p>
              </table:table-cell>
              <table:table-cell office:value-type="float" office:value="0.262032286085486">
                <text:p>0.262032286085486</text:p>
              </table:table-cell>
              <table:table-cell office:value-type="float" office:value="0.226764410634674">
                <text:p>0.2267644106346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2">
                <text:p>3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685218638525571">
                <text:p>0.685218638525571</text:p>
              </table:table-cell>
              <table:table-cell office:value-type="float" office:value="0.670980972726845">
                <text:p>0.670980972726845</text:p>
              </table:table-cell>
              <table:table-cell office:value-type="float" office:value="0.44690846257358">
                <text:p>0.44690846257358</text:p>
              </table:table-cell>
              <table:table-cell office:value-type="float" office:value="0.419623623035184">
                <text:p>0.419623623035184</text:p>
              </table:table-cell>
              <table:table-cell office:value-type="float" office:value="0.267667182195089">
                <text:p>0.267667182195089</text:p>
              </table:table-cell>
              <table:table-cell office:value-type="float" office:value="0.231914296609782">
                <text:p>0.231914296609782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</office:styles>
</office:document-styles>
</file>